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90/Configurations2/statusbar/"/>
  <manifest:file-entry manifest:media-type="" manifest:full-path="Object 90/Configurations2/floater/"/>
  <manifest:file-entry manifest:media-type="" manifest:full-path="Object 90/Configurations2/popupmenu/"/>
  <manifest:file-entry manifest:media-type="" manifest:full-path="Object 90/Configurations2/progressbar/"/>
  <manifest:file-entry manifest:media-type="" manifest:full-path="Object 90/Configurations2/menubar/"/>
  <manifest:file-entry manifest:media-type="" manifest:full-path="Object 90/Configurations2/toolbar/"/>
  <manifest:file-entry manifest:media-type="" manifest:full-path="Object 90/Configurations2/images/Bitmaps/"/>
  <manifest:file-entry manifest:media-type="" manifest:full-path="Object 90/Configurations2/images/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94/Configurations2/statusbar/"/>
  <manifest:file-entry manifest:media-type="" manifest:full-path="Object 94/Configurations2/floater/"/>
  <manifest:file-entry manifest:media-type="" manifest:full-path="Object 94/Configurations2/popupmenu/"/>
  <manifest:file-entry manifest:media-type="" manifest:full-path="Object 94/Configurations2/progressbar/"/>
  <manifest:file-entry manifest:media-type="" manifest:full-path="Object 94/Configurations2/menubar/"/>
  <manifest:file-entry manifest:media-type="" manifest:full-path="Object 94/Configurations2/toolbar/"/>
  <manifest:file-entry manifest:media-type="" manifest:full-path="Object 94/Configurations2/images/Bitmaps/"/>
  <manifest:file-entry manifest:media-type="" manifest:full-path="Object 94/Configurations2/images/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" manifest:full-path="Object 97/Configurations2/statusbar/"/>
  <manifest:file-entry manifest:media-type="" manifest:full-path="Object 97/Configurations2/floater/"/>
  <manifest:file-entry manifest:media-type="" manifest:full-path="Object 97/Configurations2/popupmenu/"/>
  <manifest:file-entry manifest:media-type="" manifest:full-path="Object 97/Configurations2/progressbar/"/>
  <manifest:file-entry manifest:media-type="" manifest:full-path="Object 97/Configurations2/menubar/"/>
  <manifest:file-entry manifest:media-type="" manifest:full-path="Object 97/Configurations2/toolbar/"/>
  <manifest:file-entry manifest:media-type="" manifest:full-path="Object 97/Configurations2/images/Bitmaps/"/>
  <manifest:file-entry manifest:media-type="" manifest:full-path="Object 97/Configurations2/images/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" manifest:full-path="Object 40/Configurations2/statusbar/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98/Configurations2/statusbar/"/>
  <manifest:file-entry manifest:media-type="" manifest:full-path="Object 98/Configurations2/floater/"/>
  <manifest:file-entry manifest:media-type="" manifest:full-path="Object 98/Configurations2/popupmenu/"/>
  <manifest:file-entry manifest:media-type="" manifest:full-path="Object 98/Configurations2/progressbar/"/>
  <manifest:file-entry manifest:media-type="" manifest:full-path="Object 98/Configurations2/menubar/"/>
  <manifest:file-entry manifest:media-type="" manifest:full-path="Object 98/Configurations2/toolbar/"/>
  <manifest:file-entry manifest:media-type="" manifest:full-path="Object 98/Configurations2/images/Bitmaps/"/>
  <manifest:file-entry manifest:media-type="" manifest:full-path="Object 98/Configurations2/images/"/>
  <manifest:file-entry manifest:media-type="application/vnd.sun.xml.ui.configuration" manifest:full-path="Object 98/Configurations2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" manifest:full-path="Object 41/Configurations2/statusbar/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status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Pictures/2000000700004B8500004199B89A1ACA.svm"/>
  <manifest:file-entry manifest:media-type="" manifest:full-path="Pictures/2000000700001B4A00001278C6218778.svm"/>
  <manifest:file-entry manifest:media-type="" manifest:full-path="Pictures/2000000700005FEB000055FEAA752BD5.svm"/>
  <manifest:file-entry manifest:media-type="" manifest:full-path="Pictures/20000007000047AA00003FF27C69DB53.svm"/>
  <manifest:file-entry manifest:media-type="" manifest:full-path="Pictures/2000000700003DBE00003AB52C60CEEE.svm"/>
  <manifest:file-entry manifest:media-type="" manifest:full-path="Pictures/20000007000058C000003E4A2592A347.svm"/>
  <manifest:file-entry manifest:media-type="" manifest:full-path="Pictures/2000000700005F170000487D84278006.svm"/>
  <manifest:file-entry manifest:media-type="" manifest:full-path="Pictures/2000000700006FE700004A2461A9E698.svm"/>
  <manifest:file-entry manifest:media-type="" manifest:full-path="Pictures/2000000700004C5900004763C984E50E.svm"/>
  <manifest:file-entry manifest:media-type="" manifest:full-path="Pictures/2000000700004FA800003532B1DA72EC.svm"/>
  <manifest:file-entry manifest:media-type="" manifest:full-path="Pictures/20000007000044A200005D6F6D26A3DC.svm"/>
  <manifest:file-entry manifest:media-type="" manifest:full-path="Pictures/2000000700003D3000004B852DC591E9.svm"/>
  <manifest:file-entry manifest:media-type="" manifest:full-path="Pictures/2000000700001B4A000012788ADF4244.svm"/>
  <manifest:file-entry manifest:media-type="" manifest:full-path="Pictures/2000000700004837000048C3A0CD639B.svm"/>
  <manifest:file-entry manifest:media-type="" manifest:full-path="Pictures/2000000700003110000032FEF393B8B8.svm"/>
  <manifest:file-entry manifest:media-type="" manifest:full-path="Pictures/"/>
  <manifest:file-entry manifest:media-type="" manifest:full-path="Object 43/Configurations2/statusbar/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binary" manifest:full-path="layout-cache"/>
  <manifest:file-entry manifest:media-type="text/xml" manifest:full-path="content.xml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statusbar/"/>
  <manifest:file-entry manifest:media-type="" manifest:full-path="Object 51/Configurations2/accelerato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statusbar/"/>
  <manifest:file-entry manifest:media-type="" manifest:full-path="Object 52/Configurations2/accelerator/current.xml"/>
  <manifest:file-entry manifest:media-type="" manifest:full-path="Object 52/Configurations2/accelerato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statusbar/"/>
  <manifest:file-entry manifest:media-type="" manifest:full-path="Object 53/Configurations2/accelerator/current.xml"/>
  <manifest:file-entry manifest:media-type="" manifest:full-path="Object 53/Configurations2/accelerato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statusba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58/Configurations2/statusba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progressbar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statusba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" manifest:full-path="Object 101/Configurations2/statusbar/"/>
  <manifest:file-entry manifest:media-type="" manifest:full-path="Object 101/Configurations2/accelerator/current.xml"/>
  <manifest:file-entry manifest:media-type="" manifest:full-path="Object 101/Configurations2/accelerator/"/>
  <manifest:file-entry manifest:media-type="" manifest:full-path="Object 101/Configurations2/floater/"/>
  <manifest:file-entry manifest:media-type="" manifest:full-path="Object 101/Configurations2/popupmenu/"/>
  <manifest:file-entry manifest:media-type="" manifest:full-path="Object 101/Configurations2/progressbar/"/>
  <manifest:file-entry manifest:media-type="" manifest:full-path="Object 101/Configurations2/toolpanel/"/>
  <manifest:file-entry manifest:media-type="" manifest:full-path="Object 101/Configurations2/menubar/"/>
  <manifest:file-entry manifest:media-type="" manifest:full-path="Object 101/Configurations2/toolbar/"/>
  <manifest:file-entry manifest:media-type="" manifest:full-path="Object 101/Configurations2/images/Bitmaps/"/>
  <manifest:file-entry manifest:media-type="" manifest:full-path="Object 101/Configurations2/images/"/>
  <manifest:file-entry manifest:media-type="application/vnd.sun.xml.ui.configuration" manifest:full-path="Object 101/Configurations2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" manifest:full-path="Object 102/Configurations2/statusbar/"/>
  <manifest:file-entry manifest:media-type="" manifest:full-path="Object 102/Configurations2/accelerator/current.xml"/>
  <manifest:file-entry manifest:media-type="" manifest:full-path="Object 102/Configurations2/accelerator/"/>
  <manifest:file-entry manifest:media-type="" manifest:full-path="Object 102/Configurations2/floater/"/>
  <manifest:file-entry manifest:media-type="" manifest:full-path="Object 102/Configurations2/popupmenu/"/>
  <manifest:file-entry manifest:media-type="" manifest:full-path="Object 102/Configurations2/progressbar/"/>
  <manifest:file-entry manifest:media-type="" manifest:full-path="Object 102/Configurations2/toolpanel/"/>
  <manifest:file-entry manifest:media-type="" manifest:full-path="Object 102/Configurations2/menubar/"/>
  <manifest:file-entry manifest:media-type="" manifest:full-path="Object 102/Configurations2/toolbar/"/>
  <manifest:file-entry manifest:media-type="" manifest:full-path="Object 102/Configurations2/images/Bitmaps/"/>
  <manifest:file-entry manifest:media-type="" manifest:full-path="Object 102/Configurations2/images/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application/rdf+xml" manifest:full-path="manifest.rdf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Object 109/content.xml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statusbar/"/>
  <manifest:file-entry manifest:media-type="" manifest:full-path="Object 61/Configurations2/accelerator/current.xml"/>
  <manifest:file-entry manifest:media-type="" manifest:full-path="Object 61/Configurations2/accelerato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progressbar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statusbar/"/>
  <manifest:file-entry manifest:media-type="" manifest:full-path="Object 62/Configurations2/accelerator/current.xml"/>
  <manifest:file-entry manifest:media-type="" manifest:full-path="Object 62/Configurations2/accelerato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statusbar/"/>
  <manifest:file-entry manifest:media-type="" manifest:full-path="Object 63/Configurations2/accelerator/current.xml"/>
  <manifest:file-entry manifest:media-type="" manifest:full-path="Object 63/Configurations2/accelerato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progressbar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statusbar/"/>
  <manifest:file-entry manifest:media-type="" manifest:full-path="Object 64/Configurations2/accelerator/current.xml"/>
  <manifest:file-entry manifest:media-type="" manifest:full-path="Object 64/Configurations2/accelerato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progressbar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statusbar/"/>
  <manifest:file-entry manifest:media-type="" manifest:full-path="Object 65/Configurations2/accelerator/current.xml"/>
  <manifest:file-entry manifest:media-type="" manifest:full-path="Object 65/Configurations2/accelerato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progressbar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statusbar/"/>
  <manifest:file-entry manifest:media-type="" manifest:full-path="Object 66/Configurations2/accelerator/current.xml"/>
  <manifest:file-entry manifest:media-type="" manifest:full-path="Object 66/Configurations2/accelerato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progressbar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statusbar/"/>
  <manifest:file-entry manifest:media-type="" manifest:full-path="Object 67/Configurations2/accelerator/current.xml"/>
  <manifest:file-entry manifest:media-type="" manifest:full-path="Object 67/Configurations2/accelerato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progressbar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statusbar/"/>
  <manifest:file-entry manifest:media-type="" manifest:full-path="Object 68/Configurations2/accelerator/current.xml"/>
  <manifest:file-entry manifest:media-type="" manifest:full-path="Object 68/Configurations2/accelerato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progressbar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9/Configurations2/statusbar/"/>
  <manifest:file-entry manifest:media-type="" manifest:full-path="Object 69/Configurations2/accelerator/current.xml"/>
  <manifest:file-entry manifest:media-type="" manifest:full-path="Object 69/Configurations2/accelerato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progressbar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" manifest:full-path="Object 114/Configurations2/statusbar/"/>
  <manifest:file-entry manifest:media-type="" manifest:full-path="Object 114/Configurations2/floater/"/>
  <manifest:file-entry manifest:media-type="" manifest:full-path="Object 114/Configurations2/popupmenu/"/>
  <manifest:file-entry manifest:media-type="" manifest:full-path="Object 114/Configurations2/progressbar/"/>
  <manifest:file-entry manifest:media-type="" manifest:full-path="Object 114/Configurations2/menubar/"/>
  <manifest:file-entry manifest:media-type="" manifest:full-path="Object 114/Configurations2/toolbar/"/>
  <manifest:file-entry manifest:media-type="" manifest:full-path="Object 114/Configurations2/images/Bitmaps/"/>
  <manifest:file-entry manifest:media-type="" manifest:full-path="Object 114/Configurations2/images/"/>
  <manifest:file-entry manifest:media-type="application/vnd.sun.xml.ui.configuration" manifest:full-path="Object 114/Configurations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" manifest:full-path="Object 70/Configurations2/statusbar/"/>
  <manifest:file-entry manifest:media-type="" manifest:full-path="Object 70/Configurations2/accelerator/current.xml"/>
  <manifest:file-entry manifest:media-type="" manifest:full-path="Object 70/Configurations2/accelerato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progressbar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75/Configurations2/statusbar/"/>
  <manifest:file-entry manifest:media-type="" manifest:full-path="Object 75/Configurations2/floater/"/>
  <manifest:file-entry manifest:media-type="" manifest:full-path="Object 75/Configurations2/popupmenu/"/>
  <manifest:file-entry manifest:media-type="" manifest:full-path="Object 75/Configurations2/progressbar/"/>
  <manifest:file-entry manifest:media-type="" manifest:full-path="Object 75/Configurations2/menubar/"/>
  <manifest:file-entry manifest:media-type="" manifest:full-path="Object 75/Configurations2/toolbar/"/>
  <manifest:file-entry manifest:media-type="" manifest:full-path="Object 75/Configurations2/images/Bitmaps/"/>
  <manifest:file-entry manifest:media-type="" manifest:full-path="Object 75/Configurations2/images/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77/Configurations2/statusbar/"/>
  <manifest:file-entry manifest:media-type="" manifest:full-path="Object 77/Configurations2/floater/"/>
  <manifest:file-entry manifest:media-type="" manifest:full-path="Object 77/Configurations2/popupmenu/"/>
  <manifest:file-entry manifest:media-type="" manifest:full-path="Object 77/Configurations2/progressbar/"/>
  <manifest:file-entry manifest:media-type="" manifest:full-path="Object 77/Configurations2/menubar/"/>
  <manifest:file-entry manifest:media-type="" manifest:full-path="Object 77/Configurations2/toolbar/"/>
  <manifest:file-entry manifest:media-type="" manifest:full-path="Object 77/Configurations2/images/Bitmaps/"/>
  <manifest:file-entry manifest:media-type="" manifest:full-path="Object 77/Configurations2/images/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79/Configurations2/statusbar/"/>
  <manifest:file-entry manifest:media-type="" manifest:full-path="Object 79/Configurations2/floater/"/>
  <manifest:file-entry manifest:media-type="" manifest:full-path="Object 79/Configurations2/popupmenu/"/>
  <manifest:file-entry manifest:media-type="" manifest:full-path="Object 79/Configurations2/progressbar/"/>
  <manifest:file-entry manifest:media-type="" manifest:full-path="Object 79/Configurations2/menubar/"/>
  <manifest:file-entry manifest:media-type="" manifest:full-path="Object 79/Configurations2/toolbar/"/>
  <manifest:file-entry manifest:media-type="" manifest:full-path="Object 79/Configurations2/images/Bitmaps/"/>
  <manifest:file-entry manifest:media-type="" manifest:full-path="Object 79/Configurations2/images/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Object 80/Configurations2/statusbar/"/>
  <manifest:file-entry manifest:media-type="" manifest:full-path="Object 80/Configurations2/floater/"/>
  <manifest:file-entry manifest:media-type="" manifest:full-path="Object 80/Configurations2/popupmenu/"/>
  <manifest:file-entry manifest:media-type="" manifest:full-path="Object 80/Configurations2/progressbar/"/>
  <manifest:file-entry manifest:media-type="" manifest:full-path="Object 80/Configurations2/menubar/"/>
  <manifest:file-entry manifest:media-type="" manifest:full-path="Object 80/Configurations2/toolbar/"/>
  <manifest:file-entry manifest:media-type="" manifest:full-path="Object 80/Configurations2/images/Bitmaps/"/>
  <manifest:file-entry manifest:media-type="" manifest:full-path="Object 80/Configurations2/images/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81/Configurations2/statusbar/"/>
  <manifest:file-entry manifest:media-type="" manifest:full-path="Object 81/Configurations2/floater/"/>
  <manifest:file-entry manifest:media-type="" manifest:full-path="Object 81/Configurations2/popupmenu/"/>
  <manifest:file-entry manifest:media-type="" manifest:full-path="Object 81/Configurations2/progressbar/"/>
  <manifest:file-entry manifest:media-type="" manifest:full-path="Object 81/Configurations2/menubar/"/>
  <manifest:file-entry manifest:media-type="" manifest:full-path="Object 81/Configurations2/toolbar/"/>
  <manifest:file-entry manifest:media-type="" manifest:full-path="Object 81/Configurations2/images/Bitmaps/"/>
  <manifest:file-entry manifest:media-type="" manifest:full-path="Object 81/Configurations2/images/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82/Configurations2/statusbar/"/>
  <manifest:file-entry manifest:media-type="" manifest:full-path="Object 82/Configurations2/floater/"/>
  <manifest:file-entry manifest:media-type="" manifest:full-path="Object 82/Configurations2/popupmenu/"/>
  <manifest:file-entry manifest:media-type="" manifest:full-path="Object 82/Configurations2/progressbar/"/>
  <manifest:file-entry manifest:media-type="" manifest:full-path="Object 82/Configurations2/menubar/"/>
  <manifest:file-entry manifest:media-type="" manifest:full-path="Object 82/Configurations2/toolbar/"/>
  <manifest:file-entry manifest:media-type="" manifest:full-path="Object 82/Configurations2/images/Bitmaps/"/>
  <manifest:file-entry manifest:media-type="" manifest:full-path="Object 82/Configurations2/images/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" manifest:full-path="Object 85/Configurations2/statusbar/"/>
  <manifest:file-entry manifest:media-type="" manifest:full-path="Object 85/Configurations2/floater/"/>
  <manifest:file-entry manifest:media-type="" manifest:full-path="Object 85/Configurations2/popupmenu/"/>
  <manifest:file-entry manifest:media-type="" manifest:full-path="Object 85/Configurations2/progressbar/"/>
  <manifest:file-entry manifest:media-type="" manifest:full-path="Object 85/Configurations2/menubar/"/>
  <manifest:file-entry manifest:media-type="" manifest:full-path="Object 85/Configurations2/toolbar/"/>
  <manifest:file-entry manifest:media-type="" manifest:full-path="Object 85/Configurations2/images/Bitmaps/"/>
  <manifest:file-entry manifest:media-type="" manifest:full-path="Object 85/Configurations2/images/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Thumbnails/thumbnail.png"/>
  <manifest:file-entry manifest:media-type="" manifest:full-path="Thumbnails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87/Configurations2/statusbar/"/>
  <manifest:file-entry manifest:media-type="" manifest:full-path="Object 87/Configurations2/floater/"/>
  <manifest:file-entry manifest:media-type="" manifest:full-path="Object 87/Configurations2/popupmenu/"/>
  <manifest:file-entry manifest:media-type="" manifest:full-path="Object 87/Configurations2/progressbar/"/>
  <manifest:file-entry manifest:media-type="" manifest:full-path="Object 87/Configurations2/menubar/"/>
  <manifest:file-entry manifest:media-type="" manifest:full-path="Object 87/Configurations2/toolbar/"/>
  <manifest:file-entry manifest:media-type="" manifest:full-path="Object 87/Configurations2/images/Bitmaps/"/>
  <manifest:file-entry manifest:media-type="" manifest:full-path="Object 87/Configurations2/images/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88/Configurations2/statusbar/"/>
  <manifest:file-entry manifest:media-type="" manifest:full-path="Object 88/Configurations2/accelerator/"/>
  <manifest:file-entry manifest:media-type="" manifest:full-path="Object 88/Configurations2/floater/"/>
  <manifest:file-entry manifest:media-type="" manifest:full-path="Object 88/Configurations2/popupmenu/"/>
  <manifest:file-entry manifest:media-type="" manifest:full-path="Object 88/Configurations2/progressbar/"/>
  <manifest:file-entry manifest:media-type="" manifest:full-path="Object 88/Configurations2/menubar/"/>
  <manifest:file-entry manifest:media-type="" manifest:full-path="Object 88/Configurations2/toolbar/"/>
  <manifest:file-entry manifest:media-type="" manifest:full-path="Object 88/Configurations2/images/Bitmaps/"/>
  <manifest:file-entry manifest:media-type="" manifest:full-path="Object 88/Configurations2/images/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accelerato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OpenSymbol2" svg:font-family="OpenSymbol" style:font-pitch="variable" style:font-charset="x-symbol"/>
    <style:font-face style:name="OpenSymbol" svg:font-family="OpenSymbol"/>
    <style:font-face style:name="Tahoma2" svg:font-family="Tahoma"/>
    <style:font-face style:name="Arial Unicode MS1" svg:font-family="'Arial Unicode MS'" style:font-pitch="variable"/>
    <style:font-face style:name="Atalante" svg:font-family="Atalante" style:font-pitch="variable"/>
    <style:font-face style:name="Gothic" svg:font-family="Gothic" style:font-pitch="variable"/>
    <style:font-face style:name="Lucidasans" svg:font-family="Lucidasans" style:font-pitch="variable"/>
    <style:font-face style:name="OpenSymbol1" svg:font-family="OpenSymbol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none"/>
    </style:style>
    <style:style style:name="Tableau2.B1" style:family="table-cell">
      <style:table-cell-properties style:vertical-align="middle" fo:padding="0.097cm" fo:border="none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12.356cm" style:rel-column-width="47596*"/>
    </style:style>
    <style:style style:name="Tableau3.B" style:family="table-column">
      <style:table-column-properties style:column-width="4.657cm" style:rel-column-width="17939*"/>
    </style:style>
    <style:style style:name="Tableau3.A1" style:family="table-cell">
      <style:table-cell-properties fo:padding="0.097cm" fo:border="non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fo:padding="0.097cm" fo:border="none"/>
    </style:style>
    <style:style style:name="Tableau7.B1" style:family="table-cell">
      <style:table-cell-properties style:vertical-align="middle" fo:padding="0.097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4.B1" style:family="table-cell">
      <style:table-cell-properties style:vertical-align="middle" fo:padding="0.097cm" fo:border="non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5.B1" style:family="table-cell">
      <style:table-cell-properties fo:background-color="#e6e6e6" fo:padding="0.097cm" fo:border-left="0.002cm solid #000000" fo:border-right="none" fo:border-top="none" fo:border-bottom="none">
        <style:background-image/>
      </style:table-cell-properties>
    </style:style>
    <style:style style:name="Tableau5.A2" style:family="table-cell">
      <style:table-cell-properties fo:background-color="transparent" fo:padding="0.097cm" fo:border="none">
        <style:background-image/>
      </style:table-cell-properties>
    </style:style>
    <style:style style:name="Tableau5.B2" style:family="table-cell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eau6" style:family="table">
      <style:table-properties style:width="17.013cm" fo:margin-left="0cm" fo:margin-right="-0.012cm" table:align="margins"/>
    </style:style>
    <style:style style:name="Tableau6.A" style:family="table-column">
      <style:table-column-properties style:column-width="11.853cm" style:rel-column-width="45660*"/>
    </style:style>
    <style:style style:name="Tableau6.B" style:family="table-column">
      <style:table-column-properties style:column-width="5.159cm" style:rel-column-width="19875*"/>
    </style:style>
    <style:style style:name="Tableau6.A1" style:family="table-cell">
      <style:table-cell-properties style:vertical-align="middle" fo:padding="0.097cm" fo:border="none"/>
    </style:style>
    <style:style style:name="Tableau6.B1" style:family="table-cell">
      <style:table-cell-properties fo:padding="0.097cm" fo:border="none"/>
    </style:style>
    <style:style style:name="Tableau8" style:family="table">
      <style:table-properties style:width="17.007cm" fo:margin-left="0cm" fo:margin-right="-0.007cm" table:align="margins"/>
    </style:style>
    <style:style style:name="Tableau8.A" style:family="table-column">
      <style:table-column-properties style:column-width="4.551cm" style:rel-column-width="17535*"/>
    </style:style>
    <style:style style:name="Tableau8.B" style:family="table-column">
      <style:table-column-properties style:column-width="2.076cm" style:rel-column-width="7999*"/>
    </style:style>
    <style:style style:name="Tableau8.G" style:family="table-column">
      <style:table-column-properties style:column-width="2.078cm" style:rel-column-width="8005*"/>
    </style:style>
    <style:style style:name="Tableau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B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8.G1" style:family="table-cell">
      <style:table-cell-properties fo:background-color="#99ccff" fo:padding="0.097cm" fo:border="0.002cm solid #000000">
        <style:background-image/>
      </style:table-cell-properties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B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au8.G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9" style:family="table">
      <style:table-properties style:width="17.004cm" fo:margin-left="0cm" fo:margin-right="-0.004cm" table:align="margins"/>
    </style:style>
    <style:style style:name="Tableau9.A" style:family="table-column">
      <style:table-column-properties style:column-width="4.551cm" style:rel-column-width="17539*"/>
    </style:style>
    <style:style style:name="Tableau9.B" style:family="table-column">
      <style:table-column-properties style:column-width="3.113cm" style:rel-column-width="11998*"/>
    </style:style>
    <style:style style:name="Tableau9.E" style:family="table-column">
      <style:table-column-properties style:column-width="3.113cm" style:rel-column-width="12002*"/>
    </style:style>
    <style:style style:name="Tableau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9.B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9.D1" style:family="table-cell" style:data-style-name="N0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9.E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B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au9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.C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9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17.007cm" fo:margin-left="0cm" fo:margin-right="-0.007cm" table:align="margins"/>
    </style:style>
    <style:style style:name="Tableau10.A" style:family="table-column">
      <style:table-column-properties style:column-width="4.551cm" style:rel-column-width="17535*"/>
    </style:style>
    <style:style style:name="Tableau10.B" style:family="table-column">
      <style:table-column-properties style:column-width="2.076cm" style:rel-column-width="7999*"/>
    </style:style>
    <style:style style:name="Tableau10.G" style:family="table-column">
      <style:table-column-properties style:column-width="2.078cm" style:rel-column-width="8005*"/>
    </style:style>
    <style:style style:name="Tableau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0.B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0.C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0.F1" style:family="table-cell" style:data-style-name="N0">
      <style:table-cell-properties style:vertical-align="middle"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0.G1" style:family="table-cell">
      <style:table-cell-properties style:vertical-align="middle" fo:background-color="#99ccff" fo:padding="0.097cm" fo:border="0.002cm solid #000000">
        <style:background-image/>
      </style:table-cell-properties>
    </style:style>
    <style:style style:name="Tableau10.A2" style:family="table-cell">
      <style:table-cell-properties fo:padding="0.097cm" fo:border-left="0.002cm solid #000000" fo:border-right="none" fo:border-top="none" fo:border-bottom="0.002cm solid #000000"/>
    </style:style>
    <style:style style:name="Tableau10.B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au10.C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au10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0.F2" style:family="table-cell" style:data-style-name="N0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au10.G2" style:family="table-cell">
      <style:table-cell-properties style:vertical-align="middle"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0.F3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au11" style:family="table">
      <style:table-properties style:width="17.013cm" fo:margin-left="0cm" fo:margin-right="-0.012cm" table:align="margins"/>
    </style:style>
    <style:style style:name="Tableau11.A" style:family="table-column">
      <style:table-column-properties style:column-width="2.381cm" style:rel-column-width="9172*"/>
    </style:style>
    <style:style style:name="Tableau11.B" style:family="table-column">
      <style:table-column-properties style:column-width="5.98cm" style:rel-column-width="23034*"/>
    </style:style>
    <style:style style:name="Tableau11.C" style:family="table-column">
      <style:table-column-properties style:column-width="4.325cm" style:rel-column-width="16660*"/>
    </style:style>
    <style:style style:name="Tableau11.D" style:family="table-column">
      <style:table-column-properties style:column-width="4.327cm" style:rel-column-width="16669*"/>
    </style:style>
    <style:style style:name="Tableau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1.C1" style:family="table-cell">
      <style:table-cell-properties style:vertical-align="middle" fo:padding="0.097cm" fo:border="0.002cm solid #000000"/>
    </style:style>
    <style:style style:name="Tableau1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1.C2" style:family="table-cell">
      <style:table-cell-properties style:vertical-align="middle" fo:padding="0.097cm" fo:border-left="0.002cm solid #000000" fo:border-right="0.002cm solid #000000" fo:border-top="0.002cm solid #000000" fo:border-bottom="none"/>
    </style:style>
    <style:style style:name="Tableau11.D3" style:family="table-cell">
      <style:table-cell-properties style:vertical-align="middle" fo:padding="0.097cm" fo:border-left="none" fo:border-right="0.002cm solid #000000" fo:border-top="none" fo:border-bottom="0.002cm solid #000000"/>
    </style:style>
    <style:style style:name="Tableau11.C5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7.013cm" fo:margin-left="0cm" fo:margin-right="-0.012cm" table:align="margins"/>
    </style:style>
    <style:style style:name="Tableau12.A" style:family="table-column">
      <style:table-column-properties style:column-width="9.34cm" style:rel-column-width="35978*"/>
    </style:style>
    <style:style style:name="Tableau12.B" style:family="table-column">
      <style:table-column-properties style:column-width="7.673cm" style:rel-column-width="29557*"/>
    </style:style>
    <style:style style:name="Tableau12.A1" style:family="table-cell">
      <style:table-cell-properties style:vertical-align="middle" fo:padding="0.097cm" fo:border="none"/>
    </style:style>
    <style:style style:name="Tableau12.B1" style:family="table-cell">
      <style:table-cell-properties fo:padding="0.097cm" fo:border="none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8.5cm" style:rel-column-width="32767*"/>
    </style:style>
    <style:style style:name="Tableau13.B" style:family="table-column">
      <style:table-column-properties style:column-width="8.5cm" style:rel-column-width="32768*"/>
    </style:style>
    <style:style style:name="Tableau13.A1" style:family="table-cell">
      <style:table-cell-properties fo:padding="0.097cm" fo:border="none"/>
    </style:style>
    <style:style style:name="Tableau13.B1" style:family="table-cell">
      <style:table-cell-properties fo:padding="0.097cm" fo:border-left="0.002cm solid #000000" fo:border-right="none" fo:border-top="none" fo:border-bottom="none"/>
    </style:style>
    <style:style style:name="Tableau14" style:family="table">
      <style:table-properties style:width="16.96cm" table:align="left" style:writing-mode="lr-tb"/>
    </style:style>
    <style:style style:name="Tableau14.A" style:family="table-column">
      <style:table-column-properties style:column-width="5.653cm"/>
    </style:style>
    <style:style style:name="Tableau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4.C1" style:family="table-cell">
      <style:table-cell-properties style:vertical-align="middle" fo:padding="0.097cm" fo:border="0.002cm solid #000000"/>
    </style:style>
    <style:style style:name="Tableau1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4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OpenSymbol1" style:font-name-asian="OpenSymbol1" style:font-name-complex="OpenSymbol1"/>
    </style:style>
    <style:style style:name="P6" style:family="paragraph" style:parent-style-name="Standard">
      <style:text-properties style:text-position="0% 100%" style:font-name="Times New Roman" fo:font-style="italic" style:font-style-asian="italic" style:font-style-complex="italic"/>
    </style:style>
    <style:style style:name="P7" style:family="paragraph" style:parent-style-name="Standard">
      <style:paragraph-properties fo:background-color="#e6e6e6">
        <style:background-image/>
      </style:paragraph-properties>
    </style:style>
    <style:style style:name="P8" style:family="paragraph" style:parent-style-name="Standard">
      <style:paragraph-properties fo:background-color="#e6e6e6">
        <style:background-image/>
      </style:paragraph-properties>
      <style:text-properties style:font-name="Times New Roman"/>
    </style:style>
    <style:style style:name="P9" style:family="paragraph" style:parent-style-name="Standard">
      <style:paragraph-properties fo:background-color="#e6e6e6">
        <style:background-image/>
      </style:paragraph-properties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ff0000" fo:font-size="15pt" fo:font-weight="bold" style:font-size-asian="15pt" style:font-weight-asian="bold" style:font-size-complex="15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0" style:family="paragraph" style:parent-style-name="Standard">
      <style:paragraph-properties fo:background-color="transparent">
        <style:background-image/>
      </style:paragraph-properties>
    </style:style>
    <style:style style:name="P21" style:family="paragraph" style:parent-style-name="Standard">
      <style:paragraph-properties fo:background-color="transparent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Table_20_Contents">
      <style:paragraph-properties fo:background-color="transparent">
        <style:background-image/>
      </style:paragraph-properties>
    </style:style>
    <style:style style:name="P2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5" style:family="paragraph" style:parent-style-name="Standard" style:list-style-name="L2"/>
    <style:style style:name="P26" style:family="paragraph" style:parent-style-name="Standard" style:list-style-name="L3"/>
    <style:style style:name="P27" style:family="paragraph" style:parent-style-name="Standard" style:list-style-name="L6">
      <style:paragraph-properties fo:text-align="start" style:justify-single-word="false"/>
    </style:style>
    <style:style style:name="P28" style:family="paragraph" style:parent-style-name="Standard" style:list-style-name="L7"/>
    <style:style style:name="P29" style:family="paragraph" style:parent-style-name="Standard" style:list-style-name="L8"/>
    <style:style style:name="P30" style:family="paragraph" style:parent-style-name="Standard" style:list-style-name="L11"/>
    <style:style style:name="P31" style:family="paragraph" style:parent-style-name="Standard" style:list-style-name="L1">
      <style:paragraph-properties fo:background-color="#e6e6e6">
        <style:background-image/>
      </style:paragraph-properties>
    </style:style>
    <style:style style:name="P32" style:family="paragraph" style:parent-style-name="Standard" style:list-style-name="L9">
      <style:paragraph-properties fo:background-color="transparent">
        <style:background-image/>
      </style:paragraph-properties>
    </style:style>
    <style:style style:name="P33" style:family="paragraph" style:parent-style-name="Standard" style:list-style-name="L10">
      <style:paragraph-properties fo:background-color="transparent">
        <style:background-image/>
      </style:paragraph-properties>
    </style:style>
    <style:style style:name="P34" style:family="paragraph" style:parent-style-name="Heading_20_3">
      <style:text-properties style:text-underline-style="solid" style:text-underline-width="auto" style:text-underline-color="font-color"/>
    </style:style>
    <style:style style:name="P35" style:family="paragraph" style:parent-style-name="Heading_20_2">
      <style:text-properties style:text-underline-style="solid" style:text-underline-width="auto" style:text-underline-color="font-color"/>
    </style:style>
    <style:style style:name="P36" style:family="paragraph" style:parent-style-name="Heading_20_1">
      <style:text-properties style:text-underline-style="solid" style:text-underline-width="auto" style:text-underline-color="font-color"/>
    </style:style>
    <style:style style:name="P37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 style:list-style-name="L4">
      <style:paragraph-properties fo:text-align="start" style:justify-single-word="false" fo:background-color="#e6e6e6">
        <style:background-image/>
      </style:paragraph-properties>
    </style:style>
    <style:style style:name="P40" style:family="paragraph" style:parent-style-name="Table_20_Contents" style:list-style-name="L5">
      <style:paragraph-properties fo:text-align="start" style:justify-single-word="false" fo:background-color="transparent">
        <style:background-image/>
      </style:paragraph-properties>
    </style:style>
    <style:style style:name="P41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T1" style:family="text">
      <style:text-properties style:font-name="OpenSymbol1"/>
    </style:style>
    <style:style style:name="T2" style:family="text">
      <style:text-properties style:font-name="OpenSymbol1" style:font-name-asian="OpenSymbol1" style:font-name-complex="OpenSymbol1"/>
    </style:style>
    <style:style style:name="T3" style:family="text">
      <style:text-properties style:font-name="OpenSymbol1" fo:font-weight="bold" style:font-weight-asian="bold" style:font-weight-complex="bold"/>
    </style:style>
    <style:style style:name="T4" style:family="text">
      <style:text-properties style:font-name="OpenSymbol1" style:text-underline-style="none" fo:font-weight="normal" style:font-weight-asian="normal" style:font-weight-complex="normal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tyle="italic" style:font-style-asian="italic" style:font-style-complex="italic"/>
    </style:style>
    <style:style style:name="T7" style:family="text">
      <style:text-properties style:font-name="Times New Roman" style:text-underline-style="none"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1" style:family="text">
      <style:text-properties style:font-name="Atalante"/>
    </style:style>
    <style:style style:name="T12" style:family="text">
      <style:text-properties style:font-name="Atalante" style:text-underline-style="none" fo:font-weight="normal" style:font-weight-asian="normal" style:font-weight-complex="normal"/>
    </style:style>
    <style:style style:name="T13" style:family="text">
      <style:text-properties style:font-name="Atalante" fo:font-weight="bold" style:font-weight-asian="bold" style:font-weight-complex="bold"/>
    </style:style>
    <style:style style:name="T14" style:family="text">
      <style:text-properties style:text-position="sub 58%" style:font-name="Times New Roman" fo:font-style="italic" style:font-style-asian="italic" style:font-style-complex="italic"/>
    </style:style>
    <style:style style:name="T15" style:family="text">
      <style:text-properties style:text-position="sub 58%" style:font-name="Times New Roman" fo:font-style="italic" style:text-underline-style="none" fo:font-weight="bold" style:font-style-asian="italic" style:font-weight-asian="bold" style:font-style-complex="italic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OpenSymbol2"/>
    </style:style>
    <style:style style:name="T22" style:family="text">
      <style:text-properties style:text-position="0% 100%" style:font-name="Times New Roman" fo:font-style="italic" style:font-style-asian="italic" style:font-style-complex="italic"/>
    </style:style>
    <style:style style:name="T23" style:family="text">
      <style:text-properties style:text-position="super 58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vertical-pos="middle" style:vertical-rel="tex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9cm" svg:stroke-color="#000000" draw:marker-start-width="0.34cm" draw:marker-start-center="false" draw:marker-end-width="0.3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3">Chapitre 8</text:p>
            <text:p text:style-name="P11">Limites et asymptotes</text:p>
          </table:table-cell>
        </table:table-row>
      </table:table>
      <text:p text:style-name="P2"/>
      <text:h text:style-name="P36" text:outline-level="1">Limites de fonctions usuelles</text:h>
      <text:h text:style-name="P35" text:outline-level="2">Carré, cube, racine carrée</text:h>
      <text:h text:style-name="P34" text:outline-level="3">Limite infinie</text:h>
      <text:p text:style-name="P9">Définition :</text:p>
      <text:p text:style-name="P7"><text:span text:style-name="T5">Soit </text:span><text:span text:style-name="T6">f</text:span><text:span text:style-name="T5"> une fonction définie sur un intervalle [a ;+</text:span><text:span text:style-name="T1">∞</text:span>[.</text:p>
      <text:p text:style-name="P7">On dit que « <text:span text:style-name="T9">f</text:span><text:span text:style-name="T20"> a pour limite +</text:span><text:span text:style-name="T3">∞</text:span><text:span text:style-name="T20"> en +</text:span><text:span text:style-name="T3">∞</text:span><text:span text:style-name="T1"> </text:span>», lorsque les valeurs de<text:span text:style-name="T8"> f(x)</text:span> sont aussi grandes que l'on veut dès que <text:span text:style-name="T8">x</text:span> est assez grand.</text:p>
      <text:p text:style-name="P7">On écrit <draw:frame draw:style-name="fr4" draw:name="Objet1" text:anchor-type="as-char" svg:width="2.949cm" svg:height="0.748cm" draw:z-index="71"><draw:object xlink:href="./Object 1" xlink:type="simple" xlink:show="embed" xlink:actuate="onLoad"/><draw:image xlink:href="./ObjectReplacements/Object 1" xlink:type="simple" xlink:show="embed" xlink:actuate="onLoad"/></draw:frame> </text:p>
      <text:p text:style-name="P7">et on lit « la limite de <text:span text:style-name="T8">f(x)</text:span> quand <text:span text:style-name="T8">x</text:span> tend vers +<text:span text:style-name="T1">∞</text:span> est +<text:span text:style-name="T1">∞ </text:span>».</text:p>
      <text:p text:style-name="P7">ou « <text:span text:style-name="T8">f(x)</text:span> tend vers +<text:span text:style-name="T1">∞</text:span> quand <text:span text:style-name="T8">x</text:span> tend vers +<text:span text:style-name="T1">∞ </text:span>»</text:p>
      <text:p text:style-name="Standard"/>
      <text:p text:style-name="P3">Interprétation graphique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<draw:frame draw:style-name="fr1" draw:name="images2" text:anchor-type="paragraph" svg:width="5.93cm" svg:height="5.546cm" draw:z-index="0"><draw:image xlink:href="Pictures/2000000700004C5900004763C984E50E.svm" xlink:type="simple" xlink:show="embed" xlink:actuate="onLoad"/></draw:frame></text:p>
          </table:table-cell>
          <table:table-cell table:style-name="Tableau2.B1" office:value-type="string">
            <text:p text:style-name="P14"><draw:frame draw:style-name="fr4" draw:name="Objet12" text:anchor-type="as-char" svg:width="2.949cm" svg:height="0.748cm" draw:z-index="72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    <text:p text:style-name="Table_20_Contents"/>
            <text:p text:style-name="Table_20_Contents">Si l'abscisse de M devient très grande, alors son ordonnée sera très grande.</text:p>
          </table:table-cell>
        </table:table-row>
      </table:table>
      <text:p text:style-name="P9">Propriétés :</text:p>
      <text:p text:style-name="P8">Les fonctions carré, cube et racine carrée ont pour limites, lorsque <text:span text:style-name="T8">x</text:span> tend vers :</text:p>
      <text:list xml:id="list37708165" text:style-name="L1">
        <text:list-item>
          <text:p text:style-name="P31"><text:span text:style-name="T5">+</text:span><text:span text:style-name="T1">∞</text:span> :<text:tab/><draw:frame draw:style-name="fr4" draw:name="Objet2" text:anchor-type="as-char" svg:width="2.438cm" svg:height="0.808cm" draw:z-index="1"><draw:object xlink:href="./Object 2" xlink:type="simple" xlink:show="embed" xlink:actuate="onLoad"/><draw:image xlink:href="./ObjectReplacements/Object 2" xlink:type="simple" xlink:show="embed" xlink:actuate="onLoad"/></draw:frame>,<text:tab/><draw:frame draw:style-name="fr4" draw:name="Objet3" text:anchor-type="as-char" svg:width="2.431cm" svg:height="0.808cm" draw:z-index="2"><draw:object xlink:href="./Object 3" xlink:type="simple" xlink:show="embed" xlink:actuate="onLoad"/><draw:image xlink:href="./ObjectReplacements/Object 3" xlink:type="simple" xlink:show="embed" xlink:actuate="onLoad"/></draw:frame> <text:tab/>et<text:tab/><draw:frame draw:style-name="fr4" draw:name="Objet4" text:anchor-type="as-char" svg:width="2.565cm" svg:height="0.783cm" draw:z-index="3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31"><text:span text:style-name="T2">–∞</text:span> :<text:tab/><draw:frame draw:style-name="fr4" draw:name="Objet5" text:anchor-type="as-char" svg:width="2.438cm" svg:height="0.808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,<text:tab/><draw:frame draw:style-name="fr4" draw:name="Objet6" text:anchor-type="as-char" svg:width="2.431cm" svg:height="0.808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p>
        </text:list-item>
      </text:list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"/>
            <text:p text:style-name="P3">Remarques :</text:p>
            <text:list xml:id="list37725997" text:style-name="L2">
              <text:list-item>
                <text:p text:style-name="P25">Interprétation graphique :</text:p>
              </text:list-item>
            </text:list>
            <text:p text:style-name="Standard"><text:span text:style-name="T11">c</text:span><text:span text:style-name="T14">f</text:span> , la courbe représentative de <draw:frame draw:style-name="fr4" draw:name="Objet7" text:anchor-type="as-char" svg:width="1.826cm" svg:height="0.543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, finit par se situer au-dessus de n'importe quelle droite horizontale.</text:p>
          </table:table-cell>
          <table:table-cell table:style-name="Tableau3.A1" office:value-type="string">
            <text:p text:style-name="Table_20_Contents"><draw:frame draw:style-name="fr1" draw:name="images1" text:anchor-type="paragraph" svg:width="3.51cm" svg:height="3.649cm" draw:z-index="6"><draw:image xlink:href="Pictures/2000000700003110000032FEF393B8B8.svm" xlink:type="simple" xlink:show="embed" xlink:actuate="onLoad"/></draw:frame></text:p>
          </table:table-cell>
        </table:table-row>
      </table:table>
      <text:list xml:id="list37713948" text:style-name="L3">
        <text:list-item>
          <text:p text:style-name="P26"><text:soft-page-break/>Lorsque <text:span text:style-name="T8">x</text:span> tend vers un nombre, il suffit de faire le calcul :</text:p>
        </text:list-item>
      </text:list>
      <text:p text:style-name="Standard"><text:tab/><draw:frame draw:style-name="fr4" draw:name="Objet8" text:anchor-type="as-char" svg:width="3.445cm" svg:height="0.808cm" draw:z-index="8"><draw:object xlink:href="./Object 7" xlink:type="simple" xlink:show="embed" xlink:actuate="onLoad"/><draw:image xlink:href="./ObjectReplacements/Object 7" xlink:type="simple" xlink:show="embed" xlink:actuate="onLoad"/></draw:frame><text:tab/>;<text:tab/><draw:frame draw:style-name="fr4" draw:name="Objet9" text:anchor-type="as-char" svg:width="3.323cm" svg:height="0.783cm" draw:z-index="9"><draw:object xlink:href="./Object 9" xlink:type="simple" xlink:show="embed" xlink:actuate="onLoad"/><draw:image xlink:href="./ObjectReplacements/Object 9" xlink:type="simple" xlink:show="embed" xlink:actuate="onLoad"/></draw:frame><text:tab/>;<text:tab/><draw:frame draw:style-name="fr4" draw:name="Objet10" text:anchor-type="as-char" svg:width="3.565cm" svg:height="0.808cm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/>
      <text:h text:style-name="P35" text:outline-level="2">Inverse</text:h>
      <text:h text:style-name="P34" text:outline-level="3">Limite infinie</text:h>
      <text:p text:style-name="P9">Définition :</text:p>
      <text:p text:style-name="P7"><text:span text:style-name="T5">Soit </text:span><text:span text:style-name="T6">f</text:span><text:span text:style-name="T5"> une fonction définie sur un intervalle [a ;+</text:span><text:span text:style-name="T1">∞</text:span>[.</text:p>
      <text:p text:style-name="P7">On dit que <text:span text:style-name="T9">f</text:span><text:span text:style-name="T20"> a pour limite +</text:span><text:span text:style-name="T3">∞</text:span><text:span text:style-name="T20"> en 0</text:span>, lorsque les valeurs de<text:span text:style-name="T8"> f(x)</text:span> sont aussi grandes que l'on veut dès que <text:span text:style-name="T8">x</text:span> est assez petit.</text:p>
      <text:p text:style-name="P7">On écrit <draw:frame draw:style-name="fr4" draw:name="Objet23" text:anchor-type="as-char" svg:width="2.748cm" svg:height="0.748cm" draw:z-index="73"><draw:object xlink:href="./Object 22" xlink:type="simple" xlink:show="embed" xlink:actuate="onLoad"/><draw:image xlink:href="./ObjectReplacements/Object 22" xlink:type="simple" xlink:show="embed" xlink:actuate="onLoad"/><svg:desc>formule</svg:desc></draw:frame> et on lit « la limite de <text:span text:style-name="T8">f(x)</text:span> quand <text:span text:style-name="T8">x</text:span> tend vers 0 est +∞ ».</text:p>
      <text:p text:style-name="P3"/>
      <text:p text:style-name="P3">Interprétation graphique :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Table_20_Contents"><draw:frame draw:style-name="fr1" draw:name="images8" text:anchor-type="paragraph" svg:width="6.008cm" svg:height="5.713cm" draw:z-index="24"><draw:image xlink:href="Pictures/2000000700003DBE00003AB52C60CEEE.svm" xlink:type="simple" xlink:show="embed" xlink:actuate="onLoad"/></draw:frame></text:p>
          </table:table-cell>
          <table:table-cell table:style-name="Tableau7.B1" office:value-type="string">
            <text:p text:style-name="P14"><draw:frame draw:style-name="fr4" draw:name="Objet22" text:anchor-type="as-char" svg:width="2.748cm" svg:height="0.748cm" draw:z-index="96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    <text:p text:style-name="Table_20_Contents"/>
            <text:p text:style-name="Table_20_Contents">Si l'abscisse de M devient très grande, alors son ordonnée sera très grande.</text:p>
          </table:table-cell>
        </table:table-row>
      </table:table>
      <text:h text:style-name="P34" text:outline-level="3">Limite finie</text:h>
      <text:p text:style-name="P10">Définition :</text:p>
      <text:p text:style-name="P7">On dit que <text:span text:style-name="T9">f</text:span><text:span text:style-name="T20"> a pour limite 0 en +</text:span><text:span text:style-name="T3">∞</text:span>, lorsque les valeurs de <text:span text:style-name="T8">f(x)</text:span> sont aussi proches de 0 que l'on veut, dès que <text:span text:style-name="T8">x</text:span> est assez grand.</text:p>
      <text:p text:style-name="P7">On écrit <draw:frame draw:style-name="fr4" draw:name="Objet11" text:anchor-type="as-char" svg:width="2.544cm" svg:height="0.748cm" draw:z-index="11"><draw:object xlink:href="./Object 11" xlink:type="simple" xlink:show="embed" xlink:actuate="onLoad"/><draw:image xlink:href="./ObjectReplacements/Object 11" xlink:type="simple" xlink:show="embed" xlink:actuate="onLoad"/></draw:frame>.</text:p>
      <text:p text:style-name="P3"/>
      <text:p text:style-name="P3">Interprétation graphique 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<draw:frame draw:style-name="fr1" draw:name="images3" text:anchor-type="paragraph" svg:width="6.703cm" svg:height="4.868cm" draw:z-index="12"><draw:image xlink:href="Pictures/2000000700004FA800003532B1DA72EC.svm" xlink:type="simple" xlink:show="embed" xlink:actuate="onLoad"/></draw:frame></text:p>
          </table:table-cell>
          <table:table-cell table:style-name="Tableau4.B1" office:value-type="string">
            <text:p text:style-name="P14"><draw:frame draw:style-name="fr4" draw:name="Objet13" text:anchor-type="as-char" svg:width="2.544cm" svg:height="0.748cm" draw:z-index="14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  <text:p text:style-name="Table_20_Contents"/>
            <text:p text:style-name="Table_20_Contents">Si l'abscisse de M devient très grande, alors son ordonnée sera proche de 0.</text:p>
          </table:table-cell>
        </table:table-row>
      </table:table>
      <text:p text:style-name="P10"><text:soft-page-break/>Propriétés :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list xml:id="list37732883" text:style-name="L4">
              <text:list-item>
                <text:p text:style-name="P39"><text:span text:style-name="T16"><draw:frame draw:style-name="fr4" draw:name="Objet14" text:anchor-type="as-char" svg:width="1.979cm" svg:height="0.998cm" draw:z-index="18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18"> et </text:span><text:span text:style-name="T18"><draw:frame draw:style-name="fr4" draw:name="Objet16" text:anchor-type="as-char" svg:width="1.979cm" svg:height="0.998cm" draw:z-index="19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p>
              </text:list-item>
            </text:list>
          </table:table-cell>
          <table:table-cell table:style-name="Tableau5.B1" office:value-type="string">
            <text:list xml:id="list38165360" text:continue-numbering="true" text:style-name="L4">
              <text:list-item>
                <text:p text:style-name="P39"><text:span text:style-name="T16"><draw:frame draw:style-name="fr4" draw:name="Objet20" text:anchor-type="as-char" svg:width="2.113cm" svg:height="1.058cm" draw:z-index="35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18"> et </text:span><text:span text:style-name="T18"><draw:frame draw:style-name="fr4" draw:name="Objet21" text:anchor-type="as-char" svg:width="2.113cm" svg:height="1.058cm" draw:z-index="36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p>
              </text:list-item>
            </text:list>
          </table:table-cell>
        </table:table-row>
        <table:table-row>
          <table:table-cell table:style-name="Tableau5.A2" office:value-type="string">
            <text:p text:style-name="P22"><draw:frame draw:style-name="fr1" draw:name="images4" text:anchor-type="paragraph" svg:width="7.728cm" svg:height="6.927cm" draw:z-index="13"><draw:image xlink:href="Pictures/2000000700005FEB000055FEAA752BD5.svm" xlink:type="simple" xlink:show="embed" xlink:actuate="onLoad"/></draw:frame></text:p>
          </table:table-cell>
          <table:table-cell table:style-name="Tableau5.B2" office:value-type="string">
            <text:p text:style-name="P22"><draw:frame draw:style-name="fr1" draw:name="images5" text:anchor-type="paragraph" svg:width="8.306cm" svg:height="6.331cm" draw:z-index="15"><draw:image xlink:href="Pictures/2000000700005F170000487D84278006.svm" xlink:type="simple" xlink:show="embed" xlink:actuate="onLoad"/></draw:frame></text:p>
          </table:table-cell>
        </table:table-row>
        <table:table-row>
          <table:table-cell table:style-name="Tableau5.A1" office:value-type="string">
            <text:list xml:id="list38144720" text:continue-numbering="true" text:style-name="L4">
              <text:list-item>
                <text:p text:style-name="P39"><text:span text:style-name="T16"><draw:frame draw:style-name="fr4" draw:name="Objet15" text:anchor-type="as-char" svg:width="2.185cm" svg:height="1.282cm" draw:z-index="20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18"> et </text:span><text:span text:style-name="T18"><draw:frame draw:style-name="fr4" draw:name="Objet17" text:anchor-type="as-char" svg:width="2.185cm" svg:height="1.282cm" draw:z-index="21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p>
              </text:list-item>
            </text:list>
          </table:table-cell>
          <table:table-cell table:style-name="Tableau5.B1" office:value-type="string">
            <text:list xml:id="list38162753" text:continue-numbering="true" text:style-name="L4">
              <text:list-item>
                <text:p text:style-name="P39"><draw:frame draw:style-name="fr4" draw:name="Objet18" text:anchor-type="as-char" svg:width="2.32cm" svg:height="1.282cm" draw:z-index="22"><draw:object xlink:href="./Object 18" xlink:type="simple" xlink:show="embed" xlink:actuate="onLoad"/><draw:image xlink:href="./ObjectReplacements/Object 18" xlink:type="simple" xlink:show="embed" xlink:actuate="onLoad"/><svg:desc>formule</svg:desc></draw:frame> et <draw:frame draw:style-name="fr4" draw:name="Objet19" text:anchor-type="as-char" svg:width="2.32cm" svg:height="1.282cm" draw:z-index="23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P23"/>
      <text:p text:style-name="P23">Remarques :</text:p>
      <text:list xml:id="list37717670" text:style-name="L5">
        <text:list-item>
          <text:p text:style-name="P40"><text:span text:style-name="T7">On dit que l'axe des abscisses est asymptote horizontale à la courbe </text:span><text:span text:style-name="T12">c</text:span><text:span text:style-name="T7"> au voisinage de +</text:span><text:span text:style-name="T4">∞.</text:span></text:p>
        </text:list-item>
        <text:list-item>
          <text:p text:style-name="P40"><text:span text:style-name="T7">On dit que l'axe des ordonnées est asymptote verticale à la courbe </text:span><text:span text:style-name="T12">c</text:span><text:span text:style-name="T7"> au voisinage de 0</text:span><text:span text:style-name="T4">.</text:span></text:p>
        </text:list-item>
      </text:list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list xml:id="list37717890" text:style-name="L6">
              <text:list-item>
                <text:p text:style-name="P27">Diviser par un très grand nombre, qu'il soit positif ou négatif, donne presque zéro.</text:p>
              </text:list-item>
            </text:list>
          </table:table-cell>
          <table:table-cell table:style-name="Tableau6.B1" office:value-type="string">
            <text:p text:style-name="P15"><draw:frame draw:style-name="fr1" draw:name="images6" text:anchor-type="paragraph" svg:width="4.965cm" svg:height="3.358cm" draw:z-index="16"><draw:image xlink:href="Pictures/2000000700001B4A000012788ADF4244.svm" xlink:type="simple" xlink:show="embed" xlink:actuate="onLoad"/></draw:frame></text:p>
          </table:table-cell>
        </table:table-row>
        <table:table-row>
          <table:table-cell table:style-name="Tableau6.A1" office:value-type="string">
            <text:list xml:id="list38158926" text:continue-numbering="true" text:style-name="L6">
              <text:list-item>
                <text:p text:style-name="P27">Diviser par un nombre presque égal à zéro donne un très grand nombre.</text:p>
              </text:list-item>
            </text:list>
          </table:table-cell>
          <table:table-cell table:style-name="Tableau6.B1" office:value-type="string">
            <text:p text:style-name="P15"><draw:frame draw:style-name="fr1" draw:name="images7" text:anchor-type="paragraph" svg:width="4.965cm" svg:height="3.358cm" draw:z-index="17"><draw:image xlink:href="Pictures/2000000700001B4A00001278C6218778.svm" xlink:type="simple" xlink:show="embed" xlink:actuate="onLoad"/></draw:frame></text:p>
          </table:table-cell>
        </table:table-row>
      </table:table>
      <text:p text:style-name="P16"/>
      <text:h text:style-name="P37" text:outline-level="1">Opérations sur les limites</text:h>
      <text:p text:style-name="Standard"><text:span text:style-name="T1"></text:span> désigne un nombre ou +<text:span text:style-name="T1">∞</text:span> ou <text:span text:style-name="T2">–∞</text:span>, et L et L' sont des nombres.</text:p>
      <text:h text:style-name="P35" text:outline-level="2">Somme de fonctions</text:h>
      <text:p text:style-name="P12">Propriétés :</text:p>
      <table:table table:name="Tableau8" table:style-name="Tableau8">
        <table:table-column table:style-name="Tableau8.A"/>
        <table:table-column table:style-name="Tableau8.B" table:number-columns-repeated="5"/>
        <table:table-column table:style-name="Tableau8.G"/>
        <table:table-row>
          <table:table-cell table:style-name="Tableau8.A1" office:value-type="string">
            <text:p text:style-name="Table_20_Contents">Si <draw:frame draw:style-name="fr4" draw:name="Objet24" text:anchor-type="as-char" svg:width="2.124cm" svg:height="0.748cm" draw:z-index="32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leau8.B1" office:value-type="string">
            <text:p text:style-name="P14">L</text:p>
          </table:table-cell>
          <table:table-cell table:style-name="Tableau8.A1" office:value-type="string">
            <text:p text:style-name="P14">L</text:p>
          </table:table-cell>
          <table:table-cell table:style-name="Tableau8.A1" office:value-type="string">
            <text:p text:style-name="P14">L</text:p>
          </table:table-cell>
          <table:table-cell table:style-name="Tableau8.A1" office:value-type="string">
            <text:p text:style-name="P14">+<text:span text:style-name="T1">∞</text:span></text:p>
          </table:table-cell>
          <table:table-cell table:style-name="Tableau8.A1" office:value-type="string">
            <text:p text:style-name="P5">–∞</text:p>
          </table:table-cell>
          <table:table-cell table:style-name="Tableau8.G1" office:value-type="string">
            <text:p text:style-name="P14">+<text:span text:style-name="T1">∞</text:span></text:p>
          </table:table-cell>
        </table:table-row>
        <table:table-row>
          <table:table-cell table:style-name="Tableau8.A2" office:value-type="string">
            <text:p text:style-name="Table_20_Contents">et <draw:frame draw:style-name="fr4" draw:name="Objet25" text:anchor-type="as-char" svg:width="2.081cm" svg:height="0.748cm" draw:z-index="33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  </table:table-cell>
          <table:table-cell table:style-name="Tableau8.B2" office:value-type="string">
            <text:p text:style-name="P14">L'</text:p>
          </table:table-cell>
          <table:table-cell table:style-name="Tableau8.A2" office:value-type="string">
            <text:p text:style-name="P14">+<text:span text:style-name="T1">∞</text:span></text:p>
          </table:table-cell>
          <table:table-cell table:style-name="Tableau8.A2" office:value-type="string">
            <text:p text:style-name="P5">–∞</text:p>
          </table:table-cell>
          <table:table-cell table:style-name="Tableau8.A2" office:value-type="string">
            <text:p text:style-name="P14">+<text:span text:style-name="T1">∞</text:span></text:p>
          </table:table-cell>
          <table:table-cell table:style-name="Tableau8.A2" office:value-type="string">
            <text:p text:style-name="P5">–∞</text:p>
          </table:table-cell>
          <table:table-cell table:style-name="Tableau8.G2" office:value-type="string">
            <text:p text:style-name="P5">–∞</text:p>
          </table:table-cell>
        </table:table-row>
        <table:table-row>
          <table:table-cell table:style-name="Tableau8.A2" office:value-type="string">
            <text:p text:style-name="Table_20_Contents">alors <draw:frame draw:style-name="fr4" draw:name="Objet26" text:anchor-type="as-char" svg:width="3.327cm" svg:height="0.748cm" draw:z-index="34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  </table:table-cell>
          <table:table-cell table:style-name="Tableau8.B2" office:value-type="string">
            <text:p text:style-name="P14">L+L'</text:p>
          </table:table-cell>
          <table:table-cell table:style-name="Tableau8.A2" office:value-type="string">
            <text:p text:style-name="P14">+<text:span text:style-name="T1">∞</text:span></text:p>
          </table:table-cell>
          <table:table-cell table:style-name="Tableau8.A2" office:value-type="string">
            <text:p text:style-name="P5">–∞</text:p>
          </table:table-cell>
          <table:table-cell table:style-name="Tableau8.A2" office:value-type="string">
            <text:p text:style-name="P14">+<text:span text:style-name="T1">∞</text:span></text:p>
          </table:table-cell>
          <table:table-cell table:style-name="Tableau8.A2" office:value-type="string">
            <text:p text:style-name="P5">–∞</text:p>
          </table:table-cell>
          <table:table-cell table:style-name="Tableau8.G2" office:value-type="string">
            <text:p text:style-name="P18">?</text:p>
          </table:table-cell>
        </table:table-row>
      </table:table>
      <text:p text:style-name="Standard"/>
      <text:p text:style-name="P3">Exemple :</text:p>
      <text:p text:style-name="Standard">Soit <draw:frame draw:style-name="fr4" draw:name="Objet27" text:anchor-type="as-char" svg:width="2.932cm" svg:height="0.998cm" draw:z-index="41"><draw:object xlink:href="./Object 27" xlink:type="simple" xlink:show="embed" xlink:actuate="onLoad"/><draw:image xlink:href="./ObjectReplacements/Object 27" xlink:type="simple" xlink:show="embed" xlink:actuate="onLoad"/></draw:frame> définie sur <draw:frame draw:style-name="fr4" draw:name="Objet28" text:anchor-type="as-char" svg:width="1.57cm" svg:height="0.482cm" draw:z-index="42"><draw:object xlink:href="./Object 28" xlink:type="simple" xlink:show="embed" xlink:actuate="onLoad"/><draw:image xlink:href="./ObjectReplacements/Object 28" xlink:type="simple" xlink:show="embed" xlink:actuate="onLoad"/></draw:frame>.</text:p>
      <text:list xml:id="list37730154" text:style-name="L7">
        <text:list-item>
          <text:p text:style-name="P28"><draw:frame draw:style-name="fr4" draw:name="Objet29" text:anchor-type="as-char" svg:width="3.163cm" svg:height="0.748cm" draw:z-index="62"><draw:object xlink:href="./Object 29" xlink:type="simple" xlink:show="embed" xlink:actuate="onLoad"/><draw:image xlink:href="./ObjectReplacements/Object 29" xlink:type="simple" xlink:show="embed" xlink:actuate="onLoad"/></draw:frame> et <draw:frame draw:style-name="fr4" draw:name="Objet30" text:anchor-type="as-char" svg:width="2.282cm" svg:height="0.998cm" draw:z-index="63"><draw:object xlink:href="./Object 30" xlink:type="simple" xlink:show="embed" xlink:actuate="onLoad"/><draw:image xlink:href="./ObjectReplacements/Object 30" xlink:type="simple" xlink:show="embed" xlink:actuate="onLoad"/></draw:frame>. Donc par somme, <draw:frame draw:style-name="fr4" draw:name="Objet31" text:anchor-type="as-char" svg:width="3.895cm" svg:height="1.097cm" draw:z-index="64"><draw:object xlink:href="./Object 31" xlink:type="simple" xlink:show="embed" xlink:actuate="onLoad"/><draw:image xlink:href="./ObjectReplacements/Object 31" xlink:type="simple" xlink:show="embed" xlink:actuate="onLoad"/></draw:frame>.</text:p>
        </text:list-item>
        <text:list-item>
          <text:p text:style-name="P28"><draw:frame draw:style-name="fr4" draw:name="Objet32" text:anchor-type="as-char" svg:width="3.701cm" svg:height="0.748cm" draw:z-index="80"><draw:object xlink:href="./Object 32" xlink:type="simple" xlink:show="embed" xlink:actuate="onLoad"/><draw:image xlink:href="./ObjectReplacements/Object 32" xlink:type="simple" xlink:show="embed" xlink:actuate="onLoad"/></draw:frame> et <draw:frame draw:style-name="fr4" draw:name="Objet33" text:anchor-type="as-char" svg:width="2.494cm" svg:height="1.282cm" draw:z-index="81"><draw:object xlink:href="./Object 33" xlink:type="simple" xlink:show="embed" xlink:actuate="onLoad"/><draw:image xlink:href="./ObjectReplacements/Object 33" xlink:type="simple" xlink:show="embed" xlink:actuate="onLoad"/><svg:desc>formule</svg:desc></draw:frame>. Donc par somme, <draw:frame draw:style-name="fr4" draw:name="Objet34" text:anchor-type="as-char" svg:width="3.694cm" svg:height="1.332cm" draw:z-index="98"><draw:object xlink:href="./Object 34" xlink:type="simple" xlink:show="embed" xlink:actuate="onLoad"/><draw:image xlink:href="./ObjectReplacements/Object 34" xlink:type="simple" xlink:show="embed" xlink:actuate="onLoad"/><svg:desc>formule</svg:desc></draw:frame>.</text:p>
        </text:list-item>
      </text:list>
      <text:p text:style-name="Standard"/>
      <text:h text:style-name="P35" text:outline-level="2">Produit de fonctions</text:h>
      <text:p text:style-name="P12">Propriétés :</text:p>
      <table:table table:name="Tableau9" table:style-name="Tableau9">
        <table:table-column table:style-name="Tableau9.A"/>
        <table:table-column table:style-name="Tableau9.B" table:number-columns-repeated="3"/>
        <table:table-column table:style-name="Tableau9.E"/>
        <table:table-row>
          <table:table-cell table:style-name="Tableau9.A1" office:value-type="string">
            <text:p text:style-name="Table_20_Contents">Si <draw:frame draw:style-name="fr4" draw:name="Objet35" text:anchor-type="as-char" svg:width="2.124cm" svg:height="0.748cm" draw:z-index="43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  <table:table-cell table:style-name="Tableau9.B1" office:value-type="string">
            <text:p text:style-name="P2">L</text:p>
          </table:table-cell>
          <table:table-cell table:style-name="Tableau9.A1" office:value-type="string">
            <text:p text:style-name="P2">L non nul</text:p>
          </table:table-cell>
          <table:table-cell table:style-name="Tableau9.D1" office:value-type="float" office:value="0">
            <text:p text:style-name="P2">0</text:p>
          </table:table-cell>
          <table:table-cell table:style-name="Tableau9.E1" office:value-type="string">
            <text:p text:style-name="P2">+∞ ou –∞</text:p>
          </table:table-cell>
        </table:table-row>
        <table:table-row>
          <table:table-cell table:style-name="Tableau9.A2" office:value-type="string">
            <text:p text:style-name="Table_20_Contents">et <draw:frame draw:style-name="fr4" draw:name="Objet36" text:anchor-type="as-char" svg:width="2.081cm" svg:height="0.748cm" draw:z-index="44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  <table:table-cell table:style-name="Tableau9.B2" office:value-type="string">
            <text:p text:style-name="P2">L'</text:p>
          </table:table-cell>
          <table:table-cell table:style-name="Tableau9.A2" office:value-type="string">
            <text:p text:style-name="P2">+∞ ou –∞</text:p>
          </table:table-cell>
          <table:table-cell table:style-name="Tableau9.B2" office:value-type="string">
            <text:p text:style-name="P2">+∞ ou –∞</text:p>
          </table:table-cell>
          <table:table-cell table:style-name="Tableau9.E2" office:value-type="string">
            <text:p text:style-name="P2">+∞ ou –∞</text:p>
          </table:table-cell>
        </table:table-row>
        <table:table-row>
          <table:table-cell table:style-name="Tableau9.A2" office:value-type="string">
            <text:p text:style-name="Table_20_Contents">alors <draw:frame draw:style-name="fr4" draw:name="Objet37" text:anchor-type="as-char" svg:width="3.327cm" svg:height="0.748cm" draw:z-index="45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  <table:table-cell table:style-name="Tableau9.B2" office:value-type="string">
            <text:p text:style-name="P2"><draw:frame draw:style-name="fr4" draw:name="Objet38" text:anchor-type="as-char" svg:width="1.244cm" svg:height="0.467cm" draw:z-index="46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  <table:table-cell table:style-name="Tableau9.C3" office:value-type="string">
            <text:p text:style-name="P2"><draw:frame draw:style-name="fr4" draw:name="Objet39" text:anchor-type="as-char" svg:width="0.85cm" svg:height="0.293cm" draw:z-index="47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  <table:table-cell table:style-name="Tableau9.B2" office:value-type="string">
            <text:p text:style-name="P18">?</text:p>
          </table:table-cell>
          <table:table-cell table:style-name="Tableau9.E3" office:value-type="string">
            <text:p text:style-name="P2"><draw:frame draw:style-name="fr4" draw:name="Objet40" text:anchor-type="as-char" svg:width="0.85cm" svg:height="0.293cm" draw:z-index="48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</table:table-row>
      </table:table>
      <text:p text:style-name="Standard"/>
      <text:p text:style-name="Standard"><text:span text:style-name="T17">Remarque :</text:span> Multiplication par un nombre <text:span text:style-name="T8">k</text:span> non nul</text:p>
      <text:list xml:id="list37713334" text:style-name="L8">
        <text:list-item>
          <text:p text:style-name="P29">Si <draw:frame draw:style-name="fr4" draw:name="Objet41" text:anchor-type="as-char" svg:width="2.394cm" svg:height="0.748cm" draw:z-index="49"><draw:object xlink:href="./Object 41" xlink:type="simple" xlink:show="embed" xlink:actuate="onLoad"/><draw:image xlink:href="./ObjectReplacements/Object 41" xlink:type="simple" xlink:show="embed" xlink:actuate="onLoad"/><svg:desc>formule</svg:desc></draw:frame>, alors <draw:frame draw:style-name="fr4" draw:name="Objet42" text:anchor-type="as-char" svg:width="2.886cm" svg:height="0.748cm" draw:z-index="50"><draw:object xlink:href="./Object 42" xlink:type="simple" xlink:show="embed" xlink:actuate="onLoad"/><draw:image xlink:href="./ObjectReplacements/Object 42" xlink:type="simple" xlink:show="embed" xlink:actuate="onLoad"/><svg:desc>formule</svg:desc></draw:frame>.</text:p>
        </text:list-item>
        <text:list-item>
          <text:p text:style-name="P29">Si <draw:frame draw:style-name="fr4" draw:name="Objet43" text:anchor-type="as-char" svg:width="2.748cm" svg:height="0.748cm" draw:z-index="51"><draw:object xlink:href="./Object 43" xlink:type="simple" xlink:show="embed" xlink:actuate="onLoad"/><draw:image xlink:href="./ObjectReplacements/Object 43" xlink:type="simple" xlink:show="embed" xlink:actuate="onLoad"/><svg:desc>formule</svg:desc></draw:frame>, alors <draw:frame draw:style-name="fr4" draw:name="Objet44" text:anchor-type="as-char" svg:width="2.965cm" svg:height="0.748cm" draw:z-index="52"><draw:object xlink:href="./Object 44" xlink:type="simple" xlink:show="embed" xlink:actuate="onLoad"/><draw:image xlink:href="./ObjectReplacements/Object 44" xlink:type="simple" xlink:show="embed" xlink:actuate="onLoad"/><svg:desc>formule</svg:desc></draw:frame></text:p>
        </text:list-item>
      </text:list>
      <text:p text:style-name="Standard">Le signe de l'infini s 'obtient simplement par la règle des signes du produit.</text:p>
      <text:p text:style-name="Standard"/>
      <text:p text:style-name="P10">Propriétés :</text:p>
      <text:p text:style-name="P7">Pour tout entier <draw:frame draw:style-name="fr4" draw:name="Objet54" text:anchor-type="as-char" svg:width="0.998cm" svg:height="0.467cm" draw:z-index="99"><draw:object xlink:href="./Object 54" xlink:type="simple" xlink:show="embed" xlink:actuate="onLoad"/><draw:image xlink:href="./ObjectReplacements/Object 54" xlink:type="simple" xlink:show="embed" xlink:actuate="onLoad"/></draw:frame>,</text:p>
      <text:p text:style-name="P7"><text:tab/><draw:frame draw:style-name="fr4" draw:name="Objet55" text:anchor-type="as-char" svg:width="2.439cm" svg:height="0.808cm" draw:z-index="100"><draw:object xlink:href="./Object 55" xlink:type="simple" xlink:show="embed" xlink:actuate="onLoad"/><draw:image xlink:href="./ObjectReplacements/Object 55" xlink:type="simple" xlink:show="embed" xlink:actuate="onLoad"/></draw:frame><text:tab/>;<text:tab/><draw:frame draw:style-name="fr4" draw:name="Objet56" text:anchor-type="as-char" svg:width="2.917cm" svg:height="0.808cm" draw:z-index="102"><draw:object xlink:href="./Object 56" xlink:type="simple" xlink:show="embed" xlink:actuate="onLoad"/><draw:image xlink:href="./ObjectReplacements/Object 56" xlink:type="simple" xlink:show="embed" xlink:actuate="onLoad"/><svg:desc>formule</svg:desc></draw:frame> si <draw:frame draw:style-name="fr4" draw:name="Objet57" text:anchor-type="as-char" svg:width="1.014cm" svg:height="0.467cm" draw:z-index="103"><draw:object xlink:href="./Object 57" xlink:type="simple" xlink:show="embed" xlink:actuate="onLoad"/><draw:image xlink:href="./ObjectReplacements/Object 57" xlink:type="simple" xlink:show="embed" xlink:actuate="onLoad"/></draw:frame><text:tab/>;<text:tab/><draw:frame draw:style-name="fr4" draw:name="Objet58" text:anchor-type="as-char" svg:width="2.917cm" svg:height="0.808cm" draw:z-index="104"><draw:object xlink:href="./Object 58" xlink:type="simple" xlink:show="embed" xlink:actuate="onLoad"/><draw:image xlink:href="./ObjectReplacements/Object 58" xlink:type="simple" xlink:show="embed" xlink:actuate="onLoad"/><svg:desc>formule</svg:desc></draw:frame> si <draw:frame draw:style-name="fr4" draw:name="Objet59" text:anchor-type="as-char" svg:width="1.014cm" svg:height="0.467cm" draw:z-index="106"><draw:object xlink:href="./Object 59" xlink:type="simple" xlink:show="embed" xlink:actuate="onLoad"/><draw:image xlink:href="./ObjectReplacements/Object 59" xlink:type="simple" xlink:show="embed" xlink:actuate="onLoad"/><svg:desc>formule</svg:desc></draw:frame></text:p>
      <text:p text:style-name="Standard"/>
      <text:p text:style-name="P3">Exemple :</text:p>
      <text:p text:style-name="Standard">Soit <draw:frame draw:style-name="fr4" draw:name="Objet45" text:anchor-type="as-char" svg:width="3.099cm" svg:height="0.52cm" draw:z-index="53"><draw:object xlink:href="./Object 45" xlink:type="simple" xlink:show="embed" xlink:actuate="onLoad"/><draw:image xlink:href="./ObjectReplacements/Object 45" xlink:type="simple" xlink:show="embed" xlink:actuate="onLoad"/></draw:frame> définie sur <draw:frame draw:style-name="fr4" draw:name="Objet46" text:anchor-type="as-char" svg:width="1.579cm" svg:height="0.482cm" draw:z-index="54"><draw:object xlink:href="./Object 46" xlink:type="simple" xlink:show="embed" xlink:actuate="onLoad"/><draw:image xlink:href="./ObjectReplacements/Object 46" xlink:type="simple" xlink:show="embed" xlink:actuate="onLoad"/></draw:frame>.</text:p>
      <text:p text:style-name="Standard"><draw:frame draw:style-name="fr4" draw:name="Objet47" text:anchor-type="as-char" svg:width="3.15cm" svg:height="0.748cm" draw:z-index="55"><draw:object xlink:href="./Object 47" xlink:type="simple" xlink:show="embed" xlink:actuate="onLoad"/><draw:image xlink:href="./ObjectReplacements/Object 47" xlink:type="simple" xlink:show="embed" xlink:actuate="onLoad"/></draw:frame> et <draw:frame draw:style-name="fr4" draw:name="Objet48" text:anchor-type="as-char" svg:width="2.565cm" svg:height="0.783cm" draw:z-index="56"><draw:object xlink:href="./Object 48" xlink:type="simple" xlink:show="embed" xlink:actuate="onLoad"/><draw:image xlink:href="./ObjectReplacements/Object 48" xlink:type="simple" xlink:show="embed" xlink:actuate="onLoad"/></draw:frame>. Donc par produit, <draw:frame draw:style-name="fr4" draw:name="Objet49" text:anchor-type="as-char" svg:width="3.699cm" svg:height="0.783cm" draw:z-index="57"><draw:object xlink:href="./Object 49" xlink:type="simple" xlink:show="embed" xlink:actuate="onLoad"/><draw:image xlink:href="./ObjectReplacements/Object 49" xlink:type="simple" xlink:show="embed" xlink:actuate="onLoad"/></draw:frame>.</text:p>
      <text:p text:style-name="Standard">En 0, la fonction existe, on calcule donc <draw:frame draw:style-name="fr4" draw:name="Objet50" text:anchor-type="as-char" svg:width="3.607cm" svg:height="0.52cm" draw:z-index="61"><draw:object xlink:href="./Object 50" xlink:type="simple" xlink:show="embed" xlink:actuate="onLoad"/><draw:image xlink:href="./ObjectReplacements/Object 50" xlink:type="simple" xlink:show="embed" xlink:actuate="onLoad"/></draw:frame>.</text:p>
      <text:p text:style-name="Standard"/>
      <text:h text:style-name="P35" text:outline-level="2"><text:soft-page-break/>Quotient de fonctions</text:h>
      <text:p text:style-name="P12">Propriétés :</text:p>
      <table:table table:name="Tableau10" table:style-name="Tableau10">
        <table:table-column table:style-name="Tableau10.A"/>
        <table:table-column table:style-name="Tableau10.B" table:number-columns-repeated="5"/>
        <table:table-column table:style-name="Tableau10.G"/>
        <table:table-row>
          <table:table-cell table:style-name="Tableau10.A1" office:value-type="string">
            <text:p text:style-name="Table_20_Contents">Si <draw:frame draw:style-name="fr4" draw:name="Objet51" text:anchor-type="as-char" svg:width="2.124cm" svg:height="0.748cm" draw:z-index="58"><draw:object xlink:href="./Object 51" xlink:type="simple" xlink:show="embed" xlink:actuate="onLoad"/><draw:image xlink:href="./ObjectReplacements/Object 51" xlink:type="simple" xlink:show="embed" xlink:actuate="onLoad"/><svg:desc>formule</svg:desc></draw:frame></text:p>
          </table:table-cell>
          <table:table-cell table:style-name="Tableau10.B1" office:value-type="string">
            <text:p text:style-name="P14">L</text:p>
          </table:table-cell>
          <table:table-cell table:style-name="Tableau10.C1" office:value-type="string">
            <text:p text:style-name="P2">L≠0</text:p>
          </table:table-cell>
          <table:table-cell table:style-name="Tableau10.C1" office:value-type="string">
            <text:p text:style-name="P2">L</text:p>
          </table:table-cell>
          <table:table-cell table:style-name="Tableau10.C1" office:value-type="string">
            <text:p text:style-name="P2"><draw:frame draw:style-name="fr4" draw:name="Objet64" text:anchor-type="as-char" svg:width="0.85cm" svg:height="0.293cm" draw:z-index="107"><draw:object xlink:href="./Object 64" xlink:type="simple" xlink:show="embed" xlink:actuate="onLoad"/><draw:image xlink:href="./ObjectReplacements/Object 64" xlink:type="simple" xlink:show="embed" xlink:actuate="onLoad"/><svg:desc>formule</svg:desc></draw:frame></text:p>
          </table:table-cell>
          <table:table-cell table:style-name="Tableau10.F1" office:value-type="float" office:value="0">
            <text:p text:style-name="P2">0</text:p>
          </table:table-cell>
          <table:table-cell table:style-name="Tableau10.G1" office:value-type="string">
            <text:p text:style-name="P2"><draw:frame draw:style-name="fr4" draw:name="Objet65" text:anchor-type="as-char" svg:width="0.85cm" svg:height="0.293cm" draw:z-index="108"><draw:object xlink:href="./Object 65" xlink:type="simple" xlink:show="embed" xlink:actuate="onLoad"/><draw:image xlink:href="./ObjectReplacements/Object 65" xlink:type="simple" xlink:show="embed" xlink:actuate="onLoad"/><svg:desc>formule</svg:desc></draw:frame></text:p>
          </table:table-cell>
        </table:table-row>
        <table:table-row>
          <table:table-cell table:style-name="Tableau10.A2" office:value-type="string">
            <text:p text:style-name="Table_20_Contents">et <draw:frame draw:style-name="fr4" draw:name="Objet52" text:anchor-type="as-char" svg:width="2.081cm" svg:height="0.748cm" draw:z-index="59"><draw:object xlink:href="./Object 52" xlink:type="simple" xlink:show="embed" xlink:actuate="onLoad"/><draw:image xlink:href="./ObjectReplacements/Object 52" xlink:type="simple" xlink:show="embed" xlink:actuate="onLoad"/><svg:desc>formule</svg:desc></draw:frame></text:p>
          </table:table-cell>
          <table:table-cell table:style-name="Tableau10.B2" office:value-type="string">
            <text:p text:style-name="P14">L' non nul</text:p>
          </table:table-cell>
          <table:table-cell table:style-name="Tableau10.C2" office:value-type="float" office:value="0">
            <text:p text:style-name="P2">0</text:p>
          </table:table-cell>
          <table:table-cell table:style-name="Tableau10.D2" office:value-type="string">
            <text:p text:style-name="P2"><draw:frame draw:style-name="fr4" draw:name="Objet62" text:anchor-type="as-char" svg:width="0.85cm" svg:height="0.293cm" draw:z-index="97"><draw:object xlink:href="./Object 62" xlink:type="simple" xlink:show="embed" xlink:actuate="onLoad"/><draw:image xlink:href="./ObjectReplacements/Object 62" xlink:type="simple" xlink:show="embed" xlink:actuate="onLoad"/><svg:desc>formule</svg:desc></draw:frame></text:p>
          </table:table-cell>
          <table:table-cell table:style-name="Tableau10.D2" office:value-type="string">
            <text:p text:style-name="P2">L'</text:p>
          </table:table-cell>
          <table:table-cell table:style-name="Tableau10.F2" office:value-type="float" office:value="0">
            <text:p text:style-name="P2">0</text:p>
          </table:table-cell>
          <table:table-cell table:style-name="Tableau10.G2" office:value-type="string">
            <text:p text:style-name="P2"><draw:frame draw:style-name="fr4" draw:name="Objet66" text:anchor-type="as-char" svg:width="0.85cm" svg:height="0.293cm" draw:z-index="109"><draw:object xlink:href="./Object 66" xlink:type="simple" xlink:show="embed" xlink:actuate="onLoad"/><draw:image xlink:href="./ObjectReplacements/Object 66" xlink:type="simple" xlink:show="embed" xlink:actuate="onLoad"/><svg:desc>formule</svg:desc></draw:frame></text:p>
          </table:table-cell>
        </table:table-row>
        <table:table-row>
          <table:table-cell table:style-name="Tableau10.A2" office:value-type="string">
            <text:p text:style-name="Table_20_Contents">alors <draw:frame draw:style-name="fr4" draw:name="Objet53" text:anchor-type="as-char" svg:width="2.208cm" svg:height="1.032cm" draw:z-index="60"><draw:object xlink:href="./Object 53" xlink:type="simple" xlink:show="embed" xlink:actuate="onLoad"/><draw:image xlink:href="./ObjectReplacements/Object 53" xlink:type="simple" xlink:show="embed" xlink:actuate="onLoad"/><svg:desc>formule</svg:desc></draw:frame></text:p>
          </table:table-cell>
          <table:table-cell table:style-name="Tableau10.B2" office:value-type="string">
            <text:p text:style-name="P14"><draw:frame draw:style-name="fr4" draw:name="Objet60" text:anchor-type="as-char" svg:width="0.697cm" svg:height="0.998cm" draw:z-index="67"><draw:object xlink:href="./Object 60" xlink:type="simple" xlink:show="embed" xlink:actuate="onLoad"/><draw:image xlink:href="./ObjectReplacements/Object 60" xlink:type="simple" xlink:show="embed" xlink:actuate="onLoad"/></draw:frame></text:p>
          </table:table-cell>
          <table:table-cell table:style-name="Tableau10.D2" office:value-type="string">
            <text:p text:style-name="P2"><draw:frame draw:style-name="fr4" draw:name="Objet61" text:anchor-type="as-char" svg:width="0.85cm" svg:height="0.293cm" draw:z-index="68"><draw:object xlink:href="./Object 61" xlink:type="simple" xlink:show="embed" xlink:actuate="onLoad"/><draw:image xlink:href="./ObjectReplacements/Object 61" xlink:type="simple" xlink:show="embed" xlink:actuate="onLoad"/><svg:desc>formule</svg:desc></draw:frame></text:p>
          </table:table-cell>
          <table:table-cell table:style-name="Tableau10.C2" office:value-type="float" office:value="0">
            <text:p text:style-name="P2">0</text:p>
          </table:table-cell>
          <table:table-cell table:style-name="Tableau10.D2" office:value-type="string">
            <text:p text:style-name="P2"><draw:frame draw:style-name="fr4" draw:name="Objet63" text:anchor-type="as-char" svg:width="0.85cm" svg:height="0.293cm" draw:z-index="70"><draw:object xlink:href="./Object 63" xlink:type="simple" xlink:show="embed" xlink:actuate="onLoad"/><draw:image xlink:href="./ObjectReplacements/Object 63" xlink:type="simple" xlink:show="embed" xlink:actuate="onLoad"/><svg:desc>formule</svg:desc></draw:frame></text:p>
          </table:table-cell>
          <table:table-cell table:style-name="Tableau10.F3" office:value-type="string">
            <text:p text:style-name="P18">?</text:p>
          </table:table-cell>
          <table:table-cell table:style-name="Tableau10.G2" office:value-type="string">
            <text:p text:style-name="P18">?</text:p>
          </table:table-cell>
        </table:table-row>
      </table:table>
      <text:p text:style-name="Standard"/>
      <text:p text:style-name="Standard"><text:span text:style-name="T17">Remarque :</text:span><text:span text:style-name="T19"> inverse d'une fonction</text:span></text:p>
      <text:list xml:id="list38149202" text:continue-numbering="true" text:style-name="L8">
        <text:list-item>
          <text:p text:style-name="P29">Si <draw:frame draw:style-name="fr4" draw:name="Objet67" text:anchor-type="as-char" svg:width="2.949cm" svg:height="0.748cm" draw:z-index="74"><draw:object xlink:href="./Object 67" xlink:type="simple" xlink:show="embed" xlink:actuate="onLoad"/><draw:image xlink:href="./ObjectReplacements/Object 67" xlink:type="simple" xlink:show="embed" xlink:actuate="onLoad"/><svg:desc>formule</svg:desc></draw:frame>, alors <draw:frame draw:style-name="fr4" draw:name="Objet68" text:anchor-type="as-char" svg:width="2.626cm" svg:height="1.014cm" draw:z-index="75"><draw:object xlink:href="./Object 68" xlink:type="simple" xlink:show="embed" xlink:actuate="onLoad"/><draw:image xlink:href="./ObjectReplacements/Object 68" xlink:type="simple" xlink:show="embed" xlink:actuate="onLoad"/><svg:desc>formule</svg:desc></draw:frame> et si <draw:frame draw:style-name="fr4" draw:name="Objet69" text:anchor-type="as-char" svg:width="2.949cm" svg:height="0.748cm" draw:z-index="76"><draw:object xlink:href="./Object 69" xlink:type="simple" xlink:show="embed" xlink:actuate="onLoad"/><draw:image xlink:href="./ObjectReplacements/Object 69" xlink:type="simple" xlink:show="embed" xlink:actuate="onLoad"/></draw:frame>, alors <draw:frame draw:style-name="fr4" draw:name="Objet70" text:anchor-type="as-char" svg:width="2.626cm" svg:height="1.014cm" draw:z-index="77"><draw:object xlink:href="./Object 70" xlink:type="simple" xlink:show="embed" xlink:actuate="onLoad"/><draw:image xlink:href="./ObjectReplacements/Object 70" xlink:type="simple" xlink:show="embed" xlink:actuate="onLoad"/></draw:frame>.</text:p>
        </text:list-item>
        <text:list-item>
          <text:p text:style-name="P29">Au voisinage d'un point <text:span text:style-name="T8">a</text:span> où <draw:frame draw:style-name="fr4" draw:name="Objet71" text:anchor-type="as-char" svg:width="1.663cm" svg:height="0.483cm" draw:z-index="78"><draw:object xlink:href="./Object 71" xlink:type="simple" xlink:show="embed" xlink:actuate="onLoad"/><draw:image xlink:href="./ObjectReplacements/Object 71" xlink:type="simple" xlink:show="embed" xlink:actuate="onLoad"/></draw:frame>.</text:p>
        </text:list-item>
      </text:list>
      <text:p text:style-name="Standard"><text:tab/>Si <draw:frame draw:style-name="fr4" draw:name="Objet73" text:anchor-type="as-char" svg:width="1.665cm" svg:height="0.483cm" draw:z-index="87"><draw:object xlink:href="./Object 73" xlink:type="simple" xlink:show="embed" xlink:actuate="onLoad"/><draw:image xlink:href="./ObjectReplacements/Object 73" xlink:type="simple" xlink:show="embed" xlink:actuate="onLoad"/></draw:frame> pour <draw:frame draw:style-name="fr4" draw:name="Objet74" text:anchor-type="as-char" svg:width="1.039cm" svg:height="0.467cm" draw:z-index="101"><draw:object xlink:href="./Object 74" xlink:type="simple" xlink:show="embed" xlink:actuate="onLoad"/><draw:image xlink:href="./ObjectReplacements/Object 74" xlink:type="simple" xlink:show="embed" xlink:actuate="onLoad"/></draw:frame>, <draw:frame draw:style-name="fr4" draw:name="Objet72" text:anchor-type="as-char" svg:width="2.835cm" svg:height="1.014cm" draw:z-index="79"><draw:object xlink:href="./Object 72" xlink:type="simple" xlink:show="embed" xlink:actuate="onLoad"/><draw:image xlink:href="./ObjectReplacements/Object 72" xlink:type="simple" xlink:show="embed" xlink:actuate="onLoad"/></draw:frame> et si <draw:frame draw:style-name="fr4" draw:name="Objet75" text:anchor-type="as-char" svg:width="1.665cm" svg:height="0.483cm" draw:z-index="82"><draw:object xlink:href="./Object 75" xlink:type="simple" xlink:show="embed" xlink:actuate="onLoad"/><draw:image xlink:href="./ObjectReplacements/Object 75" xlink:type="simple" xlink:show="embed" xlink:actuate="onLoad"/><svg:desc>formule</svg:desc></draw:frame> pour <draw:frame draw:style-name="fr4" draw:name="Objet76" text:anchor-type="as-char" svg:width="1.039cm" svg:height="0.467cm" draw:z-index="83"><draw:object xlink:href="./Object 76" xlink:type="simple" xlink:show="embed" xlink:actuate="onLoad"/><draw:image xlink:href="./ObjectReplacements/Object 76" xlink:type="simple" xlink:show="embed" xlink:actuate="onLoad"/><svg:desc>formule</svg:desc></draw:frame>, <draw:frame draw:style-name="fr4" draw:name="Objet77" text:anchor-type="as-char" svg:width="2.835cm" svg:height="1.014cm" draw:z-index="84"><draw:object xlink:href="./Object 77" xlink:type="simple" xlink:show="embed" xlink:actuate="onLoad"/><draw:image xlink:href="./ObjectReplacements/Object 77" xlink:type="simple" xlink:show="embed" xlink:actuate="onLoad"/><svg:desc>formule</svg:desc></draw:frame>.</text:p>
      <text:p text:style-name="Standard"><text:tab/>La droite d'équation <draw:frame draw:style-name="fr4" draw:name="Objet78" text:anchor-type="as-char" svg:width="1.021cm" svg:height="0.467cm" draw:z-index="85"><draw:object xlink:href="./Object 78" xlink:type="simple" xlink:show="embed" xlink:actuate="onLoad"/><draw:image xlink:href="./ObjectReplacements/Object 78" xlink:type="simple" xlink:show="embed" xlink:actuate="onLoad"/></draw:frame> est <text:span text:style-name="T20">asymptote</text:span> (verticale) à la courbe <text:span text:style-name="T11">c</text:span><text:span text:style-name="T14">f</text:span>.</text:p>
      <text:p text:style-name="Standard"/>
      <text:p text:style-name="P10">Propriété :</text:p>
      <text:p text:style-name="P7">Pour tout entier <draw:frame draw:style-name="fr4" draw:name="Objet80" text:anchor-type="as-char" svg:width="0.998cm" svg:height="0.467cm" draw:z-index="105"><draw:object xlink:href="./Object 80" xlink:type="simple" xlink:show="embed" xlink:actuate="onLoad"/><draw:image xlink:href="./ObjectReplacements/Object 80" xlink:type="simple" xlink:show="embed" xlink:actuate="onLoad"/><svg:desc>formule</svg:desc></draw:frame> et <text:span text:style-name="T8">k</text:span> <text:span text:style-name="T1">∈</text:span> <text:span text:style-name="T21">ℝ,</text:span></text:p>
      <text:p text:style-name="P7"><text:tab/><draw:frame draw:style-name="fr4" draw:name="Objet79" text:anchor-type="as-char" svg:width="2.117cm" svg:height="1.058cm" draw:z-index="86"><draw:object xlink:href="./Object 79" xlink:type="simple" xlink:show="embed" xlink:actuate="onLoad"/><draw:image xlink:href="./ObjectReplacements/Object 79" xlink:type="simple" xlink:show="embed" xlink:actuate="onLoad"/><svg:desc>formule</svg:desc></draw:frame> et <draw:frame draw:style-name="fr4" draw:name="Objet81" text:anchor-type="as-char" svg:width="2.117cm" svg:height="1.058cm" draw:z-index="88"><draw:object xlink:href="./Object 81" xlink:type="simple" xlink:show="embed" xlink:actuate="onLoad"/><draw:image xlink:href="./ObjectReplacements/Object 81" xlink:type="simple" xlink:show="embed" xlink:actuate="onLoad"/><svg:desc>formule</svg:desc></draw:frame></text:p>
      <text:p text:style-name="P20"/>
      <text:p text:style-name="P21">Exemple :</text:p>
      <text:p text:style-name="P20">Soit <draw:frame draw:style-name="fr4" draw:name="Objet82" text:anchor-type="as-char" svg:width="3.38cm" svg:height="1.058cm" draw:z-index="89"><draw:object xlink:href="./Object 82" xlink:type="simple" xlink:show="embed" xlink:actuate="onLoad"/><draw:image xlink:href="./ObjectReplacements/Object 82" xlink:type="simple" xlink:show="embed" xlink:actuate="onLoad"/></draw:frame> définie sur <draw:frame draw:style-name="fr4" draw:name="Objet83" text:anchor-type="as-char" svg:width="1.879cm" svg:height="0.482cm" draw:z-index="90"><draw:object xlink:href="./Object 83" xlink:type="simple" xlink:show="embed" xlink:actuate="onLoad"/><draw:image xlink:href="./ObjectReplacements/Object 83" xlink:type="simple" xlink:show="embed" xlink:actuate="onLoad"/></draw:frame>.</text:p>
      <text:list xml:id="list37707916" text:style-name="L9">
        <text:list-item>
          <text:p text:style-name="P32"><draw:frame draw:style-name="fr4" draw:name="Objet84" text:anchor-type="as-char" svg:width="6.796cm" svg:height="1.101cm" draw:z-index="91"><draw:object xlink:href="./Object 84" xlink:type="simple" xlink:show="embed" xlink:actuate="onLoad"/><draw:image xlink:href="./ObjectReplacements/Object 84" xlink:type="simple" xlink:show="embed" xlink:actuate="onLoad"/></draw:frame> et <draw:frame draw:style-name="fr4" draw:name="Objet85" text:anchor-type="as-char" svg:width="2.708cm" svg:height="1.041cm" draw:z-index="92"><draw:object xlink:href="./Object 85" xlink:type="simple" xlink:show="embed" xlink:actuate="onLoad"/><draw:image xlink:href="./ObjectReplacements/Object 85" xlink:type="simple" xlink:show="embed" xlink:actuate="onLoad"/><svg:desc>formule</svg:desc></draw:frame>, avec <draw:frame draw:style-name="fr4" draw:name="Objet86" text:anchor-type="as-char" svg:width="1.6cm" svg:height="0.467cm" draw:z-index="93"><draw:object xlink:href="./Object 86" xlink:type="simple" xlink:show="embed" xlink:actuate="onLoad"/><draw:image xlink:href="./ObjectReplacements/Object 86" xlink:type="simple" xlink:show="embed" xlink:actuate="onLoad"/></draw:frame>.</text:p>
        </text:list-item>
      </text:list>
      <text:p text:style-name="P20"><text:tab/>On a donc :<draw:frame draw:style-name="fr4" draw:name="Objet87" text:anchor-type="as-char" svg:width="3.93cm" svg:height="1.342cm" draw:z-index="94"><draw:object xlink:href="./Object 87" xlink:type="simple" xlink:show="embed" xlink:actuate="onLoad"/><draw:image xlink:href="./ObjectReplacements/Object 87" xlink:type="simple" xlink:show="embed" xlink:actuate="onLoad"/></draw:frame></text:p>
      <text:list xml:id="list37732348" text:style-name="L10">
        <text:list-item>
          <text:p text:style-name="P33"><draw:frame draw:style-name="fr4" draw:name="Objet88" text:anchor-type="as-char" svg:width="15.399cm" svg:height="2.12cm" draw:z-index="95"><draw:object xlink:href="./Object 88" xlink:type="simple" xlink:show="embed" xlink:actuate="onLoad"/><draw:image xlink:href="./ObjectReplacements/Object 88" xlink:type="simple" xlink:show="embed" xlink:actuate="onLoad"/></draw:frame></text:p>
        </text:list-item>
      </text:list>
      <text:p text:style-name="P20"/>
      <text:p text:style-name="P20"/>
      <text:h text:style-name="P37" text:outline-level="1">Droites asymptotes</text:h>
      <text:p text:style-name="Standard">La recherche de limites pour une fonction <text:span text:style-name="T8">f</text:span> définie sur un intervalle <text:span text:style-name="T8">I</text:span> conduit parfois à considérer des droites asymptotes <text:span text:style-name="T1"></text:span> à la courbe <text:span text:style-name="T11">c</text:span><text:span text:style-name="T14">f</text:span> représentant la fonction<text:span text:style-name="T8"> f</text:span>.</text:p>
      <text:p text:style-name="Standard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row>
          <table:table-cell table:style-name="Tableau11.A1" office:value-type="string">
            <text:p text:style-name="P17">nature de <text:span text:style-name="T1"></text:span></text:p>
          </table:table-cell>
          <table:table-cell table:style-name="Tableau11.A1" office:value-type="string">
            <text:p text:style-name="P17">conditions</text:p>
          </table:table-cell>
          <table:table-cell table:style-name="Tableau11.C1" table:number-columns-spanned="2" office:value-type="string">
            <text:p text:style-name="P17">exemples graphiques</text:p>
          </table:table-cell>
          <table:covered-table-cell/>
        </table:table-row>
        <table:table-row>
          <table:table-cell table:style-name="Tableau11.A2" table:number-rows-spanned="2" office:value-type="string">
            <text:p text:style-name="P14"><text:span text:style-name="T20">asymptote verticale</text:span> d'équation <draw:frame draw:style-name="fr4" draw:name="Objet89" text:anchor-type="as-char" svg:width="0.997cm" svg:height="0.467cm" draw:z-index="116"><draw:object xlink:href="./Object 89" xlink:type="simple" xlink:show="embed" xlink:actuate="onLoad"/><draw:image xlink:href="./ObjectReplacements/Object 89" xlink:type="simple" xlink:show="embed" xlink:actuate="onLoad"/></draw:frame></text:p>
          </table:table-cell>
          <table:table-cell table:style-name="Tableau11.A2" table:number-rows-spanned="2" office:value-type="string">
            <text:p text:style-name="P14"><draw:frame draw:style-name="fr4" draw:name="Objet92" text:anchor-type="as-char" svg:width="1.744cm" svg:height="0.482cm" draw:z-index="117"><draw:object xlink:href="./Object 92" xlink:type="simple" xlink:show="embed" xlink:actuate="onLoad"/><draw:image xlink:href="./ObjectReplacements/Object 92" xlink:type="simple" xlink:show="embed" xlink:actuate="onLoad"/></draw:frame> ou <draw:frame draw:style-name="fr4" draw:name="Objet93" text:anchor-type="as-char" svg:width="1.143cm" svg:height="0.482cm" draw:z-index="118"><draw:object xlink:href="./Object 93" xlink:type="simple" xlink:show="embed" xlink:actuate="onLoad"/><draw:image xlink:href="./ObjectReplacements/Object 93" xlink:type="simple" xlink:show="embed" xlink:actuate="onLoad"/></draw:frame></text:p>
            <text:p text:style-name="P14"><text:span text:style-name="T8">c</text:span> est une valeur interdite</text:p>
            <text:p text:style-name="P14"/>
            <text:p text:style-name="P14"><draw:frame draw:style-name="fr4" draw:name="Objet94" text:anchor-type="as-char" svg:width="4.376cm" svg:height="0.748cm" draw:z-index="119"><draw:object xlink:href="./Object 94" xlink:type="simple" xlink:show="embed" xlink:actuate="onLoad"/><draw:image xlink:href="./ObjectReplacements/Object 94" xlink:type="simple" xlink:show="embed" xlink:actuate="onLoad"/></draw:frame></text:p>
            <text:p text:style-name="P14"/>
            <text:p text:style-name="P14">si la limite de <text:span text:style-name="T8">f </text:span><text:span text:style-name="T20">en </text:span><text:span text:style-name="T9">c</text:span> est <text:span text:style-name="T20">infinie</text:span></text:p>
          </table:table-cell>
          <table:table-cell table:style-name="Tableau11.C2" table:number-columns-spanned="2" office:value-type="string">
            <text:p text:style-name="P2"><text:span text:style-name="T1"></text:span> asymptote à <text:span text:style-name="T11">c</text:span><text:span text:style-name="T14">f</text:span></text:p>
          </table:table-cell>
          <table:covered-table-cell/>
        </table:table-row>
        <table:table-row>
          <table:covered-table-cell/>
          <table:covered-table-cell/>
          <table:table-cell table:style-name="Tableau11.A2" office:value-type="string">
            <text:p text:style-name="P14"><draw:frame draw:style-name="fr2" draw:name="images10" text:anchor-type="paragraph" svg:width="4.131cm" svg:height="5.623cm" draw:z-index="26"><draw:image xlink:href="Pictures/20000007000044A200005D6F6D26A3DC.svm" xlink:type="simple" xlink:show="embed" xlink:actuate="onLoad"/></draw:frame></text:p>
          </table:table-cell>
          <table:table-cell table:style-name="Tableau11.D3" office:value-type="string">
            <text:p text:style-name="P14"><draw:frame draw:style-name="fr3" draw:name="images9" text:anchor-type="paragraph" svg:width="4.133cm" svg:height="5.099cm" draw:z-index="25"><draw:image xlink:href="Pictures/2000000700003D3000004B852DC591E9.svm" xlink:type="simple" xlink:show="embed" xlink:actuate="onLoad"/></draw:frame></text:p>
          </table:table-cell>
        </table:table-row>
        <table:table-row>
          <table:table-cell table:style-name="Tableau11.A2" table:number-rows-spanned="2" office:value-type="string">
            <text:p text:style-name="P14"><text:span text:style-name="T20">asymptote horizontale</text:span> d'équation <draw:frame draw:style-name="fr4" draw:name="Objet90" text:anchor-type="as-char" svg:width="1.034cm" svg:height="0.467cm" draw:z-index="120"><draw:object xlink:href="./Object 90" xlink:type="simple" xlink:show="embed" xlink:actuate="onLoad"/><draw:image xlink:href="./ObjectReplacements/Object 90" xlink:type="simple" xlink:show="embed" xlink:actuate="onLoad"/></draw:frame></text:p>
          </table:table-cell>
          <table:table-cell table:style-name="Tableau11.A2" table:number-rows-spanned="2" office:value-type="string">
            <text:p text:style-name="P14"><draw:frame draw:style-name="fr5" draw:name="Objet95" text:anchor-type="as-char" svg:width="2.14cm" svg:height="0.482cm" draw:z-index="135"><draw:object xlink:href="./Object 117" xlink:type="simple" xlink:show="embed" xlink:actuate="onLoad"/><draw:image xlink:href="./ObjectReplacements/Object 117" xlink:type="simple" xlink:show="embed" xlink:actuate="onLoad"/><svg:desc>formule</svg:desc></draw:frame> ou <draw:frame draw:style-name="fr4" draw:name="Objet96" text:anchor-type="as-char" svg:width="1.577cm" svg:height="0.482cm" draw:z-index="121"><draw:object xlink:href="./Object 96" xlink:type="simple" xlink:show="embed" xlink:actuate="onLoad"/><draw:image xlink:href="./ObjectReplacements/Object 96" xlink:type="simple" xlink:show="embed" xlink:actuate="onLoad"/></draw:frame></text:p>
            <text:p text:style-name="P14"/>
            <text:p text:style-name="P14"><draw:frame draw:style-name="fr4" draw:name="Objet97" text:anchor-type="as-char" svg:width="2.542cm" svg:height="0.748cm" draw:z-index="122"><draw:object xlink:href="./Object 97" xlink:type="simple" xlink:show="embed" xlink:actuate="onLoad"/><draw:image xlink:href="./ObjectReplacements/Object 97" xlink:type="simple" xlink:show="embed" xlink:actuate="onLoad"/></draw:frame></text:p>
            <text:p text:style-name="P14">ou</text:p>
            <text:p text:style-name="P14"><draw:frame draw:style-name="fr4" draw:name="Objet98" text:anchor-type="as-char" svg:width="2.542cm" svg:height="0.748cm" draw:z-index="123"><draw:object xlink:href="./Object 98" xlink:type="simple" xlink:show="embed" xlink:actuate="onLoad"/><draw:image xlink:href="./ObjectReplacements/Object 98" xlink:type="simple" xlink:show="embed" xlink:actuate="onLoad"/></draw:frame></text:p>
            <text:p text:style-name="P14"/>
            <text:p text:style-name="P2">si la limite de <text:span text:style-name="T8">f </text:span><text:span text:style-name="T20">à l'infinie</text:span> est <text:span text:style-name="T9">b</text:span></text:p>
          </table:table-cell>
          <table:table-cell table:style-name="Tableau11.C2" table:number-columns-spanned="2" office:value-type="string">
            <text:p text:style-name="P2"><text:span text:style-name="T1"></text:span> asymptote à <text:span text:style-name="T11">c</text:span><text:span text:style-name="T14">f</text:span> en +<text:span text:style-name="T1">∞</text:span></text:p>
          </table:table-cell>
          <table:covered-table-cell/>
        </table:table-row>
        <table:table-row>
          <table:covered-table-cell/>
          <table:covered-table-cell/>
          <table:table-cell table:style-name="Tableau11.C5" table:number-columns-spanned="2" office:value-type="string">
            <text:p text:style-name="P14"><draw:frame draw:style-name="fr1" draw:name="images11" text:anchor-type="paragraph" svg:width="7.768cm" svg:height="5.452cm" draw:z-index="27"><draw:image xlink:href="Pictures/20000007000058C000003E4A2592A347.svm" xlink:type="simple" xlink:show="embed" xlink:actuate="onLoad"/></draw:frame></text:p>
          </table:table-cell>
          <table:covered-table-cell/>
        </table:table-row>
        <table:table-row>
          <table:table-cell table:style-name="Tableau11.A2" table:number-rows-spanned="2" office:value-type="string">
            <text:p text:style-name="P14"><text:span text:style-name="T20">asymptote oblique</text:span> d'équation <draw:frame draw:style-name="fr4" draw:name="Objet91" text:anchor-type="as-char" svg:width="1.817cm" svg:height="0.467cm" draw:z-index="124"><draw:object xlink:href="./Object 91" xlink:type="simple" xlink:show="embed" xlink:actuate="onLoad"/><draw:image xlink:href="./ObjectReplacements/Object 91" xlink:type="simple" xlink:show="embed" xlink:actuate="onLoad"/></draw:frame></text:p>
          </table:table-cell>
          <table:table-cell table:style-name="Tableau11.A2" table:number-rows-spanned="2" office:value-type="string">
            <text:p text:style-name="P14"><draw:frame draw:style-name="fr5" draw:name="Objet115" text:anchor-type="as-char" svg:width="2.14cm" svg:height="0.482cm" draw:z-index="134"><draw:object xlink:href="./Object 116" xlink:type="simple" xlink:show="embed" xlink:actuate="onLoad"/><draw:image xlink:href="./ObjectReplacements/Object 116" xlink:type="simple" xlink:show="embed" xlink:actuate="onLoad"/><svg:desc>formule</svg:desc></draw:frame> ou <draw:frame draw:style-name="fr4" draw:name="Objet100" text:anchor-type="as-char" svg:width="1.577cm" svg:height="0.482cm" draw:z-index="125"><draw:object xlink:href="./Object 100" xlink:type="simple" xlink:show="embed" xlink:actuate="onLoad"/><draw:image xlink:href="./ObjectReplacements/Object 100" xlink:type="simple" xlink:show="embed" xlink:actuate="onLoad"/></draw:frame></text:p>
            <text:p text:style-name="P14"/>
            <text:p text:style-name="P14"><draw:frame draw:style-name="fr4" draw:name="Objet101" text:anchor-type="as-char" svg:width="4.493cm" svg:height="0.748cm" draw:z-index="126"><draw:object xlink:href="./Object 101" xlink:type="simple" xlink:show="embed" xlink:actuate="onLoad"/><draw:image xlink:href="./ObjectReplacements/Object 101" xlink:type="simple" xlink:show="embed" xlink:actuate="onLoad"/></draw:frame></text:p>
            <text:p text:style-name="P14">ou</text:p>
            <text:p text:style-name="P14"><draw:frame draw:style-name="fr4" draw:name="Objet102" text:anchor-type="as-char" svg:width="4.493cm" svg:height="0.748cm" draw:z-index="127"><draw:object xlink:href="./Object 102" xlink:type="simple" xlink:show="embed" xlink:actuate="onLoad"/><draw:image xlink:href="./ObjectReplacements/Object 102" xlink:type="simple" xlink:show="embed" xlink:actuate="onLoad"/></draw:frame></text:p>
            <text:p text:style-name="P14"/>
            <text:p text:style-name="P14">si la limite <text:span text:style-name="T20">à l'infini</text:span> de <draw:frame draw:style-name="fr4" draw:name="Objet103" text:anchor-type="as-char" svg:width="2.746cm" svg:height="0.483cm" draw:z-index="128"><draw:object xlink:href="./Object 103" xlink:type="simple" xlink:show="embed" xlink:actuate="onLoad"/><draw:image xlink:href="./ObjectReplacements/Object 103" xlink:type="simple" xlink:show="embed" xlink:actuate="onLoad"/></draw:frame> est<text:span text:style-name="T20"> nulle</text:span></text:p>
          </table:table-cell>
          <table:table-cell table:style-name="Tableau11.C2" table:number-columns-spanned="2" office:value-type="string">
            <text:p text:style-name="P2"><text:span text:style-name="T1"></text:span> asymptote à <text:span text:style-name="T11">c</text:span><text:span text:style-name="T14">f</text:span> en +<text:span text:style-name="T1">∞</text:span></text:p>
          </table:table-cell>
          <table:covered-table-cell/>
        </table:table-row>
        <table:table-row>
          <table:covered-table-cell/>
          <table:covered-table-cell/>
          <table:table-cell table:style-name="Tableau11.C5" table:number-columns-spanned="2" office:value-type="string">
            <text:p text:style-name="P14"><draw:frame draw:style-name="fr1" draw:name="images12" text:anchor-type="paragraph" svg:width="5.523cm" svg:height="5.565cm" draw:z-index="28"><draw:image xlink:href="Pictures/2000000700004837000048C3A0CD639B.svm" xlink:type="simple" xlink:show="embed" xlink:actuate="onLoad"/></draw:frame></text:p>
          </table:table-cell>
          <table:covered-table-cell/>
        </table:table-row>
      </table:table>
      <text:p text:style-name="P3"><text:soft-page-break/>Remarque :</text:p>
      <text:p text:style-name="Standard">Si la fonction <text:span text:style-name="T8">f</text:span> peut s'écrire <draw:frame draw:style-name="fr4" draw:name="Objet104" text:anchor-type="as-char" svg:width="3.595cm" svg:height="0.483cm" draw:z-index="110"><draw:object xlink:href="./Object 104" xlink:type="simple" xlink:show="embed" xlink:actuate="onLoad"/><draw:image xlink:href="./ObjectReplacements/Object 104" xlink:type="simple" xlink:show="embed" xlink:actuate="onLoad"/></draw:frame>, avec <draw:frame draw:style-name="fr4" draw:name="Objet105" text:anchor-type="as-char" svg:width="2.431cm" svg:height="0.748cm" draw:z-index="111"><draw:object xlink:href="./Object 105" xlink:type="simple" xlink:show="embed" xlink:actuate="onLoad"/><draw:image xlink:href="./ObjectReplacements/Object 105" xlink:type="simple" xlink:show="embed" xlink:actuate="onLoad"/></draw:frame>, alors la droite <text:span text:style-name="T1"></text:span> d'équation <draw:frame draw:style-name="fr4" draw:name="Objet106" text:anchor-type="as-char" svg:width="1.817cm" svg:height="0.467cm" draw:z-index="112"><draw:object xlink:href="./Object 106" xlink:type="simple" xlink:show="embed" xlink:actuate="onLoad"/><draw:image xlink:href="./ObjectReplacements/Object 106" xlink:type="simple" xlink:show="embed" xlink:actuate="onLoad"/></draw:frame> est asymptote oblique à la courbe <text:span text:style-name="T11">c</text:span><text:span text:style-name="T14">f <text:s/></text:span>en +∞.</text:p>
      <text:p text:style-name="Standard"/>
      <text:p text:style-name="P3">Exemple :</text:p>
      <text:p text:style-name="Standard">Soit <draw:frame draw:style-name="fr4" draw:name="Objet107" text:anchor-type="as-char" svg:width="3.815cm" svg:height="0.998cm" draw:z-index="113"><draw:object xlink:href="./Object 107" xlink:type="simple" xlink:show="embed" xlink:actuate="onLoad"/><draw:image xlink:href="./ObjectReplacements/Object 107" xlink:type="simple" xlink:show="embed" xlink:actuate="onLoad"/></draw:frame> définie sur <draw:frame draw:style-name="fr4" draw:name="Objet108" text:anchor-type="as-char" svg:width="1.558cm" svg:height="0.482cm" draw:z-index="114"><draw:object xlink:href="./Object 108" xlink:type="simple" xlink:show="embed" xlink:actuate="onLoad"/><draw:image xlink:href="./ObjectReplacements/Object 108" xlink:type="simple" xlink:show="embed" xlink:actuate="onLoad"/></draw:frame>, représentée par la courbe <text:span text:style-name="T11">c</text:span><text:span text:style-name="T14">f</text:span><text:span text:style-name="T22"> .</text:span>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Standard">Or <draw:frame draw:style-name="fr4" draw:name="Objet109" text:anchor-type="as-char" svg:width="2.538cm" svg:height="0.998cm" draw:z-index="129"><draw:object xlink:href="./Object 110" xlink:type="simple" xlink:show="embed" xlink:actuate="onLoad"/><draw:image xlink:href="./ObjectReplacements/Object 110" xlink:type="simple" xlink:show="embed" xlink:actuate="onLoad"/><svg:desc>formule</svg:desc></draw:frame>, on en déduit donc que la droite <text:span text:style-name="T1"></text:span>, d'équation <draw:frame draw:style-name="fr5" draw:name="Objet99" text:anchor-type="as-char" svg:width="1.946cm" svg:height="0.467cm" draw:z-index="136"><draw:object xlink:href="./Object 95" xlink:type="simple" xlink:show="embed" xlink:actuate="onLoad"/><draw:image xlink:href="./ObjectReplacements/Object 95" xlink:type="simple" xlink:show="embed" xlink:actuate="onLoad"/></draw:frame>, est asymptote oblique à la courbe <text:span text:style-name="T11">c</text:span><text:span text:style-name="T14">f <text:s/></text:span>en +∞.</text:p>
            <text:p text:style-name="Standard"/>
            <text:p text:style-name="Standard">On remarque, par ailleurs, qu'il existe une asymptote verticale...</text:p>
          </table:table-cell>
          <table:table-cell table:style-name="Tableau12.B1" office:value-type="string">
            <text:p text:style-name="Table_20_Contents"><draw:frame draw:style-name="fr3" draw:name="images13" text:anchor-type="paragraph" svg:width="7.611cm" svg:height="5.041cm" draw:z-index="29"><draw:image xlink:href="Pictures/2000000700006FE700004A2461A9E698.svm" xlink:type="simple" xlink:show="embed" xlink:actuate="onLoad"/></draw:frame></text:p>
          </table:table-cell>
        </table:table-row>
      </table:table>
      <text:p text:style-name="P6"/>
      <text:p text:style-name="P6"/>
      <text:p text:style-name="Standard">Pour étudier la <text:span text:style-name="T20">position de la courbe </text:span><text:span text:style-name="T13">c</text:span><text:span text:style-name="T15">f <text:s/></text:span><text:span text:style-name="T10">p</text:span><text:span text:style-name="T20">ar rapport à son asymptote</text:span> oblique (ou horizontale), on étudie le signe de la différence <draw:frame draw:style-name="fr4" draw:name="Objet110" text:anchor-type="as-char" svg:width="2.746cm" svg:height="0.483cm" draw:z-index="115"><draw:object xlink:href="./Object 109" xlink:type="simple" xlink:show="embed" xlink:actuate="onLoad"/><draw:image xlink:href="./ObjectReplacements/Object 109" xlink:type="simple" xlink:show="embed" xlink:actuate="onLoad"/><svg:desc>formule</svg:desc></draw:frame>.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list xml:id="list37703482" text:style-name="L11">
              <text:list-item>
                <text:p text:style-name="P30">Si <draw:frame draw:style-name="fr4" draw:name="Objet111" text:anchor-type="as-char" svg:width="2.746cm" svg:height="0.483cm" draw:z-index="130"><draw:object xlink:href="./Object 113" xlink:type="simple" xlink:show="embed" xlink:actuate="onLoad"/><draw:image xlink:href="./ObjectReplacements/Object 113" xlink:type="simple" xlink:show="embed" xlink:actuate="onLoad"/><svg:desc>formule</svg:desc></draw:frame> est positif</text:p>
              </text:list-item>
            </text:list>
          </table:table-cell>
          <table:table-cell table:style-name="Tableau13.B1" office:value-type="string">
            <text:list xml:id="list38164571" text:continue-numbering="true" text:style-name="L11">
              <text:list-item>
                <text:p text:style-name="P30">Si <draw:frame draw:style-name="fr4" draw:name="Objet112" text:anchor-type="as-char" svg:width="2.746cm" svg:height="0.483cm" draw:z-index="131"><draw:object xlink:href="./Object 111" xlink:type="simple" xlink:show="embed" xlink:actuate="onLoad"/><draw:image xlink:href="./ObjectReplacements/Object 111" xlink:type="simple" xlink:show="embed" xlink:actuate="onLoad"/><svg:desc>formule</svg:desc></draw:frame> est négatif</text:p>
              </text:list-item>
            </text:list>
          </table:table-cell>
        </table:table-row>
        <table:table-row>
          <table:table-cell table:style-name="Tableau13.A1" office:value-type="string">
            <text:p text:style-name="Table_20_Contents"><draw:frame draw:style-name="fr2" draw:name="images14" text:anchor-type="paragraph" svg:width="8.306cm" svg:height="7.214cm" draw:z-index="30"><draw:image xlink:href="Pictures/2000000700004B8500004199B89A1ACA.svm" xlink:type="simple" xlink:show="embed" xlink:actuate="onLoad"/></draw:frame></text:p>
          </table:table-cell>
          <table:table-cell table:style-name="Tableau13.B1" office:value-type="string">
            <text:p text:style-name="Table_20_Contents"><draw:frame draw:style-name="fr3" draw:name="images15" text:anchor-type="paragraph" svg:width="8.306cm" svg:height="7.41cm" draw:z-index="31"><draw:image xlink:href="Pictures/20000007000047AA00003FF27C69DB53.svm" xlink:type="simple" xlink:show="embed" xlink:actuate="onLoad"/></draw:frame></text:p>
          </table:table-cell>
        </table:table-row>
        <table:table-row>
          <table:table-cell table:style-name="Tableau13.A1" office:value-type="string">
            <text:p text:style-name="P14">On a <draw:frame draw:style-name="fr4" draw:name="Objet113" text:anchor-type="as-char" svg:width="2.447cm" svg:height="0.483cm" draw:z-index="132"><draw:object xlink:href="./Object 112" xlink:type="simple" xlink:show="embed" xlink:actuate="onLoad"/><draw:image xlink:href="./ObjectReplacements/Object 112" xlink:type="simple" xlink:show="embed" xlink:actuate="onLoad"/></draw:frame>,</text:p>
            <text:p text:style-name="P14">la courbe <text:span text:style-name="T11">c</text:span><text:span text:style-name="T14">f <text:s/></text:span>est au dessus de l'asymptote <text:span text:style-name="T1"></text:span>.</text:p>
          </table:table-cell>
          <table:table-cell table:style-name="Tableau13.B1" office:value-type="string">
            <text:p text:style-name="P14">On a <draw:frame draw:style-name="fr4" draw:name="Objet114" text:anchor-type="as-char" svg:width="2.447cm" svg:height="0.483cm" draw:z-index="133"><draw:object xlink:href="./Object 114" xlink:type="simple" xlink:show="embed" xlink:actuate="onLoad"/><draw:image xlink:href="./ObjectReplacements/Object 114" xlink:type="simple" xlink:show="embed" xlink:actuate="onLoad"/><svg:desc>formule</svg:desc></draw:frame>,</text:p>
            <text:p text:style-name="P14">la courbe <text:span text:style-name="T11">c</text:span><text:span text:style-name="T14">f <text:s/></text:span>est au dessous de l'asymptote <text:span text:style-name="T1"></text:span>.</text:p>
          </table:table-cell>
        </table:table-row>
      </table:table>
      <text:p text:style-name="Standard"/>
      <text:p text:style-name="Standard"/>
      <text:p text:style-name="P24">Programme :</text:p>
      <text:p text:style-name="Standard"/>
      <text:p text:style-name="Standard"/>
      <table:table table:name="Tableau14" table:style-name="Tableau14">
        <table:table-column table:style-name="Tableau14.A" table:number-columns-repeated="3"/>
        <table:table-row>
          <table:table-cell table:style-name="Tableau14.A1" office:value-type="string">
            <text:p text:style-name="P4">CONTENUS </text:p>
          </table:table-cell>
          <table:table-cell table:style-name="Tableau14.A1" office:value-type="string">
            <text:p text:style-name="P4">MODALITÉS DE MISE EN ŒUVRE </text:p>
          </table:table-cell>
          <table:table-cell table:style-name="Tableau14.C1" office:value-type="string">
            <text:p text:style-name="P4">COMMENTAIRES </text:p>
          </table:table-cell>
        </table:table-row>
        <table:table-row>
          <table:table-cell table:style-name="Tableau14.A2" office:value-type="string">
            <text:p text:style-name="P19">Comportements asymptotiques</text:p>
            <text:p text:style-name="P19"><text:s/>Comportement des fonctions de référence à l’infini </text:p>
            <text:p text:style-name="P19">(x <draw:g text:anchor-type="as-char" svg:y="-0.21cm" draw:z-index="37" draw:style-name="gr1"><draw:line draw:style-name="gr2" draw:text-style-name="P41" svg:x1="0cm" svg:y1="0.001cm" svg:x2="0cm" svg:y2="0.167cm"><text:p/></draw:line><draw:line draw:style-name="gr2" draw:text-style-name="P41" svg:x1="0cm" svg:y1="0.084cm" svg:x2="0.529cm" svg:y2="0.084cm"><text:p/></draw:line><draw:line draw:style-name="gr2" draw:text-style-name="P41" svg:x1="0.529cm" svg:y1="0.084cm" svg:x2="0.439cm" svg:y2="0.001cm"><text:p/></draw:line><draw:line draw:style-name="gr2" draw:text-style-name="P41" svg:x1="0.529cm" svg:y1="0.084cm" svg:x2="0.439cm" svg:y2="0.167cm"><text:p/></draw:line></draw:g> x<text:span text:style-name="T23">2</text:span>, x <draw:g text:anchor-type="as-char" svg:y="-0.21cm" draw:z-index="38" draw:style-name="gr1"><draw:line draw:style-name="gr2" draw:text-style-name="P41" svg:x1="0cm" svg:y1="0.001cm" svg:x2="0cm" svg:y2="0.167cm"><text:p/></draw:line><draw:line draw:style-name="gr2" draw:text-style-name="P41" svg:x1="0cm" svg:y1="0.084cm" svg:x2="0.529cm" svg:y2="0.084cm"><text:p/></draw:line><draw:line draw:style-name="gr2" draw:text-style-name="P41" svg:x1="0.529cm" svg:y1="0.084cm" svg:x2="0.439cm" svg:y2="0.001cm"><text:p/></draw:line><draw:line draw:style-name="gr2" draw:text-style-name="P41" svg:x1="0.529cm" svg:y1="0.084cm" svg:x2="0.439cm" svg:y2="0.167cm"><text:p/></draw:line></draw:g> x<text:span text:style-name="T23">3</text:span>, x <draw:g text:anchor-type="as-char" svg:y="-0.21cm" draw:z-index="39" draw:style-name="gr1"><draw:line draw:style-name="gr2" draw:text-style-name="P41" svg:x1="0cm" svg:y1="0.001cm" svg:x2="0cm" svg:y2="0.167cm"><text:p/></draw:line><draw:line draw:style-name="gr2" draw:text-style-name="P41" svg:x1="0cm" svg:y1="0.084cm" svg:x2="0.529cm" svg:y2="0.084cm"><text:p/></draw:line><draw:line draw:style-name="gr2" draw:text-style-name="P41" svg:x1="0.529cm" svg:y1="0.084cm" svg:x2="0.439cm" svg:y2="0.001cm"><text:p/></draw:line><draw:line draw:style-name="gr2" draw:text-style-name="P41" svg:x1="0.529cm" svg:y1="0.084cm" svg:x2="0.439cm" svg:y2="0.167cm"><text:p/></draw:line></draw:g> √x, x <draw:g text:anchor-type="as-char" svg:y="-0.21cm" draw:z-index="40" draw:style-name="gr1"><draw:line draw:style-name="gr2" draw:text-style-name="P41" svg:x1="0cm" svg:y1="0.001cm" svg:x2="0cm" svg:y2="0.167cm"><text:p/></draw:line><draw:line draw:style-name="gr2" draw:text-style-name="P41" svg:x1="0cm" svg:y1="0.084cm" svg:x2="0.529cm" svg:y2="0.084cm"><text:p/></draw:line><draw:line draw:style-name="gr2" draw:text-style-name="P41" svg:x1="0.529cm" svg:y1="0.084cm" svg:x2="0.439cm" svg:y2="0.001cm"><text:p/></draw:line><draw:line draw:style-name="gr2" draw:text-style-name="P41" svg:x1="0.529cm" svg:y1="0.084cm" svg:x2="0.439cm" svg:y2="0.167cm"><text:p/></draw:line></draw:g> 1/x, x <draw:g text:anchor-type="as-char" svg:y="-0.21cm" draw:z-index="65" draw:style-name="gr1"><draw:line draw:style-name="gr2" draw:text-style-name="P41" svg:x1="0cm" svg:y1="0.001cm" svg:x2="0cm" svg:y2="0.167cm"><text:p/></draw:line><draw:line draw:style-name="gr2" draw:text-style-name="P41" svg:x1="0cm" svg:y1="0.084cm" svg:x2="0.529cm" svg:y2="0.084cm"><text:p/></draw:line><draw:line draw:style-name="gr2" draw:text-style-name="P41" svg:x1="0.529cm" svg:y1="0.084cm" svg:x2="0.439cm" svg:y2="0.001cm"><text:p/></draw:line><draw:line draw:style-name="gr2" draw:text-style-name="P41" svg:x1="0.529cm" svg:y1="0.084cm" svg:x2="0.439cm" svg:y2="0.167cm"><text:p/></draw:line></draw:g> 1/x<text:span text:style-name="T23">2)</text:span> ; </text:p>
            <text:p text:style-name="P19">en zéro (x <draw:g text:anchor-type="as-char" svg:y="-0.21cm" draw:z-index="66" draw:style-name="gr1"><draw:line draw:style-name="gr2" draw:text-style-name="P41" svg:x1="0cm" svg:y1="0.001cm" svg:x2="0cm" svg:y2="0.167cm"><text:p/></draw:line><draw:line draw:style-name="gr2" draw:text-style-name="P41" svg:x1="0cm" svg:y1="0.084cm" svg:x2="0.529cm" svg:y2="0.084cm"><text:p/></draw:line><draw:line draw:style-name="gr2" draw:text-style-name="P41" svg:x1="0.529cm" svg:y1="0.084cm" svg:x2="0.439cm" svg:y2="0.001cm"><text:p/></draw:line><draw:line draw:style-name="gr2" draw:text-style-name="P41" svg:x1="0.529cm" svg:y1="0.084cm" svg:x2="0.439cm" svg:y2="0.167cm"><text:p/></draw:line></draw:g> 1/x, x <draw:g text:anchor-type="as-char" svg:y="-0.21cm" draw:z-index="69" draw:style-name="gr1"><draw:line draw:style-name="gr2" draw:text-style-name="P41" svg:x1="0cm" svg:y1="0.001cm" svg:x2="0cm" svg:y2="0.167cm"><text:p/></draw:line><draw:line draw:style-name="gr2" draw:text-style-name="P41" svg:x1="0cm" svg:y1="0.084cm" svg:x2="0.529cm" svg:y2="0.084cm"><text:p/></draw:line><draw:line draw:style-name="gr2" draw:text-style-name="P41" svg:x1="0.529cm" svg:y1="0.084cm" svg:x2="0.439cm" svg:y2="0.001cm"><text:p/></draw:line><draw:line draw:style-name="gr2" draw:text-style-name="P41" svg:x1="0.529cm" svg:y1="0.084cm" svg:x2="0.439cm" svg:y2="0.167cm"><text:p/></draw:line></draw:g> 1/x<text:span text:style-name="T23">2</text:span>). </text:p>
            <text:p text:style-name="P19"/>
            <text:p text:style-name="P19">Asymptote horizontale, verticale ou oblique. </text:p>
          </table:table-cell>
          <table:table-cell table:style-name="Tableau14.A2" office:value-type="string">
            <text:p text:style-name="P19">Ce travail sera illustré à l’aide des outils graphiques. </text:p>
            <text:p text:style-name="P19">On s’intéressera à des fonctions mises sous la forme ƒ(x) = ax + b + ε(x), la fonction ε tendant vers 0 en + <text:span text:style-name="T1">∞</text:span> ou en – <text:span text:style-name="T1">∞</text:span>. </text:p>
          </table:table-cell>
          <table:table-cell table:style-name="Tableau14.C2" office:value-type="string">
            <text:p text:style-name="P19">On s’appuiera sur l’intuition ; les résultats usuels sur les sommes et produits de limites apparaîtront à travers des exemples et seront ensuite énoncés clairement.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OpenSymbol2" svg:font-family="OpenSymbol" style:font-pitch="variable" style:font-charset="x-symbol"/>
    <style:font-face style:name="OpenSymbol" svg:font-family="OpenSymbol"/>
    <style:font-face style:name="Tahoma2" svg:font-family="Tahoma"/>
    <style:font-face style:name="Arial Unicode MS1" svg:font-family="'Arial Unicode MS'" style:font-pitch="variable"/>
    <style:font-face style:name="Atalante" svg:font-family="Atalante" style:font-pitch="variable"/>
    <style:font-face style:name="Gothic" svg:font-family="Gothic" style:font-pitch="variable"/>
    <style:font-face style:name="Lucidasans" svg:font-family="Lucidasans" style:font-pitch="variable"/>
    <style:font-face style:name="OpenSymbol1" svg:font-family="OpenSymbol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29T15:58:41.44</meta:creation-date>
    <meta:editing-duration>PT3H37M32S</meta:editing-duration>
    <meta:editing-cycles>21</meta:editing-cycles>
    <meta:generator>OpenOffice.org/3.3$Win32 OpenOffice.org_project/330m20$Build-9567</meta:generator>
    <meta:initial-creator>Johann DOLIVET</meta:initial-creator>
    <dc:date>2011-05-16T18:02:55.24</dc:date>
    <dc:creator>Johann DOLIVET</dc:creator>
    <meta:document-statistic meta:table-count="14" meta:image-count="15" meta:object-count="115" meta:page-count="8" meta:paragraph-count="193" meta:word-count="955" meta:character-count="4710"/>
  </office:meta>
</office:document-meta>
</file>

<file path=Object 1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f</mi>
          <mrow>
            <mo stretchy="false">(</mo>
            <mi>x</mi>
            <mo stretchy="false">)</mo>
          </mrow>
        </mrow>
      </mrow>
      <mi mathvariant="normal">=</mi>
      <mrow>
        <mo stretchy="false">+</mo>
        <mi mathvariant="normal">∞</mi>
      </mrow>
    </mrow>
    <annotation encoding="StarMath 5.0"> Lim from{ x rightarrow +infinity  } { f(x)} =+ infinity </annotation>
  </semantics>
</math>
</file>

<file path=Object 10/content.xml><?xml version="1.0" encoding="utf-8"?>
<math xmlns="http://www.w3.org/1998/Math/MathML">
  <semantics>
    <mrow>
      <mrow>
        <mrow>
          <mrow>
            <munder>
              <mi>lim</mi>
              <mrow>
                <mi>x</mi>
                <mo stretchy="false">→</mo>
                <mi>–</mi>
                <mn>2</mn>
              </mrow>
            </munder>
            <msup>
              <mi>x</mi>
              <mn>3</mn>
            </msup>
          </mrow>
          <mi mathvariant="normal">=</mi>
          <msup>
            <mrow>
              <mo stretchy="false">(</mo>
              <mrow>
                <mi>–</mi>
                <mn>2</mn>
              </mrow>
              <mo stretchy="false">)</mo>
            </mrow>
            <mn>3</mn>
          </msup>
        </mrow>
        <mi mathvariant="normal">=</mi>
        <mi>–</mi>
      </mrow>
      <mn>8</mn>
    </mrow>
    <annotation encoding="StarMath 5.0"> Lim from{ x rightarrow –{2} } { x^3} =(–{2})^3=–{8}</annotation>
  </semantics>
</math>
</file>

<file path=Object 100/content.xml><?xml version="1.0" encoding="utf-8"?>
<math xmlns="http://www.w3.org/1998/Math/MathML">
  <semantics>
    <mrow>
      <mi mathvariant="normal">]</mi>
      <mi>–</mi>
      <mi mathvariant="normal">∞</mi>
      <mstyle mathvariant="normal">
        <mrow>
          <mi mathvariant="normal">;</mi>
        </mrow>
      </mstyle>
      <mo stretchy="false">…</mo>
    </mrow>
    <annotation encoding="StarMath 5.0">\]– infinity  nitalic; dotslow</annotation>
  </semantics>
</math>
</file>

<file path=Object 101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o stretchy="false">∞</mo>
            </mrow>
          </mrow>
        </munder>
        <mrow>
          <mo stretchy="false">(</mo>
          <mrow>
            <mi>f</mi>
            <mrow>
              <mrow>
                <mo stretchy="false">(</mo>
                <mi>x</mi>
                <mo stretchy="false">)</mo>
              </mrow>
              <mo stretchy="false">−</mo>
              <mrow>
                <mo stretchy="false">(</mo>
                <mrow>
                  <mi mathvariant="italic">ax</mi>
                  <mo stretchy="false">+</mo>
                  <mi>b</mi>
                </mrow>
                <mo stretchy="false">)</mo>
              </mrow>
            </mrow>
          </mrow>
          <mo stretchy="false">)</mo>
        </mrow>
      </mrow>
      <mo stretchy="false">=</mo>
      <mn>0</mn>
    </mrow>
    <annotation encoding="StarMath 5.0"> Lim from{ x rightarrow +infinity } {  (f(x)-(ax+b))} =0</annotation>
  </semantics>
</math>
</file>

<file path=Object 102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−</mo>
              <mo stretchy="false">∞</mo>
            </mrow>
          </mrow>
        </munder>
        <mrow>
          <mo stretchy="false">(</mo>
          <mrow>
            <mi>f</mi>
            <mrow>
              <mrow>
                <mo stretchy="false">(</mo>
                <mi>x</mi>
                <mo stretchy="false">)</mo>
              </mrow>
              <mo stretchy="false">−</mo>
              <mrow>
                <mo stretchy="false">(</mo>
                <mrow>
                  <mi mathvariant="italic">ax</mi>
                  <mo stretchy="false">+</mo>
                  <mi>b</mi>
                </mrow>
                <mo stretchy="false">)</mo>
              </mrow>
            </mrow>
          </mrow>
          <mo stretchy="false">)</mo>
        </mrow>
      </mrow>
      <mo stretchy="false">=</mo>
      <mn>0</mn>
    </mrow>
    <annotation encoding="StarMath 5.0"> Lim from{ x rightarrow -infinity } { (f(x)-(ax+b))} =0</annotation>
  </semantics>
</math>
</file>

<file path=Object 103/content.xml><?xml version="1.0" encoding="utf-8"?>
<math xmlns="http://www.w3.org/1998/Math/MathML">
  <semantics>
    <mrow>
      <mi>f</mi>
      <mrow>
        <mo stretchy="false">(</mo>
        <mi>x</mi>
        <mo stretchy="false">)</mo>
      </mrow>
      <mi>–</mi>
      <mrow>
        <mo stretchy="false">(</mo>
        <mrow>
          <mi mathvariant="italic">ax</mi>
          <mo stretchy="false">+</mo>
          <mi>b</mi>
        </mrow>
        <mo stretchy="false">)</mo>
      </mrow>
    </mrow>
    <annotation encoding="StarMath 5.0">f(x)–(ax+b)</annotation>
  </semantics>
</math>
</file>

<file path=Object 104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row>
          <mrow>
            <mi mathvariant="italic">ax</mi>
            <mo stretchy="false">+</mo>
            <mi>b</mi>
          </mrow>
          <mo stretchy="false">+</mo>
          <mo stretchy="false">ε</mo>
        </mrow>
      </mrow>
      <mrow>
        <mo stretchy="false">(</mo>
        <mi>x</mi>
        <mo stretchy="false">)</mo>
      </mrow>
    </mrow>
    <annotation encoding="StarMath 5.0">f(x)=ax+b+%epsilon (x)</annotation>
  </semantics>
</math>
</file>

<file path=Object 105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o stretchy="false">ε</mo>
          <mrow>
            <mo stretchy="false">(</mo>
            <mi>x</mi>
            <mo stretchy="false">)</mo>
          </mrow>
        </mrow>
      </mrow>
      <mi mathvariant="normal">=</mi>
      <mn>0</mn>
    </mrow>
    <annotation encoding="StarMath 5.0"> Lim from{ x rightarrow + infinity  } { %epsilon (x)} ={0}</annotation>
  </semantics>
</math>
</file>

<file path=Object 106/content.xml><?xml version="1.0" encoding="utf-8"?>
<math xmlns="http://www.w3.org/1998/Math/MathML">
  <semantics>
    <mrow>
      <mi>y</mi>
      <mi mathvariant="normal">=</mi>
      <mrow>
        <mi mathvariant="italic">ax</mi>
        <mo stretchy="false">+</mo>
        <mi>b</mi>
      </mrow>
    </mrow>
    <annotation encoding="StarMath 5.0">y=ax+b</annotation>
  </semantics>
</math>
</file>

<file path=Object 107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i>–</mi>
      </mrow>
      <mrow>
        <mrow>
          <mi>x</mi>
          <mo stretchy="false">+</mo>
          <mn>2</mn>
        </mrow>
        <mo stretchy="false">+</mo>
        <mfrac>
          <mn>3</mn>
          <mrow>
            <mn>1</mn>
            <mi>–</mi>
            <mi>x</mi>
          </mrow>
        </mfrac>
      </mrow>
    </mrow>
    <annotation encoding="StarMath 5.0">f(x)=–x+{2}+{3} over {{1}–x}</annotation>
  </semantics>
</math>
</file>

<file path=Object 108/content.xml><?xml version="1.0" encoding="utf-8"?>
<math xmlns="http://www.w3.org/1998/Math/MathML">
  <semantics>
    <mrow>
      <mi mathvariant="normal">]</mi>
      <mn>1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]{1} nitalic; + infinity \[</annotation>
  </semantics>
</math>
</file>

<file path=Object 109/content.xml><?xml version="1.0" encoding="utf-8"?>
<math xmlns="http://www.w3.org/1998/Math/MathML">
  <semantics>
    <mrow>
      <mi>f</mi>
      <mrow>
        <mo stretchy="false">(</mo>
        <mi>x</mi>
        <mo stretchy="false">)</mo>
      </mrow>
      <mi>–</mi>
      <mrow>
        <mo stretchy="false">(</mo>
        <mrow>
          <mi mathvariant="italic">ax</mi>
          <mo stretchy="false">+</mo>
          <mi>b</mi>
        </mrow>
        <mo stretchy="false">)</mo>
      </mrow>
    </mrow>
    <annotation encoding="StarMath 5.0">f(x)–(ax+b)</annotation>
  </semantics>
</math>
</file>

<file path=Object 11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f</mi>
          <mrow>
            <mo stretchy="false">(</mo>
            <mi>x</mi>
            <mo stretchy="false">)</mo>
          </mrow>
        </mrow>
      </mrow>
      <mi mathvariant="normal">=</mi>
      <mn>0</mn>
    </mrow>
    <annotation encoding="StarMath 5.0"> Lim from{ x rightarrow + infinity  } { f(x)} ={0}</annotation>
  </semantics>
</math>
</file>

<file path=Object 110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frac>
          <mn>3</mn>
          <mrow>
            <mn>1</mn>
            <mi>–</mi>
            <mi>x</mi>
          </mrow>
        </mfrac>
      </mrow>
      <mi mathvariant="normal">=</mi>
      <mn>0</mn>
    </mrow>
    <annotation encoding="StarMath 5.0"> Lim from{ x rightarrow + infinity  } { {3} over {{1}–x}} ={0}</annotation>
  </semantics>
</math>
</file>

<file path=Object 111/content.xml><?xml version="1.0" encoding="utf-8"?>
<math xmlns="http://www.w3.org/1998/Math/MathML">
  <semantics>
    <mrow>
      <mi>f</mi>
      <mrow>
        <mo stretchy="false">(</mo>
        <mi>x</mi>
        <mo stretchy="false">)</mo>
      </mrow>
      <mi>–</mi>
      <mrow>
        <mo stretchy="false">(</mo>
        <mrow>
          <mi mathvariant="italic">ax</mi>
          <mo stretchy="false">+</mo>
          <mi>b</mi>
        </mrow>
        <mo stretchy="false">)</mo>
      </mrow>
    </mrow>
    <annotation encoding="StarMath 5.0">f(x)–(ax+b)</annotation>
  </semantics>
</math>
</file>

<file path=Object 112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&gt;</mo>
        <mrow>
          <mi mathvariant="italic">ax</mi>
          <mo stretchy="false">+</mo>
          <mi>b</mi>
        </mrow>
      </mrow>
    </mrow>
    <annotation encoding="StarMath 5.0">f(x)&gt;ax+b</annotation>
  </semantics>
</math>
</file>

<file path=Object 113/content.xml><?xml version="1.0" encoding="utf-8"?>
<math xmlns="http://www.w3.org/1998/Math/MathML">
  <semantics>
    <mrow>
      <mi>f</mi>
      <mrow>
        <mo stretchy="false">(</mo>
        <mi>x</mi>
        <mo stretchy="false">)</mo>
      </mrow>
      <mi>–</mi>
      <mrow>
        <mo stretchy="false">(</mo>
        <mrow>
          <mi mathvariant="italic">ax</mi>
          <mo stretchy="false">+</mo>
          <mi>b</mi>
        </mrow>
        <mo stretchy="false">)</mo>
      </mrow>
    </mrow>
    <annotation encoding="StarMath 5.0">f(x)–(ax+b)</annotation>
  </semantics>
</math>
</file>

<file path=Object 114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&lt;</mo>
        <mrow>
          <mi mathvariant="italic">ax</mi>
          <mo stretchy="false">+</mo>
          <mi>b</mi>
        </mrow>
      </mrow>
    </mrow>
    <annotation encoding="StarMath 5.0">f(x)&lt;ax+b</annotation>
  </semantics>
</math>
</file>

<file path=Object 116/content.xml><?xml version="1.0" encoding="utf-8"?>
<math xmlns="http://www.w3.org/1998/Math/MathML">
  <semantics>
    <mrow>
      <mrow>
        <mi>I</mi>
        <mo stretchy="false">=</mo>
        <mo stretchy="false">…</mo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I=dotslow nitalic; +infinity \[</annotation>
  </semantics>
</math>
</file>

<file path=Object 117/content.xml><?xml version="1.0" encoding="utf-8"?>
<math xmlns="http://www.w3.org/1998/Math/MathML">
  <semantics>
    <mrow>
      <mrow>
        <mi>I</mi>
        <mo stretchy="false">=</mo>
        <mo stretchy="false">…</mo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I=dotslow nitalic; +infinity \[</annotation>
  </semantics>
</math>
</file>

<file path=Object 12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f</mi>
          <mrow>
            <mo stretchy="false">(</mo>
            <mi>x</mi>
            <mo stretchy="false">)</mo>
          </mrow>
        </mrow>
      </mrow>
      <mi mathvariant="normal">=</mi>
      <mrow>
        <mo stretchy="false">+</mo>
        <mi mathvariant="normal">∞</mi>
      </mrow>
    </mrow>
    <annotation encoding="StarMath 5.0"> Lim from{ x rightarrow +infinity  } { f(x)} =+ infinity </annotation>
  </semantics>
</math>
</file>

<file path=Object 13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f</mi>
          <mrow>
            <mo stretchy="false">(</mo>
            <mi>x</mi>
            <mo stretchy="false">)</mo>
          </mrow>
        </mrow>
      </mrow>
      <mi mathvariant="normal">=</mi>
      <mn>0</mn>
    </mrow>
    <annotation encoding="StarMath 5.0"> Lim from{ x rightarrow + infinity  } { f(x)} ={0}</annotation>
  </semantics>
</math>
</file>

<file path=Object 14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frac>
          <mn>1</mn>
          <mi>x</mi>
        </mfrac>
      </mrow>
      <mi mathvariant="normal">=</mi>
      <mn>0</mn>
    </mrow>
    <annotation encoding="StarMath 5.0"> Lim from{ x rightarrow + infinity  } { {1} over x} ={0}</annotation>
  </semantics>
</math>
</file>

<file path=Object 15/content.xml><?xml version="1.0" encoding="utf-8"?>
<math xmlns="http://www.w3.org/1998/Math/MathML">
  <semantics>
    <mrow>
      <mrow>
        <munder>
          <mi>lim</mi>
          <mtable>
            <mtr>
              <mtd>
                <mrow>
                  <mi>x</mi>
                  <mo stretchy="false">→</mo>
                  <mn>0</mn>
                </mrow>
              </mtd>
            </mtr>
            <mtr>
              <mtd>
                <mrow>
                  <mi>x</mi>
                  <mo stretchy="false">&gt;</mo>
                  <mn>0</mn>
                </mrow>
              </mtd>
            </mtr>
          </mtable>
        </munder>
        <mfrac>
          <mn>1</mn>
          <mi>x</mi>
        </mfrac>
      </mrow>
      <mi mathvariant="normal">=</mi>
      <mrow>
        <mo stretchy="false">+</mo>
        <mi mathvariant="normal">∞</mi>
      </mrow>
    </mrow>
    <annotation encoding="StarMath 5.0"> Lim from{ binom {x rightarrow {0}}{x&gt;{0}} } { {1} over x} =+ infinity </annotation>
  </semantics>
</math>
</file>

<file path=Object 16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i mathvariant="normal">−</mi>
              <mi mathvariant="normal">∞</mi>
            </mrow>
          </mrow>
        </munder>
        <mfrac>
          <mn>1</mn>
          <mi>x</mi>
        </mfrac>
      </mrow>
      <mi mathvariant="normal">=</mi>
      <mn>0</mn>
    </mrow>
    <annotation encoding="StarMath 5.0"> Lim from{ x rightarrow - infinity  } { {1} over x} ={0}</annotation>
  </semantics>
</math>
</file>

<file path=Object 17/content.xml><?xml version="1.0" encoding="utf-8"?>
<math xmlns="http://www.w3.org/1998/Math/MathML">
  <semantics>
    <mrow>
      <mrow>
        <munder>
          <mi>lim</mi>
          <mtable>
            <mtr>
              <mtd>
                <mrow>
                  <mi>x</mi>
                  <mo stretchy="false">→</mo>
                  <mn>0</mn>
                </mrow>
              </mtd>
            </mtr>
            <mtr>
              <mtd>
                <mrow>
                  <mi>x</mi>
                  <mo stretchy="false">&lt;</mo>
                  <mn>0</mn>
                </mrow>
              </mtd>
            </mtr>
          </mtable>
        </munder>
        <mfrac>
          <mn>1</mn>
          <mi>x</mi>
        </mfrac>
      </mrow>
      <mi mathvariant="normal">=</mi>
      <mrow>
        <mi mathvariant="normal">−</mi>
        <mi mathvariant="normal">∞</mi>
      </mrow>
    </mrow>
    <annotation encoding="StarMath 5.0"> Lim from{ binom {x rightarrow {0}}{x&lt;{0}} } { {1} over x} =- infinity </annotation>
  </semantics>
</math>
</file>

<file path=Object 18/content.xml><?xml version="1.0" encoding="utf-8"?>
<math xmlns="http://www.w3.org/1998/Math/MathML">
  <semantics>
    <mrow>
      <mrow>
        <munder>
          <mi>lim</mi>
          <mtable>
            <mtr>
              <mtd>
                <mrow>
                  <mi>x</mi>
                  <mo stretchy="false">→</mo>
                  <mn>0</mn>
                </mrow>
              </mtd>
            </mtr>
            <mtr>
              <mtd>
                <mrow>
                  <mi>x</mi>
                  <mo stretchy="false">&gt;</mo>
                  <mn>0</mn>
                </mrow>
              </mtd>
            </mtr>
          </mtable>
        </munder>
        <mfrac>
          <mn>1</mn>
          <msup>
            <mi>x</mi>
            <mn>2</mn>
          </msup>
        </mfrac>
      </mrow>
      <mi mathvariant="normal">=</mi>
      <mrow>
        <mo stretchy="false">+</mo>
        <mi mathvariant="normal">∞</mi>
      </mrow>
    </mrow>
    <annotation encoding="StarMath 5.0"> Lim from{ binom {x rightarrow {0}}{x&gt;{0}} } { {1} over x^2} =+ infinity </annotation>
  </semantics>
</math>
</file>

<file path=Object 19/content.xml><?xml version="1.0" encoding="utf-8"?>
<math xmlns="http://www.w3.org/1998/Math/MathML">
  <semantics>
    <mrow>
      <mrow>
        <munder>
          <mi>lim</mi>
          <mtable>
            <mtr>
              <mtd>
                <mrow>
                  <mi>x</mi>
                  <mo stretchy="false">→</mo>
                  <mn>0</mn>
                </mrow>
              </mtd>
            </mtr>
            <mtr>
              <mtd>
                <mrow>
                  <mi>x</mi>
                  <mo stretchy="false">&lt;</mo>
                  <mn>0</mn>
                </mrow>
              </mtd>
            </mtr>
          </mtable>
        </munder>
        <mfrac>
          <mn>1</mn>
          <msup>
            <mi>x</mi>
            <mn>2</mn>
          </msup>
        </mfrac>
      </mrow>
      <mi mathvariant="normal">=</mi>
      <mrow>
        <mo stretchy="false">+</mo>
        <mi mathvariant="normal">∞</mi>
      </mrow>
    </mrow>
    <annotation encoding="StarMath 5.0"> Lim from{ binom {x rightarrow {0}}{x&lt;{0}} } { {1} over x^2} =+ infinity </annotation>
  </semantics>
</math>
</file>

<file path=Object 2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sup>
          <mi>x</mi>
          <mn>2</mn>
        </msup>
      </mrow>
      <mi mathvariant="normal">=</mi>
      <mrow>
        <mo stretchy="false">+</mo>
        <mi mathvariant="normal">∞</mi>
      </mrow>
    </mrow>
    <annotation encoding="StarMath 5.0"> Lim from{ x rightarrow + infinity  } { x^2} =+ infinity </annotation>
  </semantics>
</math>
</file>

<file path=Object 20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frac>
          <mn>1</mn>
          <msup>
            <mi>x</mi>
            <mn>2</mn>
          </msup>
        </mfrac>
      </mrow>
      <mi mathvariant="normal">=</mi>
      <mn>0</mn>
    </mrow>
    <annotation encoding="StarMath 5.0"> Lim from{ x rightarrow + infinity  } { {1} over x^2} ={0}</annotation>
  </semantics>
</math>
</file>

<file path=Object 21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i mathvariant="normal">−</mi>
              <mi mathvariant="normal">∞</mi>
            </mrow>
          </mrow>
        </munder>
        <mfrac>
          <mn>1</mn>
          <msup>
            <mi>x</mi>
            <mn>2</mn>
          </msup>
        </mfrac>
      </mrow>
      <mi mathvariant="normal">=</mi>
      <mn>0</mn>
    </mrow>
    <annotation encoding="StarMath 5.0"> Lim from{ x rightarrow - infinity  } { {1} over x^2} ={0}</annotation>
  </semantics>
</math>
</file>

<file path=Object 22/content.xml><?xml version="1.0" encoding="utf-8"?>
<math xmlns="http://www.w3.org/1998/Math/MathML">
  <semantics>
    <mrow>
      <mrow>
        <munder>
          <mi>lim</mi>
          <mrow>
            <mi>x</mi>
            <mo stretchy="false">→</mo>
            <mn>0</mn>
          </mrow>
        </munder>
        <mrow>
          <mi>f</mi>
          <mrow>
            <mo stretchy="false">(</mo>
            <mi>x</mi>
            <mo stretchy="false">)</mo>
          </mrow>
        </mrow>
      </mrow>
      <mi mathvariant="normal">=</mi>
      <mrow>
        <mo stretchy="false">+</mo>
        <mi mathvariant="normal">∞</mi>
      </mrow>
    </mrow>
    <annotation encoding="StarMath 5.0"> Lim from{ x rightarrow 0  } { f(x)} =+ infinity </annotation>
  </semantics>
</math>
</file>

<file path=Object 23/content.xml><?xml version="1.0" encoding="utf-8"?>
<math xmlns="http://www.w3.org/1998/Math/MathML">
  <semantics>
    <mrow>
      <mrow>
        <munder>
          <mi>lim</mi>
          <mrow>
            <mi>x</mi>
            <mo stretchy="false">→</mo>
            <mn>0</mn>
          </mrow>
        </munder>
        <mrow>
          <mi>f</mi>
          <mrow>
            <mo stretchy="false">(</mo>
            <mi>x</mi>
            <mo stretchy="false">)</mo>
          </mrow>
        </mrow>
      </mrow>
      <mi mathvariant="normal">=</mi>
      <mrow>
        <mo stretchy="false">+</mo>
        <mi mathvariant="normal">∞</mi>
      </mrow>
    </mrow>
    <annotation encoding="StarMath 5.0"> Lim from{ x rightarrow 0  } { f(x)} =+ infinity </annotation>
  </semantics>
</math>
</file>

<file path=Object 24/content.xml><?xml version="1.0" encoding="utf-8"?>
<math xmlns="http://www.w3.org/1998/Math/MathML">
  <semantics>
    <mrow>
      <mrow>
        <munder>
          <mi>lim</mi>
          <mrow>
            <mi>x</mi>
            <mo stretchy="false">→</mo>
            <mo stretchy="false">α</mo>
          </mrow>
        </munder>
        <mrow>
          <mi>f</mi>
          <mrow>
            <mo stretchy="false">(</mo>
            <mi>x</mi>
            <mo stretchy="false">)</mo>
          </mrow>
        </mrow>
      </mrow>
      <mi mathvariant="normal">=</mi>
    </mrow>
    <annotation encoding="StarMath 5.0"> Lim from{ x rightarrow %alpha  } { f(x)} ={}</annotation>
  </semantics>
</math>
</file>

<file path=Object 25/content.xml><?xml version="1.0" encoding="utf-8"?>
<math xmlns="http://www.w3.org/1998/Math/MathML">
  <semantics>
    <mrow>
      <mrow>
        <munder>
          <mi>lim</mi>
          <mrow>
            <mi>x</mi>
            <mo stretchy="false">→</mo>
            <mo stretchy="false">α</mo>
          </mrow>
        </munder>
        <mrow>
          <mi>g</mi>
          <mrow>
            <mo stretchy="false">(</mo>
            <mi>x</mi>
            <mo stretchy="false">)</mo>
          </mrow>
        </mrow>
      </mrow>
      <mi mathvariant="normal">=</mi>
    </mrow>
    <annotation encoding="StarMath 5.0"> Lim from{ x rightarrow %alpha  } { g(x)} ={}</annotation>
  </semantics>
</math>
</file>

<file path=Object 26/content.xml><?xml version="1.0" encoding="utf-8"?>
<math xmlns="http://www.w3.org/1998/Math/MathML">
  <semantics>
    <mrow>
      <mrow>
        <munder>
          <mi>lim</mi>
          <mrow>
            <mi>x</mi>
            <mo stretchy="false">→</mo>
            <mo stretchy="false">α</mo>
          </mrow>
        </munder>
        <mrow>
          <mi>f</mi>
          <mrow>
            <mrow>
              <mo stretchy="false">(</mo>
              <mi>x</mi>
              <mo stretchy="false">)</mo>
            </mrow>
            <mo stretchy="false">+</mo>
            <mi>g</mi>
          </mrow>
          <mrow>
            <mo stretchy="false">(</mo>
            <mi>x</mi>
            <mo stretchy="false">)</mo>
          </mrow>
        </mrow>
      </mrow>
      <mi mathvariant="normal">=</mi>
    </mrow>
    <annotation encoding="StarMath 5.0"> Lim from{ x rightarrow %alpha  } { f(x)+g(x)} ={}</annotation>
  </semantics>
</math>
</file>

<file path=Object 27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row>
          <mi>x</mi>
          <mo stretchy="false">+</mo>
          <mn>3</mn>
        </mrow>
      </mrow>
      <mi>–</mi>
      <mfrac>
        <mn>1</mn>
        <mi>x</mi>
      </mfrac>
    </mrow>
    <annotation encoding="StarMath 5.0">f(x)=x+{3}–{1} over x</annotation>
  </semantics>
</math>
</file>

<file path=Object 28/content.xml><?xml version="1.0" encoding="utf-8"?>
<math xmlns="http://www.w3.org/1998/Math/MathML">
  <semantics>
    <mrow>
      <mi mathvariant="normal">]</mi>
      <mn>0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]{0} nitalic; + infinity \[</annotation>
  </semantics>
</math>
</file>

<file path=Object 29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o stretchy="false">(</mo>
          <mrow>
            <mi>x</mi>
            <mo stretchy="false">+</mo>
            <mn>3</mn>
          </mrow>
          <mo stretchy="false">)</mo>
        </mrow>
      </mrow>
      <mi mathvariant="normal">=</mi>
      <mrow>
        <mo stretchy="false">+</mo>
        <mi mathvariant="normal">∞</mi>
      </mrow>
    </mrow>
    <annotation encoding="StarMath 5.0"> Lim from{ x rightarrow + infinity  } { (x+{3})} =+ infinity </annotation>
  </semantics>
</math>
</file>

<file path=Object 3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sup>
          <mi>x</mi>
          <mn>3</mn>
        </msup>
      </mrow>
      <mi mathvariant="normal">=</mi>
      <mrow>
        <mo stretchy="false">+</mo>
        <mi mathvariant="normal">∞</mi>
      </mrow>
    </mrow>
    <annotation encoding="StarMath 5.0"> Lim from{ x rightarrow + infinity  } { x^3} =+ infinity </annotation>
  </semantics>
</math>
</file>

<file path=Object 30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–</mi>
          <mfrac>
            <mn>1</mn>
            <mi>x</mi>
          </mfrac>
        </mrow>
      </mrow>
      <mi mathvariant="normal">=</mi>
      <mn>0</mn>
    </mrow>
    <annotation encoding="StarMath 5.0"> Lim from{ x rightarrow + infinity  } { –{1} over x} ={0}</annotation>
  </semantics>
</math>
</file>

<file path=Object 31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fenced open="" close="">
          <mrow>
            <mrow>
              <mi>x</mi>
              <mo stretchy="false">+</mo>
              <mn>3</mn>
            </mrow>
            <mi>–</mi>
            <mfrac>
              <mn>1</mn>
              <mi>x</mi>
            </mfrac>
          </mrow>
        </mfenced>
      </mrow>
      <mi mathvariant="normal">=</mi>
      <mrow>
        <mo stretchy="false">+</mo>
        <mi mathvariant="normal">∞</mi>
      </mrow>
    </mrow>
    <annotation encoding="StarMath 5.0"> Lim from{ x rightarrow + infinity  } {  left(x+{3}–{1} over x right)} =+ infinity </annotation>
  </semantics>
</math>
</file>

<file path=Object 32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n>0</mn>
            </mrow>
          </munder>
          <mrow>
            <mo stretchy="false">(</mo>
            <mrow>
              <mi>x</mi>
              <mo stretchy="false">+</mo>
              <mn>3</mn>
            </mrow>
            <mo stretchy="false">)</mo>
          </mrow>
        </mrow>
        <mi mathvariant="normal">=</mi>
        <mrow>
          <mn>0</mn>
          <mo stretchy="false">+</mo>
          <mn>3</mn>
        </mrow>
      </mrow>
      <mi mathvariant="normal">=</mi>
      <mn>3</mn>
    </mrow>
    <annotation encoding="StarMath 5.0"> Lim from{ x rightarrow {0} } { (x+{3})} ={0}+{3}={3}</annotation>
  </semantics>
</math>
</file>

<file path=Object 33/content.xml><?xml version="1.0" encoding="utf-8"?>
<math xmlns="http://www.w3.org/1998/Math/MathML">
  <semantics>
    <mrow>
      <mrow>
        <munder>
          <mi>lim</mi>
          <mtable>
            <mtr>
              <mtd>
                <mrow>
                  <mi>x</mi>
                  <mo stretchy="false">→</mo>
                  <mn>0</mn>
                </mrow>
              </mtd>
            </mtr>
            <mtr>
              <mtd>
                <mrow>
                  <mi>x</mi>
                  <mo stretchy="false">&gt;</mo>
                  <mn>0</mn>
                </mrow>
              </mtd>
            </mtr>
          </mtable>
        </munder>
        <mrow>
          <mi mathvariant="normal">−</mi>
          <mfrac>
            <mn>1</mn>
            <mi>x</mi>
          </mfrac>
        </mrow>
      </mrow>
      <mi mathvariant="normal">=</mi>
      <mrow>
        <mi mathvariant="normal">−</mi>
        <mi mathvariant="normal">∞</mi>
      </mrow>
    </mrow>
    <annotation encoding="StarMath 5.0"> Lim from{ binom {x rightarrow {0}}{x&gt;{0}} } {-{ {1} over x}} =- infinity </annotation>
  </semantics>
</math>
</file>

<file path=Object 34/content.xml><?xml version="1.0" encoding="utf-8"?>
<math xmlns="http://www.w3.org/1998/Math/MathML">
  <semantics>
    <mrow>
      <mrow>
        <munder>
          <mi>lim</mi>
          <mtable>
            <mtr>
              <mtd>
                <mrow>
                  <mi>x</mi>
                  <mo stretchy="false">→</mo>
                  <mn>0</mn>
                </mrow>
              </mtd>
            </mtr>
            <mtr>
              <mtd>
                <mrow>
                  <mi>x</mi>
                  <mo stretchy="false">&gt;</mo>
                  <mn>0</mn>
                </mrow>
              </mtd>
            </mtr>
          </mtable>
        </munder>
        <mfenced open="" close="">
          <mrow>
            <mrow>
              <mi>x</mi>
              <mo stretchy="false">+</mo>
              <mn>3</mn>
            </mrow>
            <mi>–</mi>
            <mfrac>
              <mn>1</mn>
              <mi>x</mi>
            </mfrac>
          </mrow>
        </mfenced>
      </mrow>
      <mi mathvariant="normal">=</mi>
      <mrow>
        <mi mathvariant="normal">−</mi>
        <mi mathvariant="normal">∞</mi>
      </mrow>
    </mrow>
    <annotation encoding="StarMath 5.0"> Lim from{binom {x rightarrow {0}}{x&gt;{0}} } {  left(x+{3}–{1} over x right)} =- infinity </annotation>
  </semantics>
</math>
</file>

<file path=Object 35/content.xml><?xml version="1.0" encoding="utf-8"?>
<math xmlns="http://www.w3.org/1998/Math/MathML">
  <semantics>
    <mrow>
      <mrow>
        <munder>
          <mi>lim</mi>
          <mrow>
            <mi>x</mi>
            <mo stretchy="false">→</mo>
            <mo stretchy="false">α</mo>
          </mrow>
        </munder>
        <mrow>
          <mi>f</mi>
          <mrow>
            <mo stretchy="false">(</mo>
            <mi>x</mi>
            <mo stretchy="false">)</mo>
          </mrow>
        </mrow>
      </mrow>
      <mi mathvariant="normal">=</mi>
    </mrow>
    <annotation encoding="StarMath 5.0"> Lim from{ x rightarrow %alpha  } { f(x)} ={}</annotation>
  </semantics>
</math>
</file>

<file path=Object 36/content.xml><?xml version="1.0" encoding="utf-8"?>
<math xmlns="http://www.w3.org/1998/Math/MathML">
  <semantics>
    <mrow>
      <mrow>
        <munder>
          <mi>lim</mi>
          <mrow>
            <mi>x</mi>
            <mo stretchy="false">→</mo>
            <mo stretchy="false">α</mo>
          </mrow>
        </munder>
        <mrow>
          <mi>g</mi>
          <mrow>
            <mo stretchy="false">(</mo>
            <mi>x</mi>
            <mo stretchy="false">)</mo>
          </mrow>
        </mrow>
      </mrow>
      <mi mathvariant="normal">=</mi>
    </mrow>
    <annotation encoding="StarMath 5.0"> Lim from{ x rightarrow %alpha  } { g(x)} ={}</annotation>
  </semantics>
</math>
</file>

<file path=Object 37/content.xml><?xml version="1.0" encoding="utf-8"?>
<math xmlns="http://www.w3.org/1998/Math/MathML">
  <semantics>
    <mrow>
      <mrow>
        <munder>
          <mi>lim</mi>
          <mrow>
            <mi>x</mi>
            <mo stretchy="false">→</mo>
            <mo stretchy="false">α</mo>
          </mrow>
        </munder>
        <mrow>
          <mi>f</mi>
          <mrow>
            <mrow>
              <mo stretchy="false">(</mo>
              <mi>x</mi>
              <mo stretchy="false">)</mo>
            </mrow>
            <mi mathvariant="normal">×</mi>
            <mi>g</mi>
          </mrow>
          <mrow>
            <mo stretchy="false">(</mo>
            <mi>x</mi>
            <mo stretchy="false">)</mo>
          </mrow>
        </mrow>
      </mrow>
      <mi mathvariant="normal">=</mi>
    </mrow>
    <annotation encoding="StarMath 5.0"> Lim from{ x rightarrow %alpha  } { f(x) times g(x)} ={}</annotation>
  </semantics>
</math>
</file>

<file path=Object 38/content.xml><?xml version="1.0" encoding="utf-8"?>
<math xmlns="http://www.w3.org/1998/Math/MathML">
  <semantics>
    <mrow>
      <mrow>
        <mi>L</mi>
        <mi mathvariant="normal">×</mi>
        <mi>L</mi>
      </mrow>
      <mi>'</mi>
    </mrow>
    <annotation encoding="StarMath 5.0">L  times  L'</annotation>
  </semantics>
</math>
</file>

<file path=Object 39/content.xml><?xml version="1.0" encoding="utf-8"?>
<math xmlns="http://www.w3.org/1998/Math/MathML">
  <semantics>
    <mrow>
      <mi mathvariant="normal">±</mi>
      <mi mathvariant="normal">∞</mi>
    </mrow>
    <annotation encoding="StarMath 5.0">+- infinity </annotation>
  </semantics>
</math>
</file>

<file path=Object 4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sqrt>
          <mi>x</mi>
        </msqrt>
      </mrow>
      <mi mathvariant="normal">=</mi>
      <mrow>
        <mo stretchy="false">+</mo>
        <mi mathvariant="normal">∞</mi>
      </mrow>
    </mrow>
    <annotation encoding="StarMath 5.0"> Lim from{ x rightarrow + infinity  } { sqrt{x}} =+ infinity </annotation>
  </semantics>
</math>
</file>

<file path=Object 40/content.xml><?xml version="1.0" encoding="utf-8"?>
<math xmlns="http://www.w3.org/1998/Math/MathML">
  <semantics>
    <mrow>
      <mi mathvariant="normal">±</mi>
      <mi mathvariant="normal">∞</mi>
    </mrow>
    <annotation encoding="StarMath 5.0">+- infinity </annotation>
  </semantics>
</math>
</file>

<file path=Object 41/content.xml><?xml version="1.0" encoding="utf-8"?>
<math xmlns="http://www.w3.org/1998/Math/MathML">
  <semantics>
    <mrow>
      <mrow>
        <munder>
          <mi>lim</mi>
          <mrow>
            <mi>x</mi>
            <mo stretchy="false">→</mo>
            <mo stretchy="false">α</mo>
          </mrow>
        </munder>
        <mrow>
          <mi>f</mi>
          <mrow>
            <mo stretchy="false">(</mo>
            <mi>x</mi>
            <mo stretchy="false">)</mo>
          </mrow>
        </mrow>
      </mrow>
      <mi mathvariant="normal">=</mi>
      <mi>L</mi>
    </mrow>
    <annotation encoding="StarMath 5.0"> Lim from{ x rightarrow %alpha  } { f(x)} ={L}</annotation>
  </semantics>
</math>
</file>

<file path=Object 42/content.xml><?xml version="1.0" encoding="utf-8"?>
<math xmlns="http://www.w3.org/1998/Math/MathML">
  <semantics>
    <mrow>
      <mrow>
        <munder>
          <mi>lim</mi>
          <mrow>
            <mi>x</mi>
            <mo stretchy="false">→</mo>
            <mo stretchy="false">α</mo>
          </mrow>
        </munder>
        <mrow>
          <mi mathvariant="italic">k.f</mi>
          <mrow>
            <mo stretchy="false">(</mo>
            <mi>x</mi>
            <mo stretchy="false">)</mo>
          </mrow>
        </mrow>
      </mrow>
      <mi mathvariant="normal">=</mi>
      <mi mathvariant="italic">k.L</mi>
    </mrow>
    <annotation encoding="StarMath 5.0"> Lim from{ x rightarrow %alpha  } { k.f(x)} ={k.L}</annotation>
  </semantics>
</math>
</file>

<file path=Object 43/content.xml><?xml version="1.0" encoding="utf-8"?>
<math xmlns="http://www.w3.org/1998/Math/MathML">
  <semantics>
    <mrow>
      <mrow>
        <munder>
          <mi>lim</mi>
          <mrow>
            <mi>x</mi>
            <mo stretchy="false">→</mo>
            <mo stretchy="false">α</mo>
          </mrow>
        </munder>
        <mrow>
          <mi>f</mi>
          <mrow>
            <mo stretchy="false">(</mo>
            <mi>x</mi>
            <mo stretchy="false">)</mo>
          </mrow>
        </mrow>
      </mrow>
      <mi mathvariant="normal">=</mi>
      <mrow>
        <mi mathvariant="normal">±</mi>
        <mi mathvariant="normal">∞</mi>
      </mrow>
    </mrow>
    <annotation encoding="StarMath 5.0"> Lim from{ x rightarrow %alpha  } { f(x)} =+- infinity</annotation>
  </semantics>
</math>
</file>

<file path=Object 44/content.xml><?xml version="1.0" encoding="utf-8"?>
<math xmlns="http://www.w3.org/1998/Math/MathML">
  <semantics>
    <mrow>
      <mrow>
        <munder>
          <mi>lim</mi>
          <mrow>
            <mi>x</mi>
            <mo stretchy="false">→</mo>
            <mo stretchy="false">α</mo>
          </mrow>
        </munder>
        <mrow>
          <mi mathvariant="italic">k.f</mi>
          <mrow>
            <mo stretchy="false">(</mo>
            <mi>x</mi>
            <mo stretchy="false">)</mo>
          </mrow>
        </mrow>
      </mrow>
      <mi mathvariant="normal">=</mi>
      <mrow>
        <mi mathvariant="normal">±</mi>
        <mi mathvariant="normal">∞</mi>
      </mrow>
    </mrow>
    <annotation encoding="StarMath 5.0"> Lim from{ x rightarrow %alpha  } { k.f(x)} =+- infinity</annotation>
  </semantics>
</math>
</file>

<file path=Object 45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sqrt>
          <mi>x</mi>
        </msqrt>
      </mrow>
      <mrow>
        <mo stretchy="false">(</mo>
        <mrow>
          <mn>3</mn>
          <mi>–</mi>
          <mi>x</mi>
        </mrow>
        <mo stretchy="false">)</mo>
      </mrow>
    </mrow>
    <annotation encoding="StarMath 5.0">f(x)=sqrt{x}({3}–x)</annotation>
  </semantics>
</math>
</file>

<file path=Object 46/content.xml><?xml version="1.0" encoding="utf-8"?>
<math xmlns="http://www.w3.org/1998/Math/MathML">
  <semantics>
    <mrow>
      <mi mathvariant="normal">[</mi>
      <mn>0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[{0} nitalic; + infinity \[</annotation>
  </semantics>
</math>
</file>

<file path=Object 47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i mathvariant="normal">∞</mi>
              </mrow>
            </mrow>
          </munder>
          <mrow>
            <mo stretchy="false">(</mo>
            <mrow>
              <mn>3</mn>
              <mi>–</mi>
              <mi>x</mi>
            </mrow>
            <mo stretchy="false">)</mo>
          </mrow>
        </mrow>
        <mi mathvariant="normal">=</mi>
        <mi>–</mi>
      </mrow>
      <mi mathvariant="normal">∞</mi>
    </mrow>
    <annotation encoding="StarMath 5.0"> Lim from{ x rightarrow + infinity  } { ({3}–x)} =– infinity </annotation>
  </semantics>
</math>
</file>

<file path=Object 48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sqrt>
          <mi>x</mi>
        </msqrt>
      </mrow>
      <mi mathvariant="normal">=</mi>
      <mrow>
        <mo stretchy="false">+</mo>
        <mi mathvariant="normal">∞</mi>
      </mrow>
    </mrow>
    <annotation encoding="StarMath 5.0"> Lim from{ x rightarrow + infinity  } { sqrt{x}} =+ infinity </annotation>
  </semantics>
</math>
</file>

<file path=Object 49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i mathvariant="normal">∞</mi>
              </mrow>
            </mrow>
          </munder>
          <mrow>
            <msqrt>
              <mi>x</mi>
            </msqrt>
            <mrow>
              <mo stretchy="false">(</mo>
              <mrow>
                <mn>3</mn>
                <mi>–</mi>
                <mi>x</mi>
              </mrow>
              <mo stretchy="false">)</mo>
            </mrow>
          </mrow>
        </mrow>
        <mi mathvariant="normal">=</mi>
        <mi>–</mi>
      </mrow>
      <mi mathvariant="normal">∞</mi>
    </mrow>
    <annotation encoding="StarMath 5.0"> Lim from{ x rightarrow + infinity  } { sqrt{x}({3}–x)} =– infinity </annotation>
  </semantics>
</math>
</file>

<file path=Object 5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i mathvariant="normal">−</mi>
              <mi mathvariant="normal">∞</mi>
            </mrow>
          </mrow>
        </munder>
        <msup>
          <mi>x</mi>
          <mn>2</mn>
        </msup>
      </mrow>
      <mi mathvariant="normal">=</mi>
      <mrow>
        <mo stretchy="false">+</mo>
        <mi mathvariant="normal">∞</mi>
      </mrow>
    </mrow>
    <annotation encoding="StarMath 5.0"> Lim from{ x rightarrow - infinity  } { x^2} =+ infinity </annotation>
  </semantics>
</math>
</file>

<file path=Object 50/content.xml><?xml version="1.0" encoding="utf-8"?>
<math xmlns="http://www.w3.org/1998/Math/MathML">
  <semantics>
    <mrow>
      <mi>f</mi>
      <mrow>
        <mrow>
          <mo stretchy="false">(</mo>
          <mn>0</mn>
          <mo stretchy="false">)</mo>
        </mrow>
        <mi mathvariant="normal">=</mi>
        <msqrt>
          <mn>0</mn>
        </msqrt>
      </mrow>
      <mrow>
        <mrow>
          <mo stretchy="false">(</mo>
          <mrow>
            <mn>3</mn>
            <mi>–</mi>
            <mn>0</mn>
          </mrow>
          <mo stretchy="false">)</mo>
        </mrow>
        <mi mathvariant="normal">=</mi>
        <mn>0</mn>
      </mrow>
    </mrow>
    <annotation encoding="StarMath 5.0">f({0})=sqrt{0}({3}–{0})={0}</annotation>
  </semantics>
</math>
</file>

<file path=Object 51/content.xml><?xml version="1.0" encoding="utf-8"?>
<math xmlns="http://www.w3.org/1998/Math/MathML">
  <semantics>
    <mrow>
      <mrow>
        <munder>
          <mi>lim</mi>
          <mrow>
            <mi>x</mi>
            <mo stretchy="false">→</mo>
            <mo stretchy="false">α</mo>
          </mrow>
        </munder>
        <mrow>
          <mi>f</mi>
          <mrow>
            <mo stretchy="false">(</mo>
            <mi>x</mi>
            <mo stretchy="false">)</mo>
          </mrow>
        </mrow>
      </mrow>
      <mi mathvariant="normal">=</mi>
    </mrow>
    <annotation encoding="StarMath 5.0"> Lim from{ x rightarrow %alpha  } { f(x)} ={}</annotation>
  </semantics>
</math>
</file>

<file path=Object 52/content.xml><?xml version="1.0" encoding="utf-8"?>
<math xmlns="http://www.w3.org/1998/Math/MathML">
  <semantics>
    <mrow>
      <mrow>
        <munder>
          <mi>lim</mi>
          <mrow>
            <mi>x</mi>
            <mo stretchy="false">→</mo>
            <mo stretchy="false">α</mo>
          </mrow>
        </munder>
        <mrow>
          <mi>g</mi>
          <mrow>
            <mo stretchy="false">(</mo>
            <mi>x</mi>
            <mo stretchy="false">)</mo>
          </mrow>
        </mrow>
      </mrow>
      <mi mathvariant="normal">=</mi>
    </mrow>
    <annotation encoding="StarMath 5.0"> Lim from{ x rightarrow %alpha  } { g(x)} ={}</annotation>
  </semantics>
</math>
</file>

<file path=Object 53/content.xml><?xml version="1.0" encoding="utf-8"?>
<math xmlns="http://www.w3.org/1998/Math/MathML">
  <semantics>
    <mrow>
      <mrow>
        <munder>
          <mi>lim</mi>
          <mrow>
            <mi>x</mi>
            <mo stretchy="false">→</mo>
            <mo stretchy="false">α</mo>
          </mrow>
        </munder>
        <mfrac>
          <mrow>
            <mi>f</mi>
            <mrow>
              <mo stretchy="false">(</mo>
              <mi>x</mi>
              <mo stretchy="false">)</mo>
            </mrow>
          </mrow>
          <mrow>
            <mi>g</mi>
            <mrow>
              <mo stretchy="false">(</mo>
              <mi>x</mi>
              <mo stretchy="false">)</mo>
            </mrow>
          </mrow>
        </mfrac>
      </mrow>
      <mi mathvariant="normal">=</mi>
    </mrow>
    <annotation encoding="StarMath 5.0"> Lim from{ x rightarrow %alpha  } { {f(x)} over {g(x)}} ={}</annotation>
  </semantics>
</math>
</file>

<file path=Object 54/content.xml><?xml version="1.0" encoding="utf-8"?>
<math xmlns="http://www.w3.org/1998/Math/MathML">
  <semantics>
    <mrow>
      <mi>n</mi>
      <mo stretchy="false">≥</mo>
      <mn>1</mn>
    </mrow>
    <annotation encoding="StarMath 5.0">n geslant {1}</annotation>
  </semantics>
</math>
</file>

<file path=Object 55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sup>
          <mi>x</mi>
          <mi>n</mi>
        </msup>
      </mrow>
      <mi mathvariant="normal">=</mi>
      <mrow>
        <mo stretchy="false">+</mo>
        <mi mathvariant="normal">∞</mi>
      </mrow>
    </mrow>
    <annotation encoding="StarMath 5.0"> Lim from{ x rightarrow + infinity  } { x^n} =+ infinity </annotation>
  </semantics>
</math>
</file>

<file path=Object 56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o stretchy="false">(</mo>
          <msup>
            <mi mathvariant="italic">ax</mi>
            <mi>n</mi>
          </msup>
          <mo stretchy="false">)</mo>
        </mrow>
      </mrow>
      <mi mathvariant="normal">=</mi>
      <mrow>
        <mo stretchy="false">+</mo>
        <mi mathvariant="normal">∞</mi>
      </mrow>
    </mrow>
    <annotation encoding="StarMath 5.0"> Lim from{ x rightarrow + infinity  } { (ax^n)} =+ infinity </annotation>
  </semantics>
</math>
</file>

<file path=Object 57/content.xml><?xml version="1.0" encoding="utf-8"?>
<math xmlns="http://www.w3.org/1998/Math/MathML">
  <semantics>
    <mrow>
      <mi>a</mi>
      <mo stretchy="false">&gt;</mo>
      <mn>0</mn>
    </mrow>
    <annotation encoding="StarMath 5.0">a&gt;{0}</annotation>
  </semantics>
</math>
</file>

<file path=Object 58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o stretchy="false">(</mo>
          <msup>
            <mi mathvariant="italic">ax</mi>
            <mi>n</mi>
          </msup>
          <mo stretchy="false">)</mo>
        </mrow>
      </mrow>
      <mi mathvariant="normal">=</mi>
      <mrow>
        <mi mathvariant="normal">−</mi>
        <mi mathvariant="normal">∞</mi>
      </mrow>
    </mrow>
    <annotation encoding="StarMath 5.0"> Lim from{ x rightarrow + infinity  } { (ax^n)} =- infinity </annotation>
  </semantics>
</math>
</file>

<file path=Object 59/content.xml><?xml version="1.0" encoding="utf-8"?>
<math xmlns="http://www.w3.org/1998/Math/MathML">
  <semantics>
    <mrow>
      <mi>a</mi>
      <mo stretchy="false">&lt;</mo>
      <mn>0</mn>
    </mrow>
    <annotation encoding="StarMath 5.0">a&lt;{0}</annotation>
  </semantics>
</math>
</file>

<file path=Object 6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i mathvariant="normal">−</mi>
              <mi mathvariant="normal">∞</mi>
            </mrow>
          </mrow>
        </munder>
        <msup>
          <mi>x</mi>
          <mn>3</mn>
        </msup>
      </mrow>
      <mi mathvariant="normal">=</mi>
      <mrow>
        <mi mathvariant="normal">−</mi>
        <mi mathvariant="normal">∞</mi>
      </mrow>
    </mrow>
    <annotation encoding="StarMath 5.0"> Lim from{ x rightarrow - infinity  } { x^3} =- infinity </annotation>
  </semantics>
</math>
</file>

<file path=Object 60/content.xml><?xml version="1.0" encoding="utf-8"?>
<math xmlns="http://www.w3.org/1998/Math/MathML">
  <semantics>
    <mrow>
      <mfrac>
        <mi>L</mi>
        <mi>L</mi>
      </mfrac>
      <mi>'</mi>
    </mrow>
    <annotation encoding="StarMath 5.0">L over L'</annotation>
  </semantics>
</math>
</file>

<file path=Object 61/content.xml><?xml version="1.0" encoding="utf-8"?>
<math xmlns="http://www.w3.org/1998/Math/MathML">
  <semantics>
    <mrow>
      <mi mathvariant="normal">±</mi>
      <mi mathvariant="normal">∞</mi>
    </mrow>
    <annotation encoding="StarMath 5.0">+- infinity </annotation>
  </semantics>
</math>
</file>

<file path=Object 62/content.xml><?xml version="1.0" encoding="utf-8"?>
<math xmlns="http://www.w3.org/1998/Math/MathML">
  <semantics>
    <mrow>
      <mi mathvariant="normal">±</mi>
      <mi mathvariant="normal">∞</mi>
    </mrow>
    <annotation encoding="StarMath 5.0">+- infinity </annotation>
  </semantics>
</math>
</file>

<file path=Object 63/content.xml><?xml version="1.0" encoding="utf-8"?>
<math xmlns="http://www.w3.org/1998/Math/MathML">
  <semantics>
    <mrow>
      <mi mathvariant="normal">±</mi>
      <mi mathvariant="normal">∞</mi>
    </mrow>
    <annotation encoding="StarMath 5.0">+- infinity </annotation>
  </semantics>
</math>
</file>

<file path=Object 64/content.xml><?xml version="1.0" encoding="utf-8"?>
<math xmlns="http://www.w3.org/1998/Math/MathML">
  <semantics>
    <mrow>
      <mi mathvariant="normal">±</mi>
      <mi mathvariant="normal">∞</mi>
    </mrow>
    <annotation encoding="StarMath 5.0">+- infinity </annotation>
  </semantics>
</math>
</file>

<file path=Object 65/content.xml><?xml version="1.0" encoding="utf-8"?>
<math xmlns="http://www.w3.org/1998/Math/MathML">
  <semantics>
    <mrow>
      <mi mathvariant="normal">±</mi>
      <mi mathvariant="normal">∞</mi>
    </mrow>
    <annotation encoding="StarMath 5.0">+- infinity </annotation>
  </semantics>
</math>
</file>

<file path=Object 66/content.xml><?xml version="1.0" encoding="utf-8"?>
<math xmlns="http://www.w3.org/1998/Math/MathML">
  <semantics>
    <mrow>
      <mi mathvariant="normal">±</mi>
      <mi mathvariant="normal">∞</mi>
    </mrow>
    <annotation encoding="StarMath 5.0">+- infinity </annotation>
  </semantics>
</math>
</file>

<file path=Object 67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f</mi>
          <mrow>
            <mo stretchy="false">(</mo>
            <mi>x</mi>
            <mo stretchy="false">)</mo>
          </mrow>
        </mrow>
      </mrow>
      <mi mathvariant="normal">=</mi>
      <mrow>
        <mi mathvariant="normal">±</mi>
        <mi mathvariant="normal">∞</mi>
      </mrow>
    </mrow>
    <annotation encoding="StarMath 5.0"> Lim from{ x rightarrow + infinity  } { f(x)} =+-infinity</annotation>
  </semantics>
</math>
</file>

<file path=Object 68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frac>
          <mn>1</mn>
          <mrow>
            <mi>f</mi>
            <mrow>
              <mo stretchy="false">(</mo>
              <mi>x</mi>
              <mo stretchy="false">)</mo>
            </mrow>
          </mrow>
        </mfrac>
      </mrow>
      <mi mathvariant="normal">=</mi>
      <mn>0</mn>
    </mrow>
    <annotation encoding="StarMath 5.0"> Lim from{ x rightarrow + infinity  } { 1 over {f(x)}} =0</annotation>
  </semantics>
</math>
</file>

<file path=Object 69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i mathvariant="normal">−</mi>
              <mi mathvariant="normal">∞</mi>
            </mrow>
          </mrow>
        </munder>
        <mrow>
          <mi>f</mi>
          <mrow>
            <mo stretchy="false">(</mo>
            <mi>x</mi>
            <mo stretchy="false">)</mo>
          </mrow>
        </mrow>
      </mrow>
      <mi mathvariant="normal">=</mi>
      <mrow>
        <mi mathvariant="normal">±</mi>
        <mi mathvariant="normal">∞</mi>
      </mrow>
    </mrow>
    <annotation encoding="StarMath 5.0"> Lim from{ x rightarrow - infinity  } { f(x)} =+-infinity</annotation>
  </semantics>
</math>
</file>

<file path=Object 7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n>3</mn>
            </mrow>
          </munder>
          <mrow>
            <mi>–</mi>
            <msup>
              <mi>x</mi>
              <mn>2</mn>
            </msup>
          </mrow>
        </mrow>
        <mi mathvariant="normal">=</mi>
        <mi>–</mi>
      </mrow>
      <mrow>
        <msup>
          <mn>3</mn>
          <mn>2</mn>
        </msup>
        <mi mathvariant="normal">=</mi>
        <mi>–</mi>
      </mrow>
      <mn>9</mn>
    </mrow>
    <annotation encoding="StarMath 5.0"> Lim from{ x rightarrow {3} } { –x^2} =–{3}^2=–{9}</annotation>
  </semantics>
</math>
</file>

<file path=Object 70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i mathvariant="normal">−</mi>
              <mi mathvariant="normal">∞</mi>
            </mrow>
          </mrow>
        </munder>
        <mfrac>
          <mn>1</mn>
          <mrow>
            <mi>f</mi>
            <mrow>
              <mo stretchy="false">(</mo>
              <mi>x</mi>
              <mo stretchy="false">)</mo>
            </mrow>
          </mrow>
        </mfrac>
      </mrow>
      <mi mathvariant="normal">=</mi>
      <mn>0</mn>
    </mrow>
    <annotation encoding="StarMath 5.0"> Lim from{ x rightarrow - infinity  } { 1 over {f(x)}} =0</annotation>
  </semantics>
</math>
</file>

<file path=Object 71/content.xml><?xml version="1.0" encoding="utf-8"?>
<math xmlns="http://www.w3.org/1998/Math/MathML">
  <semantics>
    <mrow>
      <mi>f</mi>
      <mrow>
        <mrow>
          <mo stretchy="false">(</mo>
          <mi>a</mi>
          <mo stretchy="false">)</mo>
        </mrow>
        <mi mathvariant="normal">=</mi>
        <mn>0</mn>
      </mrow>
    </mrow>
    <annotation encoding="StarMath 5.0">f(a)={0}</annotation>
  </semantics>
</math>
</file>

<file path=Object 72/content.xml><?xml version="1.0" encoding="utf-8"?>
<math xmlns="http://www.w3.org/1998/Math/MathML">
  <semantics>
    <mrow>
      <mrow>
        <munder>
          <mi>lim</mi>
          <mrow>
            <mi>x</mi>
            <mo stretchy="false">→</mo>
            <mi>a</mi>
          </mrow>
        </munder>
        <mfrac>
          <mn>1</mn>
          <mrow>
            <mi>f</mi>
            <mrow>
              <mo stretchy="false">(</mo>
              <mi>x</mi>
              <mo stretchy="false">)</mo>
            </mrow>
          </mrow>
        </mfrac>
      </mrow>
      <mi mathvariant="normal">=</mi>
      <mrow>
        <mo stretchy="false">+</mo>
        <mi mathvariant="normal">∞</mi>
      </mrow>
    </mrow>
    <annotation encoding="StarMath 5.0"> Lim from{ x rightarrow a } { {1} over {f(x)}} =+infinity </annotation>
  </semantics>
</math>
</file>

<file path=Object 73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&gt;</mo>
        <mn>0</mn>
      </mrow>
    </mrow>
    <annotation encoding="StarMath 5.0">f(x)&gt;{0}</annotation>
  </semantics>
</math>
</file>

<file path=Object 74/content.xml><?xml version="1.0" encoding="utf-8"?>
<math xmlns="http://www.w3.org/1998/Math/MathML">
  <semantics>
    <mrow>
      <mi>x</mi>
      <mi mathvariant="normal">≠</mi>
      <mi>a</mi>
    </mrow>
    <annotation encoding="StarMath 5.0">x%notequal a</annotation>
  </semantics>
</math>
</file>

<file path=Object 75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&lt;</mo>
        <mn>0</mn>
      </mrow>
    </mrow>
    <annotation encoding="StarMath 5.0">f(x)&lt;{0}</annotation>
  </semantics>
</math>
</file>

<file path=Object 76/content.xml><?xml version="1.0" encoding="utf-8"?>
<math xmlns="http://www.w3.org/1998/Math/MathML">
  <semantics>
    <mrow>
      <mi>x</mi>
      <mi mathvariant="normal">≠</mi>
      <mi>a</mi>
    </mrow>
    <annotation encoding="StarMath 5.0">x%notequal a</annotation>
  </semantics>
</math>
</file>

<file path=Object 77/content.xml><?xml version="1.0" encoding="utf-8"?>
<math xmlns="http://www.w3.org/1998/Math/MathML">
  <semantics>
    <mrow>
      <mrow>
        <munder>
          <mi>lim</mi>
          <mrow>
            <mi>x</mi>
            <mo stretchy="false">→</mo>
            <mi>a</mi>
          </mrow>
        </munder>
        <mfrac>
          <mn>1</mn>
          <mrow>
            <mi>f</mi>
            <mrow>
              <mo stretchy="false">(</mo>
              <mi>x</mi>
              <mo stretchy="false">)</mo>
            </mrow>
          </mrow>
        </mfrac>
      </mrow>
      <mi mathvariant="normal">=</mi>
      <mrow>
        <mi mathvariant="normal">−</mi>
        <mi mathvariant="normal">∞</mi>
      </mrow>
    </mrow>
    <annotation encoding="StarMath 5.0"> Lim from{ x rightarrow a } { {1} over {f(x)}} =-infinity </annotation>
  </semantics>
</math>
</file>

<file path=Object 78/content.xml><?xml version="1.0" encoding="utf-8"?>
<math xmlns="http://www.w3.org/1998/Math/MathML">
  <semantics>
    <mrow>
      <mi>x</mi>
      <mi mathvariant="normal">=</mi>
      <mi>a</mi>
    </mrow>
    <annotation encoding="StarMath 5.0">x=a</annotation>
  </semantics>
</math>
</file>

<file path=Object 79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frac>
          <mi>k</mi>
          <msup>
            <mi>x</mi>
            <mi>n</mi>
          </msup>
        </mfrac>
      </mrow>
      <mi mathvariant="normal">=</mi>
      <mn>0</mn>
    </mrow>
    <annotation encoding="StarMath 5.0"> Lim from{ x rightarrow + infinity  } { k over {x^n}} =0</annotation>
  </semantics>
</math>
</file>

<file path=Object 8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sup>
          <mi>x</mi>
          <mn>2</mn>
        </msup>
      </mrow>
    </mrow>
    <annotation encoding="StarMath 5.0">f(x)=x^2</annotation>
  </semantics>
</math>
</file>

<file path=Object 80/content.xml><?xml version="1.0" encoding="utf-8"?>
<math xmlns="http://www.w3.org/1998/Math/MathML">
  <semantics>
    <mrow>
      <mi>n</mi>
      <mo stretchy="false">≥</mo>
      <mn>1</mn>
    </mrow>
    <annotation encoding="StarMath 5.0">n geslant {1}</annotation>
  </semantics>
</math>
</file>

<file path=Object 81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i mathvariant="normal">−</mi>
              <mi mathvariant="normal">∞</mi>
            </mrow>
          </mrow>
        </munder>
        <mfrac>
          <mi>k</mi>
          <msup>
            <mi>x</mi>
            <mi>n</mi>
          </msup>
        </mfrac>
      </mrow>
      <mi mathvariant="normal">=</mi>
      <mn>0</mn>
    </mrow>
    <annotation encoding="StarMath 5.0"> Lim from{ x rightarrow - infinity  } { k over {x^n}} =0</annotation>
  </semantics>
</math>
</file>

<file path=Object 82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frac>
          <mrow>
            <mi>–</mi>
            <mrow>
              <mrow>
                <msup>
                  <mi>x</mi>
                  <mn>2</mn>
                </msup>
                <mo stretchy="false">+</mo>
                <mi>x</mi>
              </mrow>
              <mo stretchy="false">+</mo>
              <mn>3</mn>
            </mrow>
          </mrow>
          <mrow>
            <mi>x</mi>
            <mo stretchy="false">+</mo>
            <mn>2</mn>
          </mrow>
        </mfrac>
      </mrow>
    </mrow>
    <annotation encoding="StarMath 5.0">f(x)={–x^2+x+{3}} over {x+{2}}</annotation>
  </semantics>
</math>
</file>

<file path=Object 83/content.xml><?xml version="1.0" encoding="utf-8"?>
<math xmlns="http://www.w3.org/1998/Math/MathML">
  <semantics>
    <mrow>
      <mi mathvariant="normal">]</mi>
      <mi>–</mi>
      <mn>2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]–{2} nitalic; + infinity \[</annotation>
  </semantics>
</math>
</file>

<file path=Object 84/content.xml><?xml version="1.0" encoding="utf-8"?>
<math xmlns="http://www.w3.org/1998/Math/MathML">
  <semantics>
    <mrow>
      <mrow>
        <mrow>
          <munder>
            <mi>lim</mi>
            <mtable>
              <mtr>
                <mtd>
                  <mrow>
                    <mi>x</mi>
                    <mo stretchy="false">→</mo>
                    <mrow>
                      <mi mathvariant="normal">−</mi>
                      <mn>2</mn>
                    </mrow>
                  </mrow>
                </mtd>
              </mtr>
              <mtr>
                <mtd>
                  <mrow>
                    <mi>x</mi>
                    <mo stretchy="false">&gt;</mo>
                    <mrow>
                      <mi mathvariant="normal">−</mi>
                      <mn>2</mn>
                    </mrow>
                  </mrow>
                </mtd>
              </mtr>
            </mtable>
          </munder>
          <mrow>
            <mo stretchy="false">(</mo>
            <mrow>
              <mrow>
                <mrow>
                  <mi mathvariant="normal">−</mi>
                  <msup>
                    <mi>x</mi>
                    <mn>2</mn>
                  </msup>
                </mrow>
                <mo stretchy="false">+</mo>
                <mi>x</mi>
              </mrow>
              <mo stretchy="false">+</mo>
              <mn>3</mn>
            </mrow>
            <mo stretchy="false">)</mo>
          </mrow>
        </mrow>
        <mi mathvariant="normal">=</mi>
        <mi>–</mi>
      </mrow>
      <msup>
        <mrow>
          <mo stretchy="false">(</mo>
          <mrow>
            <mi>–</mi>
            <mn>2</mn>
          </mrow>
          <mo stretchy="false">)</mo>
        </mrow>
        <mn>2</mn>
      </msup>
      <mi>–</mi>
      <mrow>
        <mrow>
          <mn>2</mn>
          <mo stretchy="false">+</mo>
          <mn>3</mn>
        </mrow>
        <mi mathvariant="normal">=</mi>
        <mi>–</mi>
      </mrow>
      <mn>3</mn>
    </mrow>
    <annotation encoding="StarMath 5.0"> Lim from{ binom {x rightarrow {-2}}{x&gt;{-2}} } {(-x^2+x+3)} 
  =–(–{2})^2–{2}+{3}=–{3}</annotation>
  </semantics>
</math>
</file>

<file path=Object 85/content.xml><?xml version="1.0" encoding="utf-8"?>
<math xmlns="http://www.w3.org/1998/Math/MathML">
  <semantics>
    <mrow>
      <mrow>
        <munder>
          <mi>lim</mi>
          <mtable>
            <mtr>
              <mtd>
                <mrow>
                  <mi>x</mi>
                  <mo stretchy="false">→</mo>
                  <mrow>
                    <mi mathvariant="normal">−</mi>
                    <mn>2</mn>
                  </mrow>
                </mrow>
              </mtd>
            </mtr>
            <mtr>
              <mtd>
                <mrow>
                  <mi>x</mi>
                  <mo stretchy="false">&gt;</mo>
                  <mrow>
                    <mi mathvariant="normal">−</mi>
                    <mn>2</mn>
                  </mrow>
                </mrow>
              </mtd>
            </mtr>
          </mtable>
        </munder>
        <mrow>
          <mo stretchy="false">(</mo>
          <mrow>
            <mi>x</mi>
            <mo stretchy="false">+</mo>
            <mn>2</mn>
          </mrow>
          <mo stretchy="false">)</mo>
        </mrow>
      </mrow>
      <mi mathvariant="normal">=</mi>
      <mn>0</mn>
    </mrow>
    <annotation encoding="StarMath 5.0"> Lim from{ binom {x rightarrow {-2}}{x&gt;{-2}} } {(x+2)}=0</annotation>
  </semantics>
</math>
</file>

<file path=Object 86/content.xml><?xml version="1.0" encoding="utf-8"?>
<math xmlns="http://www.w3.org/1998/Math/MathML">
  <semantics>
    <mrow>
      <mrow>
        <mi>x</mi>
        <mo stretchy="false">+</mo>
        <mn>2</mn>
      </mrow>
      <mo stretchy="false">&gt;</mo>
      <mn>0</mn>
    </mrow>
    <annotation encoding="StarMath 5.0">x+{2}&gt;{0}</annotation>
  </semantics>
</math>
</file>

<file path=Object 87/content.xml><?xml version="1.0" encoding="utf-8"?>
<math xmlns="http://www.w3.org/1998/Math/MathML">
  <semantics>
    <mrow>
      <mrow>
        <mrow>
          <munder>
            <mi>lim</mi>
            <mtable>
              <mtr>
                <mtd>
                  <mrow>
                    <mi>x</mi>
                    <mo stretchy="false">→</mo>
                    <mrow>
                      <mi mathvariant="normal">−</mi>
                      <mn>2</mn>
                    </mrow>
                  </mrow>
                </mtd>
              </mtr>
              <mtr>
                <mtd>
                  <mrow>
                    <mi>x</mi>
                    <mo stretchy="false">&gt;</mo>
                    <mrow>
                      <mi mathvariant="normal">−</mi>
                      <mn>2</mn>
                    </mrow>
                  </mrow>
                </mtd>
              </mtr>
            </mtable>
          </munder>
          <mfrac>
            <mrow>
              <mi>–</mi>
              <mrow>
                <mrow>
                  <msup>
                    <mi>x</mi>
                    <mn>2</mn>
                  </msup>
                  <mo stretchy="false">+</mo>
                  <mi>x</mi>
                </mrow>
                <mo stretchy="false">+</mo>
                <mn>3</mn>
              </mrow>
            </mrow>
            <mrow>
              <mi>x</mi>
              <mo stretchy="false">+</mo>
              <mn>2</mn>
            </mrow>
          </mfrac>
        </mrow>
        <mi mathvariant="normal">=</mi>
        <mi>–</mi>
      </mrow>
      <mi mathvariant="normal">∞</mi>
    </mrow>
    <annotation encoding="StarMath 5.0"> Lim from{ binom {x rightarrow {-2}}{x&gt;{-2}} } {{–x^2+x+{3}} over {x+{2}}} 
  =–infinity</annotation>
  </semantics>
</math>
</file>

<file path=Object 88/content.xml><?xml version="1.0" encoding="utf-8"?>
<math xmlns="http://www.w3.org/1998/Math/MathML">
  <semantics>
    <mrow>
      <mrow>
        <mrow>
          <mrow>
            <mrow>
              <munder>
                <mi>lim</mi>
                <mrow>
                  <mi>x</mi>
                  <mo stretchy="false">→</mo>
                  <mrow>
                    <mo stretchy="false">+</mo>
                    <mi mathvariant="normal">∞</mi>
                  </mrow>
                </mrow>
              </munder>
              <mfrac>
                <mrow>
                  <mi>–</mi>
                  <mrow>
                    <mrow>
                      <msup>
                        <mi>x</mi>
                        <mn>2</mn>
                      </msup>
                      <mo stretchy="false">+</mo>
                      <mi>x</mi>
                    </mrow>
                    <mo stretchy="false">+</mo>
                    <mn>3</mn>
                  </mrow>
                </mrow>
                <mrow>
                  <mi>x</mi>
                  <mo stretchy="false">+</mo>
                  <mn>2</mn>
                </mrow>
              </mfrac>
            </mrow>
            <mi mathvariant="normal">=</mi>
            <mrow>
              <munder>
                <mi>lim</mi>
                <mrow>
                  <mi>x</mi>
                  <mo stretchy="false">→</mo>
                  <mrow>
                    <mo stretchy="false">+</mo>
                    <mi mathvariant="normal">∞</mi>
                  </mrow>
                </mrow>
              </munder>
              <mfrac>
                <mrow>
                  <msup>
                    <mi>x</mi>
                    <mn>2</mn>
                  </msup>
                  <mrow>
                    <mo stretchy="false">(</mo>
                    <mrow>
                      <mrow>
                        <mrow>
                          <mi mathvariant="normal">−</mi>
                          <mn>1</mn>
                        </mrow>
                        <mo stretchy="false">+</mo>
                        <mfrac>
                          <mn>1</mn>
                          <mi>x</mi>
                        </mfrac>
                      </mrow>
                      <mo stretchy="false">+</mo>
                      <mfrac>
                        <mn>3</mn>
                        <msup>
                          <mi>x</mi>
                          <mn>2</mn>
                        </msup>
                      </mfrac>
                    </mrow>
                    <mo stretchy="false">)</mo>
                  </mrow>
                </mrow>
                <mrow>
                  <mi>x</mi>
                  <mrow>
                    <mo stretchy="false">(</mo>
                    <mrow>
                      <mn>1</mn>
                      <mo stretchy="false">+</mo>
                      <mfrac>
                        <mn>2</mn>
                        <mi>x</mi>
                      </mfrac>
                    </mrow>
                    <mo stretchy="false">)</mo>
                  </mrow>
                </mrow>
              </mfrac>
            </mrow>
          </mrow>
          <mi mathvariant="normal">=</mi>
          <mrow>
            <mrow>
              <munder>
                <mi>lim</mi>
                <mrow>
                  <mi>x</mi>
                  <mo stretchy="false">→</mo>
                  <mrow>
                    <mo stretchy="false">+</mo>
                    <mi mathvariant="normal">∞</mi>
                  </mrow>
                </mrow>
              </munder>
              <mfrac>
                <msup>
                  <mi>x</mi>
                  <mn>2</mn>
                </msup>
                <mi>x</mi>
              </mfrac>
            </mrow>
            <mi mathvariant="normal">×</mi>
            <mrow>
              <munder>
                <mi>lim</mi>
                <mrow>
                  <mi>x</mi>
                  <mo stretchy="false">→</mo>
                  <mrow>
                    <mo stretchy="false">+</mo>
                    <mi mathvariant="normal">∞</mi>
                  </mrow>
                </mrow>
              </munder>
              <mfrac>
                <mrow>
                  <mrow>
                    <mrow>
                      <mi mathvariant="normal">−</mi>
                      <mn>1</mn>
                    </mrow>
                    <mo stretchy="false">+</mo>
                    <mfrac>
                      <mn>1</mn>
                      <mi>x</mi>
                    </mfrac>
                  </mrow>
                  <mo stretchy="false">+</mo>
                  <mfrac>
                    <mn>3</mn>
                    <msup>
                      <mi>x</mi>
                      <mn>2</mn>
                    </msup>
                  </mfrac>
                </mrow>
                <mrow>
                  <mn>1</mn>
                  <mo stretchy="false">+</mo>
                  <mfrac>
                    <mn>2</mn>
                    <mi>x</mi>
                  </mfrac>
                </mrow>
              </mfrac>
            </mrow>
          </mrow>
        </mrow>
        <mi mathvariant="normal">=</mi>
        <mrow>
          <mrow>
            <munder>
              <mi>lim</mi>
              <mrow>
                <mi>x</mi>
                <mo stretchy="false">→</mo>
                <mrow>
                  <mo stretchy="false">+</mo>
                  <mi mathvariant="normal">∞</mi>
                </mrow>
              </mrow>
            </munder>
            <mi>x</mi>
          </mrow>
          <mi mathvariant="normal">×</mi>
          <mrow>
            <mi mathvariant="normal">−</mi>
            <mn>1</mn>
          </mrow>
        </mrow>
      </mrow>
      <mi mathvariant="normal">=</mi>
      <mrow>
        <mi mathvariant="normal">−</mi>
        <mi mathvariant="normal">∞</mi>
      </mrow>
    </mrow>
    <annotation encoding="StarMath 5.0"> Lim from{{x rightarrow {+infinity}} } {{–x^2+x+{3}} over {x+{2}}} = Lim from{{x rightarrow {+infinity}} } {{x^2(-1+1 over x+3 over x^2)} over {x(1+{2}over x)}} = Lim from{{x rightarrow {+infinity}} }{x^2 over x} times Lim from{{x rightarrow {+infinity}} } {{-1+1 over x+3 over x^2} over {1+{2}over x}}=Lim from{{x rightarrow {+infinity}} }{x}times -1=- infinity
</annotation>
  </semantics>
</math>
</file>

<file path=Object 89/content.xml><?xml version="1.0" encoding="utf-8"?>
<math xmlns="http://www.w3.org/1998/Math/MathML">
  <semantics>
    <mrow>
      <mi>x</mi>
      <mi mathvariant="normal">=</mi>
      <mi>c</mi>
    </mrow>
    <annotation encoding="StarMath 5.0">x=c</annotation>
  </semantics>
</math>
</file>

<file path=Object 9/content.xml><?xml version="1.0" encoding="utf-8"?>
<math xmlns="http://www.w3.org/1998/Math/MathML">
  <semantics>
    <mrow>
      <mrow>
        <mrow>
          <mrow>
            <munder>
              <mi>lim</mi>
              <mrow>
                <mi>x</mi>
                <mo stretchy="false">→</mo>
                <mn>8</mn>
              </mrow>
            </munder>
            <msqrt>
              <mi>x</mi>
            </msqrt>
          </mrow>
          <mi mathvariant="normal">=</mi>
          <msqrt>
            <mn>8</mn>
          </msqrt>
        </mrow>
        <mi mathvariant="normal">=</mi>
        <mn>2</mn>
      </mrow>
      <msqrt>
        <mn>2</mn>
      </msqrt>
    </mrow>
    <annotation encoding="StarMath 5.0"> Lim from{ x rightarrow {8} } { sqrt{x}} =sqrt{8}={2}sqrt{2}</annotation>
  </semantics>
</math>
</file>

<file path=Object 90/content.xml><?xml version="1.0" encoding="utf-8"?>
<math xmlns="http://www.w3.org/1998/Math/MathML">
  <semantics>
    <mrow>
      <mi>y</mi>
      <mi mathvariant="normal">=</mi>
      <mi>b</mi>
    </mrow>
    <annotation encoding="StarMath 5.0">y=b</annotation>
  </semantics>
</math>
</file>

<file path=Object 91/content.xml><?xml version="1.0" encoding="utf-8"?>
<math xmlns="http://www.w3.org/1998/Math/MathML">
  <semantics>
    <mrow>
      <mi>y</mi>
      <mi mathvariant="normal">=</mi>
      <mrow>
        <mi mathvariant="italic">ax</mi>
        <mo stretchy="false">+</mo>
        <mi>b</mi>
      </mrow>
    </mrow>
    <annotation encoding="StarMath 5.0">y=ax+b</annotation>
  </semantics>
</math>
</file>

<file path=Object 92/content.xml><?xml version="1.0" encoding="utf-8"?>
<math xmlns="http://www.w3.org/1998/Math/MathML">
  <semantics>
    <mrow>
      <mrow>
        <mi>I</mi>
        <mi mathvariant="normal">=</mi>
        <mi mathvariant="normal">]</mi>
      </mrow>
      <mi>c</mi>
      <mstyle mathvariant="normal">
        <mrow>
          <mi mathvariant="normal">;</mi>
        </mrow>
      </mstyle>
      <mo stretchy="false">…</mo>
    </mrow>
    <annotation encoding="StarMath 5.0">I=\]c nitalic; dotslow</annotation>
  </semantics>
</math>
</file>

<file path=Object 93/content.xml><?xml version="1.0" encoding="utf-8"?>
<math xmlns="http://www.w3.org/1998/Math/MathML">
  <semantics>
    <mrow>
      <mi>…</mi>
      <mstyle mathvariant="normal">
        <mrow>
          <mi mathvariant="normal">;</mi>
        </mrow>
      </mstyle>
      <mi>c</mi>
      <mi mathvariant="normal">[</mi>
    </mrow>
    <annotation encoding="StarMath 5.0">… nitalic; c\[</annotation>
  </semantics>
</math>
</file>

<file path=Object 94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c</mi>
            </mrow>
          </munder>
          <mrow>
            <mi>f</mi>
            <mrow>
              <mo stretchy="false">(</mo>
              <mi>x</mi>
              <mo stretchy="false">)</mo>
            </mrow>
          </mrow>
        </mrow>
        <mi mathvariant="normal">=</mi>
        <mrow>
          <mo stretchy="false">+</mo>
          <mi mathvariant="normal">∞</mi>
        </mrow>
      </mrow>
      <mi/>
      <mrow>
        <mo stretchy="false">(</mo>
        <mrow>
          <mi mathvariant="italic">ou</mi>
          <mi/>
          <mi>–</mi>
          <mi mathvariant="normal">∞</mi>
        </mrow>
        <mo stretchy="false">)</mo>
      </mrow>
    </mrow>
    <annotation encoding="StarMath 5.0"> Lim from{ x rightarrow c } { f(x)} =+infinity`(ou`– infinity )</annotation>
  </semantics>
</math>
</file>

<file path=Object 95/content.xml><?xml version="1.0" encoding="utf-8"?>
<math xmlns="http://www.w3.org/1998/Math/MathML">
  <semantics>
    <mrow>
      <mi>y</mi>
      <mo stretchy="false">=</mo>
      <mrow>
        <mrow>
          <mo stretchy="false">−</mo>
          <mi>x</mi>
        </mrow>
        <mo stretchy="false">+</mo>
        <mn>2</mn>
      </mrow>
    </mrow>
    <annotation encoding="StarMath 5.0">y=-x+{2}</annotation>
  </semantics>
</math>
</file>

<file path=Object 96/content.xml><?xml version="1.0" encoding="utf-8"?>
<math xmlns="http://www.w3.org/1998/Math/MathML">
  <semantics>
    <mrow>
      <mi mathvariant="normal">]</mi>
      <mi>–</mi>
      <mi mathvariant="normal">∞</mi>
      <mstyle mathvariant="normal">
        <mrow>
          <mi mathvariant="normal">;</mi>
        </mrow>
      </mstyle>
      <mo stretchy="false">…</mo>
    </mrow>
    <annotation encoding="StarMath 5.0">\]– infinity  nitalic; dotslow</annotation>
  </semantics>
</math>
</file>

<file path=Object 97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f</mi>
          <mrow>
            <mo stretchy="false">(</mo>
            <mi>x</mi>
            <mo stretchy="false">)</mo>
          </mrow>
        </mrow>
      </mrow>
      <mi mathvariant="normal">=</mi>
      <mi>b</mi>
    </mrow>
    <annotation encoding="StarMath 5.0"> Lim from{ x rightarrow +infinity } { f(x)} =b</annotation>
  </semantics>
</math>
</file>

<file path=Object 98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i mathvariant="normal">−</mi>
              <mi mathvariant="normal">∞</mi>
            </mrow>
          </mrow>
        </munder>
        <mrow>
          <mi>f</mi>
          <mrow>
            <mo stretchy="false">(</mo>
            <mi>x</mi>
            <mo stretchy="false">)</mo>
          </mrow>
        </mrow>
      </mrow>
      <mi mathvariant="normal">=</mi>
      <mi>b</mi>
    </mrow>
    <annotation encoding="StarMath 5.0"> Lim from{ x rightarrow -infinity } { f(x)} =b</annotation>
  </semantics>
</math>
</file>